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fo:color="#0000ff"/>
    </style:style>
    <style:style style:name="P6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66" style:family="paragraph" style:parent-style-name="Text_20_body">
      <style:paragraph-properties fo:margin-left="0cm" fo:margin-right="0cm" fo:text-align="end" style:justify-single-word="false" fo:text-indent="0.499cm" style:auto-text-indent="false"/>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text-align="justify" style:justify-single-word="false"/>
    </style:style>
    <style:style style:name="P10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text-properties fo:language="ru" fo:country="RU"/>
    </style:style>
    <style:style style:name="P102" style:family="paragraph" style:parent-style-name="Text_20_body">
      <style:text-properties fo:language="en" fo:country="US"/>
    </style:style>
    <style:style style:name="P103" style:family="paragraph" style:parent-style-name="Text_20_body">
      <style:paragraph-properties fo:background-color="#eeeeee">
        <style:background-image/>
      </style:paragraph-properties>
    </style:style>
    <style:style style:name="P104" style:family="paragraph" style:parent-style-name="Text_20_body">
      <style:paragraph-properties fo:background-color="#eeeeee">
        <style:background-image/>
      </style:paragraph-properties>
      <style:text-properties fo:language="ru" fo:country="RU"/>
    </style:style>
    <style:style style:name="P105" style:family="paragraph" style:parent-style-name="Text_20_body">
      <style:paragraph-properties fo:text-align="justify" style:justify-single-word="false" fo:background-color="#eeeeee">
        <style:background-image/>
      </style:paragraph-properties>
      <style:text-properties fo:language="ru" fo:country="RU"/>
    </style:style>
    <style:style style:name="P106" style:family="paragraph" style:parent-style-name="First_20_line_20_indent">
      <style:paragraph-properties fo:background-color="#eeeeee">
        <style:background-image/>
      </style:paragraph-properties>
      <style:text-properties fo:language="ru" fo:country="RU"/>
    </style:style>
    <style:style style:name="P10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8" style:family="paragraph" style:parent-style-name="Text_20_body">
      <style:paragraph-properties fo:margin-left="0cm" fo:margin-right="0cm" fo:text-align="justify" style:justify-single-word="false" fo:text-indent="0cm" style:auto-text-indent="false"/>
    </style:style>
    <style:style style:name="P109" style:family="paragraph" style:parent-style-name="Text_20_body">
      <style:paragraph-properties fo:margin-left="0cm" fo:margin-right="0cm" fo:text-align="justify" style:justify-single-word="false" fo:text-indent="0cm" style:auto-text-indent="false"/>
      <style:text-properties fo:color="#800000"/>
    </style:style>
    <style:style style:name="P11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1" style:family="paragraph" style:parent-style-name="Text_20_body">
      <style:paragraph-properties fo:margin-left="0cm" fo:margin-right="0cm" fo:text-align="center" style:justify-single-word="false" fo:text-indent="0cm" style:auto-text-indent="false"/>
    </style:style>
    <style:style style:name="P11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2" style:family="paragraph" style:parent-style-name="Footnote">
      <style:paragraph-properties fo:margin-left="0cm" fo:margin-right="0cm" fo:text-indent="0cm" style:auto-text-indent="false"/>
      <style:text-properties fo:language="en" fo:country="US"/>
    </style:style>
    <style:style style:name="P123" style:family="paragraph" style:parent-style-name="Footnote">
      <style:text-properties fo:language="en" fo:country="US"/>
    </style:style>
    <style:style style:name="P124" style:family="paragraph" style:parent-style-name="Footnote">
      <style:text-properties fo:language="ru" fo:country="RU"/>
    </style:style>
    <style:style style:name="P125" style:family="paragraph" style:parent-style-name="Footnote">
      <style:text-properties style:use-window-font-color="true" fo:language="ru" fo:country="RU"/>
    </style:style>
    <style:style style:name="P12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4" style:family="paragraph" style:parent-style-name="Standard">
      <style:text-properties fo:font-style="italic" style:font-style-asian="italic" style:font-style-complex="italic"/>
    </style:style>
    <style:style style:name="P135" style:family="paragraph" style:parent-style-name="Heading_20_1">
      <style:paragraph-properties fo:margin-left="0cm" fo:margin-right="0cm" fo:text-align="center" style:justify-single-word="false" fo:text-indent="0.499cm" style:auto-text-indent="false"/>
    </style:style>
    <style:style style:name="P136" style:family="paragraph" style:parent-style-name="Heading_20_1">
      <style:paragraph-properties fo:background-color="#eeeeee">
        <style:background-image/>
      </style:paragraph-properties>
    </style:style>
    <style:style style:name="P137" style:family="paragraph" style:parent-style-name="Heading_20_2">
      <style:text-properties fo:language="en" fo:country="US"/>
    </style:style>
    <style:style style:name="P138" style:family="paragraph" style:parent-style-name="Heading_20_2">
      <style:text-properties fo:language="ru" fo:country="RU"/>
    </style:style>
    <style:style style:name="P139" style:family="paragraph" style:parent-style-name="Heading_20_2">
      <style:paragraph-properties fo:background-color="#eeeeee">
        <style:background-image/>
      </style:paragraph-properties>
    </style:style>
    <style:style style:name="P140" style:family="paragraph" style:parent-style-name="Heading_20_2">
      <style:paragraph-properties fo:background-color="#eeeeee">
        <style:background-image/>
      </style:paragraph-properties>
      <style:text-properties fo:language="ru" fo:country="RU"/>
    </style:style>
    <style:style style:name="P14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2" style:family="paragraph" style:parent-style-name="Text_20_body" style:list-style-name="L1">
      <style:paragraph-properties fo:text-align="justify" style:justify-single-word="false"/>
    </style:style>
    <style:style style:name="P143" style:family="paragraph" style:parent-style-name="Text_20_body" style:list-style-name="L1">
      <style:paragraph-properties fo:text-align="justify" style:justify-single-word="false"/>
      <style:text-properties fo:language="ru" fo:country="RU"/>
    </style:style>
    <style:style style:name="P144" style:family="paragraph" style:parent-style-name="Text_20_body" style:list-style-name="L2">
      <style:paragraph-properties fo:text-align="justify" style:justify-single-word="false"/>
      <style:text-properties fo:language="ru" fo:country="RU"/>
    </style:style>
    <style:style style:name="P145" style:family="paragraph" style:parent-style-name="Text_20_body" style:list-style-name="L3">
      <style:text-properties fo:language="ru" fo:country="RU"/>
    </style:style>
    <style:style style:name="P146" style:family="paragraph" style:parent-style-name="Text_20_body" style:list-style-name="L3">
      <style:text-properties fo:language="ru" fo:country="RU" fo:background-color="#ffff00"/>
    </style:style>
    <style:style style:name="P14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5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5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6" style:family="paragraph" style:parent-style-name="Text_20_body">
      <style:paragraph-properties fo:margin-left="0cm" fo:margin-right="0cm" fo:text-align="justify" style:justify-single-word="false" fo:text-indent="0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style:font-style-asian="italic" style:font-style-complex="italic" loext:char-shading-value="0"/>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background-color="transparent" style:font-style-asian="normal" style:font-style-complex="normal" loext:char-shading-value="0"/>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color="#c5000b"/>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color="#0066ff"/>
    </style:style>
    <style:style style:name="T59" style:family="text">
      <style:text-properties fo:color="#0066ff" fo:language="en" fo:country="US" fo:font-style="normal" fo:background-color="transparent" style:font-style-asian="normal" style:font-style-complex="normal" loext:char-shading-value="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color="#0066cc"/>
    </style:style>
    <style:style style:name="T64" style:family="text">
      <style:text-properties fo:color="#0000cc"/>
    </style:style>
    <style:style style:name="T65" style:family="text">
      <style:text-properties style:text-line-through-style="solid" fo:font-weight="bold" style:font-weight-asian="bold" style:font-weight-complex="bold"/>
    </style:style>
    <style:style style:name="T66" style:family="text">
      <style:text-properties fo:language="uk" fo:country="UA"/>
    </style:style>
    <style:style style:name="T67" style:family="text">
      <style:text-properties fo:language="uk" fo:country="UA" fo:font-style="italic" style:font-style-asian="italic" style:font-style-complex="italic"/>
    </style:style>
    <style:style style:name="T68"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1">Обмен ( <text:a xlink:type="simple" xlink:href="https://darkpony.ru/obmen/" text:style-name="Internet_20_link" text:visited-style-name="Visited_20_Internet_20_Link">https://darkpony.ru/obmen/</text:a> )</text:p>
      <text:p text:style-name="P102">Fallout Equestria</text:p>
      <text:p text:style-name="P101">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210123167609055235" text:style-name="L1">
        <text:list-item>
          <text:p text:style-name="P142">добавить детектив <text:span text:style-name="T1">(реализовано)</text:span>+ магические уроки/трактаты Старсвирла (реализовано)</text:p>
        </text:list-item>
        <text:list-item>
          <text:p text:style-name="P143">Терра несколько раз пытается убить Макса (один раз — в аквапарке). Несколько раз Макса спасает Селестия (даёт приказы Нексусу)</text:p>
        </text:list-item>
        <text:list-item>
          <text:p text:style-name="P143">Книги:</text:p>
        </text:list-item>
      </text:list>
      <text:list xml:id="list716991439575566254" text:style-name="L2">
        <text:list-item>
          <text:p text:style-name="P144">«Великие грифоны прошлого» - из канона (5<text:span text:style-name="T9">s8e)</text:span></text:p>
        </text:list-item>
        <text:list-item>
          <text:p text:style-name="P144">«Высшие заклинания в повседневном использовании: от песчинки до дворца»</text:p>
        </text:list-item>
        <text:list-item>
          <text:p text:style-name="P147">«Малоизвестные аспекты магии трансформаций»</text:p>
        </text:list-item>
        <text:list-item>
          <text:p text:style-name="P14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4">Дасти Вейфарер «Зебрианская культура, быт и фольклор»</text:p>
        </text:list-item>
        <text:list-item>
          <text:p text:style-name="P144">«Краткая история Эквестрии»</text:p>
        </text:list-item>
        <text:list-item>
          <text:p text:style-name="P144">«Шедевры архитектуры Эквестрии» с разделом о Кантерлотском Королевском Дворце</text:p>
        </text:list-item>
        <text:list-item>
          <text:p text:style-name="P144">«Великие дела и великие чары». Страница 893: …</text:p>
        </text:list-item>
        <text:list-item>
          <text:p text:style-name="P144">«Природа Проклятий» - обмен</text:p>
        </text:list-item>
        <text:list-item>
          <text:p text:style-name="P144">«<text:span text:style-name="T50">Магия для Чайников</text:span>» - обмен</text:p>
        </text:list-item>
        <text:list-item>
          <text:p text:style-name="P144">«Энциклопедия Арканум» - обмен</text:p>
        </text:list-item>
        <text:list-item>
          <text:p text:style-name="P144">«О Гейсах» - обмен</text:p>
        </text:list-item>
        <text:list-item>
          <text:p text:style-name="P144"><text:soft-page-break/>«<text:span text:style-name="T60">Тайны Тайных Наук</text:span>» - обмен</text:p>
        </text:list-item>
        <text:list-item>
          <text:p text:style-name="P147">«Основы Заклятий» - обмен</text:p>
        </text:list-item>
        <text:list-item>
          <text:p text:style-name="P144">«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789633965460689374" text:style-name="L3">
        <text:list-item>
          <text:p text:style-name="P14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6">Селестия — переменчивая пони. В одно время не строгая, а в другое может быть такой, что страшно становится</text:p>
        </text:list-item>
        <text:list-item>
          <text:p text:style-name="P145">У Селестии были такие элементы гармонии: Магия, Доброта, Смех. У Луны — Верность, Честность, Щедрость. (ксенофазия)</text:p>
        </text:list-item>
        <text:list-item>
          <text:p text:style-name="P14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5">Около 820-ти лет назад будущий маг Лайтнинг Стар поступил на обучение к наставнику Тииспоту</text:p>
        </text:list-item>
        <text:list-item>
          <text:p text:style-name="P14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5">У Селестии грива и хвост развеваются и переливаются от магического шампуня</text:p>
        </text:list-item>
        <text:list-item>
          <text:p text:style-name="P145">Тело Селестии очень крепкое — может выдержать несколько тонн земли</text:p>
        </text:list-item>
        <text:list-item>
          <text:p text:style-name="P145">Дискорд намного старше принцесс, его магия сильнее ихней на голову</text:p>
        </text:list-item>
        <text:list-item>
          <text:p text:style-name="P145">Луна младше Селестии на 3 года. Сёстрам около 5000 лет. По другим данным, Селестии около 2500 лет (Обмен).</text:p>
        </text:list-item>
        <text:list-item>
          <text:p text:style-name="P145">Принцессы начали войну с Дискордом в возрасте, когда им было около 700 лет — и продолжалась война почти сто лет</text:p>
        </text:list-item>
        <text:list-item>
          <text:p text:style-name="P145">Самый главный враг сестёр и Дискорда — скука</text:p>
        </text:list-item>
        <text:list-item>
          <text:p text:style-name="P145">В Эквестрии на одного жеребца приходится четыре - пять кобыл</text:p>
        </text:list-item>
        <text:list-item>
          <text:p text:style-name="P14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5">Селестия в первые полторы тысячи лет путешествовала — и заварила несколько войн (две — с Эквестрией, в одной была против Луны)</text:p>
        </text:list-item>
        <text:list-item>
          <text:p text:style-name="P145">Настоящий цвет гривы Селестии — клубнично-розовая. Радужный цвет гривы и хвоста поддерживается магией</text:p>
        </text:list-item>
        <text:list-item>
          <text:p text:style-name="P145"><text:soft-page-break/>Кроме Дискорда, старше сестёр ещё старейшина драконов</text:p>
        </text:list-item>
        <text:list-item>
          <text:p text:style-name="P145">Кэйденс не прожила и 60-ти лет и является низкорожденной</text:p>
        </text:list-item>
        <text:list-item>
          <text:p text:style-name="P14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5">Народ тихо фигел от нововведений и с ещё большим ожесточением продолжал делать по-своему</text:p>
        </text:list-item>
        <text:list-item>
          <text:p text:style-name="P14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5">Когда пони женятся, они обмениваются ножными браслетами</text:p>
        </text:list-item>
        <text:list-item>
          <text:p text:style-name="P145">Светилами, кроме сестёр, могут управлять единороги (группы), Дискорд, Твайлайт и Старсвирл</text:p>
        </text:list-item>
        <text:list-item>
          <text:p text:style-name="P145">Королева Кризалис — правительница Зелёной Долины</text:p>
        </text:list-item>
        <text:list-item>
          <text:p text:style-name="P145">Мать Луны и Селестии — аликорн Лорен. Мать Дискорда — Алиса (пони-человек)</text:p>
        </text:list-item>
        <text:list-item>
          <text:p text:style-name="P14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9">Искусственный интеллект. Создан Владом и Максом. Разработан для управления корпорациями.</text:p>
      <text:h text:style-name="Heading_20_3" text:outline-level="3">Норф</text:h>
      <text:p text:style-name="P9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9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8">Единорог. Холост, молод, мечтателен. Живёт в Кантерлоте. В свободное время рисует облака.</text:p>
      <text:h text:style-name="Heading_20_3" text:outline-level="3">Алекс</text:h>
      <text:p text:style-name="P108">Менеджер проектов, над одним из которых (Нексус) работает Макс.</text:p>
      <text:h text:style-name="Heading_20_3" text:outline-level="3"><text:soft-page-break/>Ростик</text:h>
      <text:p text:style-name="P108">Лидер команды тестировщиков</text:p>
      <text:h text:style-name="Heading_20_3" text:outline-level="3">Стас</text:h>
      <text:p text:style-name="P108">Программист-новичок в команде Макса.</text:p>
      <text:h text:style-name="Heading_20_3" text:outline-level="3">Рома</text:h>
      <text:p text:style-name="P108">Программист в команде UI-программистов</text:p>
      <text:h text:style-name="Heading_20_3" text:outline-level="3">Анджела</text:h>
      <text:p text:style-name="P108">Сисадмин. Флиртует с Максом.</text:p>
      <text:p text:style-name="P108"/>
      <text:h text:style-name="Heading_20_2" text:outline-level="2">Положения</text:h>
      <text:p text:style-name="P10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7" text:outline-level="2">1. Терра</text:h>
      <text:p text:style-name="P21">музыка - кондовая электронная, холодная и отчаянная (Electronics “Disappointed”)</text:p>
      <text:p text:style-name="P11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2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2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5">&lt;<text:span text:style-name="T21">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9"><text:span text:style-name="T9">&gt;\</text:span>Привет, Н<text:span text:style-name="T1">эш.</text:span> Это Макс.</text:p>
      <text:p text:style-name="P59"><text:span text:style-name="T9">&lt;\</text:span>Привет Макс. <text:span text:style-name="T1">Рад тебя видеть. Где ты отсутствовал три дня?</text:span></text:p>
      <text:p text:style-name="P59"><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19"/>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text:soft-page-break/>Введём-ка парочку <text:span text:style-name="T1">простейших</text:span> вопросов <text:span text:style-name="T1">для разминки</text:span>.</text:p>
      <text:p text:style-name="P34"/>
      <text:p text:style-name="P59"><text:span text:style-name="T9">&gt;\</text:span>Как называется наш проект?</text:p>
      <text:p text:style-name="P59"><text:span text:style-name="T9">&lt;\</text:span>Дайсон.</text:p>
      <text:p text:style-name="P59"><text:span text:style-name="T9">&gt;\</text:span>Сколько тебе лет?</text:p>
      <text:p text:style-name="P59"><text:span text:style-name="T9">&lt;\</text:span>Два года с начала запуска кластера.</text:p>
      <text:p text:style-name="P59"><text:span text:style-name="T9">&gt;\</text:span>Какой сейчас год?</text:p>
      <text:p text:style-name="P59"><text:span text:style-name="T9">&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9"><text:span text:style-name="T9">&gt;\</text:span>Н<text:span text:style-name="T1">эш</text:span>, отключи память <text:span text:style-name="T1">заданий</text:span> за последнюю неделю.</text:p>
      <text:p text:style-name="P59"><text:span text:style-name="T9">&lt;\</text:span>Выполнено.</text:p>
      <text:p text:style-name="P59"><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9"><text:span text:style-name="T9">&lt;\</text:span><text:span text:style-name="T1">Тебя понял. Читаю задачу...</text:span></text:p>
      <text:p text:style-name="P7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9">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79">Ограничени<text:span text:style-name="T1">е 2: решение должно находиться в правовых рамках уголовного и административного кодекса.</text:span></text:p>
      <text:p text:style-name="P79">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9"><text:span text:style-name="T9">&lt;\</text:span><text:span text:style-name="T1">Выполняю задачу</text:span>...</text:p>
      <text:p text:style-name="P79"><text:span text:style-name="T9">&lt;\</text:span>...</text:p>
      <text:p text:style-name="P79"><text:span text:style-name="T9">&lt;\</text:span>Решение:</text:p>
      <text:p text:style-name="P79"><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9"><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0">Подробный план действий по дням приведен в файле «Война корпораций_A_06.09.2026_23<text:span text:style-name="T9">: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9"><text:span text:style-name="T9">&gt;</text:span>\<text:span text:style-name="T1">Нэш</text:span>, почему ты используешь жёсткие настройки <text:span text:style-name="T1">для решения задачи</text:span>?</text:p>
      <text:p text:style-name="P59"><text:span text:style-name="T9">&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9"><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59"><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1">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1">***</text:p>
      <text:p text:style-name="P111"/>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3">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9">&lt;</text:span><text:span text:style-name="T63">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9">&lt;</text:span><text:span text:style-name="T21">месяц</text:span><text:span text:style-name="T9">&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3">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1">Музыка быстрая, тревожная, надорваная и печальная (Pet Shop Boys “So Hard” ?)</text:p>
      <text:p text:style-name="P23"/>
      <text:p text:style-name="P109"><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4">Спи, сестра моя родная,<text:line-break/>Спи. Усни.<text:line-break/>Крыльями тебя укрою,<text:line-break/>Спи. Усни.</text:p><text:p text:style-name="P124"><text:tab/>В чаще тёмной волки воют,<text:line-break/>Спи. Усни.</text:p><text:p text:style-name="P124"><text:tab/>В мрачном замке духи ноют,<text:line-break/>Спи. Усни.</text:p><text:p text:style-name="P124"><text:tab/>Сказки вечность нам читает,<text:line-break/>Спи. Усни.<text:line-break/>День осенний угасает,<text:line-break/>Спи. Усни.<text:line-break/>Помни только в сне глубоком,</text:p><text:p text:style-name="P12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9">3. </text:span>Кантерлот</text:h>
      <text:p text:style-name="P62">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2559249525162253026" text:style-name="L4">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2"><text:s/>Сколько страниц сегодня нахреначили?</text:p><text:p text:style-name="P123">– <text:span text:style-name="T1">Восемь, учитель!</text:span></text:p><text:p text:style-name="P123">– Отлично. Надиктую ещё две и сбегаешь за кофе.</text:p></text:note-body></text:note></text:span></text:p>
        </text:list-item>
      </text:list>
      <text:p text:style-name="P4"/>
      <text:p text:style-name="P8">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0"><text:soft-page-break/>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6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0">Я потянулся. Хватит на сегодня чтения. Настало время ежедневной прогулки по городу. Тем более, что у меня есть деньги.</text:p>
      <text:p text:style-name="P6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0">Так что даже на ремонт одежды и покупку необходимых в повседневной жизни мелочей у меня финансов не было. До недавнего времени. </text:p>
      <text:p text:style-name="P6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0"><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0"><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8">935 – 992 A.C.</text:span>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9">4. </text:span>Библиотека</text:h>
      <text:p text:style-name="P13">&lt;<text:span text:style-name="T54">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2"/>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4">Селестия нахмурилась и угрожающе подняла крылья.</text:p>
      <text:p text:style-name="P44"><text:span text:style-name="T9">– </text:span>Не забывай, человек, я — могущественный маг и правитель Эквестрии. Ко мне нужно относиться с должным уважением!</text:p>
      <text:p text:style-name="P44"><text:span text:style-name="T9">– </text:span>А то что? Превратишь в жабу? Сошлёшь на Луну? Убьёшь нахер?</text:p>
      <text:p text:style-name="P44">Аликорница сникла. Уши её опустились.</text:p>
      <text:p text:style-name="P44"><text:span text:style-name="T9">– </text:span>Макс, не надо... Ты же знаешь, я этого не сделаю.</text:p>
      <text:p text:style-name="P44"><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4">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4"><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4"><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4">Закончив фразу, аликорница вскинула копыто вперёд и вверх. Я чуть не подавился нервным смешком, настолько это напоминало зигу<text:tab/>.</text:p>
      <text:p text:style-name="P44"><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4"><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4"><text:span text:style-name="T9">– </text:span>Вот, читай отсюда. <text:span text:style-name="T9">– а</text:span>ликорница подчеркнула абзац копытом.</text:p>
      <text:p text:style-name="P44"/>
      <text:p text:style-name="P45">***</text:p>
      <text:p text:style-name="P45"/>
      <text:p text:style-name="P5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1">Но величайшая справедливость юниверсума заключается в том, что не существует безвыходных положений. Всегда есть надежда.</text:p>
      <text:p text:style-name="P5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4"/>
      <text:p text:style-name="P44"><text:soft-page-break/>&lt;<text:span text:style-name="T20">Селестии не удастся привлечь Макса на сторону Эквестри даже с помощью 34 — это удастся Дэш</text:span>&gt;</text:p>
      <text:p text:style-name="P44">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4"><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4">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4">Я протянул руку, вытер ей слёзы и погладил по шее.</text:p>
      <text:p text:style-name="P44">– Не плачь. Я не отказываюсь. Хотя, скорее всего, Стар Свирл что-то напутал в заклинании, потому что я человек, а не сверхаликорн.</text:p>
      <text:p text:style-name="P4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4">Селестия успокоилась и смущённо потёрлась носом мне о плечо.</text:p>
      <text:p text:style-name="P44">– <text:s/>И я не читала твои мысли. У тебя на лице и так всё написано — ты не умеешь скрывать эмоции.</text:p>
      <text:p text:style-name="P44">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4">Увидев Селестию, толпа замерла. Та в попытке спрятать меня, раскрыла крылья.</text:p>
      <text:p text:style-name="P44">В наступившей тишине аликорница прошептала мне убито:</text:p>
      <text:p text:style-name="P38">– <text:s/><text:span text:style-name="T1">Что-то мне не хочется оборачиваться.</text:span></text:p>
      <text:p text:style-name="P44">– <text:s/>А придётся. Кстати, крылья можешь опустить. Всё равно видна табуретка и мои ноги.</text:p>
      <text:p text:style-name="P44">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38" text:outline-level="2"><text:span text:style-name="T9">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4"><text:span text:style-name="T1">– </text:span>А-а-апчхииии! – раздалось прямо у меня под ногами.</text:p>
      <text:p text:style-name="P4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4">– Ты кто? – машинально спросил я.</text:p>
      <text:p text:style-name="P44"><text:soft-page-break/>– Индиго. – ответили глаза.</text:p>
      <text:p text:style-name="P44">Ответ не прояснил ситуацию ни на йоту, так что я продолжил.</text:p>
      <text:p text:style-name="P44">– А чего ты под лавкой делаешь?</text:p>
      <text:p text:style-name="P44">– Прячусь.</text:p>
      <text:p text:style-name="P44">Поняв, что расспросами ничего не добьёшься, я предложил прямо:</text:p>
      <text:p text:style-name="P44">– Может, ты вылезешь? Меня можно не бояться. Я не страшный.</text:p>
      <text:p text:style-name="P44">Под лавкой началась <text:s/>возня и сопение, потом наружу вылез жеребёнок-единорог насыщенного фиолетового цвета.</text:p>
      <text:p text:style-name="P44">– А я тебя вовсе и не боюсь. Вот ещё! Я в прятки играла.</text:p>
      <text:p text:style-name="P4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4">– Ничо страшного! – малютка вытерла нос. – Меня всё равно искать некому.</text:p>
      <text:p text:style-name="P44">– Это как? Ты же с кем-то в прятки играешь? – продолжал допытываться я.</text:p>
      <text:p text:style-name="P44">– Сама с собой и играю. – хмуро ответила кобылка. – А тебе чего, дяденька?</text:p>
      <text:p text:style-name="P44">Я понял, что жеребёнок не настроен на беседу. Пожал плечами <text:s/>и повернулся было уходить.</text:p>
      <text:p text:style-name="P44">– Эээ, гм…</text:p>
      <text:p text:style-name="P44">Я повернулся обратно.</text:p>
      <text:p text:style-name="P44">– Что?</text:p>
      <text:p text:style-name="P44">Единорожка ковыряла копытом землю и шмыгала носом, не смотря на меня. Я терпеливо ждал.</text:p>
      <text:p text:style-name="P44">– Дяденька, а ты не мог бы спросить принцессу Селестию, куда девалась Шейла Блюскай? А то мне играть не с кем.</text:p>
      <text:p text:style-name="P44">– При случае спрошу. Если встречу.</text:p>
      <text:p text:style-name="P44">– Встретишь, конечно! Скажи ей, что у меня сегодня день рождения, и я очень сильно огорчилась, когда она на него не пришла!</text:p>
      <text:p text:style-name="P44"><text:s/>Такая уверенность кобылки меня заинтриговала. Я пригляделся к жеребёнку повнимательнее. Да нет, вроде, раньше её не встречал.</text:p>
      <text:p text:style-name="P44">– Позволь поинтересоваться, откуда у тебя такая уверенность, что я встречусь с Селестией? Я ей, знаешь ли, свиданий не назначаю.</text:p>
      <text:p text:style-name="P44">– Да ладно-о-о, брось заливать-то! – скептически протянуло юное создание. – Все знают, что вы встречаетесь. Вот и спроси её, пажалста, когда увидишь.</text:p>
      <text:p text:style-name="P44">– Кто это «все»?</text:p>
      <text:p text:style-name="P44">– Ну, прислуга, стража, мой па…</text:p>
      <text:p text:style-name="P44">Ох! Во что же это такое я вляпался, а? За кого они меня, чёрт побери, принимают?</text:p>
      <text:p text:style-name="P44">Я присел на лавочку и наклонился пониже, чтобы наши головы были на одном уровне.</text:p>
      <text:p text:style-name="P44">– А твоего «па» не смущает, что я и Селестия м-м-м… немного разных видов? Точнее, совсем разных?</text:p>
      <text:p text:style-name="P44">– И чо? – без малейшего замешательства спросила кроха.</text:p>
      <text:p text:style-name="P4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4"><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4">– <text:s/>Кха-кхе-гррхмм... Э-э-э... м-м-м... ну-у-у...</text:p>
      <text:p text:style-name="P44">У меня в голове произошло короткое замыкание. Слова пропали. Уши начали гореть.</text:p>
      <text:p text:style-name="P44">– <text:s/>Как, ты говоришь, тебя зовут? – в конце-концов выдавил осипшим голосом я, стараясь перевести тему. – Про чей день рождения я должен рассказать?</text:p>
      <text:p text:style-name="P4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4">У меня в памяти зажглась лампочка.</text:p>
      <text:p text:style-name="P44">– Постой-постой, не части. Твой отец, случайно, не Хорст Мэдтроттер?</text:p>
      <text:p text:style-name="P44">– Агась. А ты откуда знаешь?</text:p>
      <text:p text:style-name="P44">– Да так, один пони сказал. – я полез за пазуху и достал красную коробочку. – Вот тебе подарок.</text:p>
      <text:p text:style-name="P4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4">– Вообще-то, это не мой подарок. Его просил передать один старик, Норф Каррус из каретной мастерской.</text:p>
      <text:p text:style-name="P44">– Аааа, знаю его! Мы с Шейлой ходили к нему играть, пока она не пропала. У Норфа интересно!</text:p>
      <text:p text:style-name="P44">Индиго открыла коробочку. Внутри на подстилке из тырсы лежала крохотная модель кареты в мельчайших подробностях.</text:p>
      <text:p text:style-name="P44">– Ух ты! – благоговейно прошептала Индиго. – Королева Лорен! Я даже управляла ею немножко.</text:p>
      <text:p text:style-name="P44">– Как ею можно управлять, если она не запряжена? Уж не Норф ли таскал её? – усомнился я.</text:p>
      <text:p text:style-name="P4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4">Я остался сидеть в полнейшем замешательстве. </text:p>
      <text:p text:style-name="P44"/>
      <text:p text:style-name="P45">***</text:p>
      <text:p text:style-name="P44">&lt;<text:span text:style-name="T54">Depeche Mode - Painkiller</text:span>&gt;</text:p>
      <text:p text:style-name="P5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4"/>
      <text:p text:style-name="P44">В дверях библиотеки появился знакомый силуэт.</text:p>
      <text:p text:style-name="P44">– Привет, твоё высочество! Тебя уже выпустили, или опять от докторов смылась?</text:p>
      <text:p text:style-name="P44"><text:soft-page-break/>Аликорница прошла в комнату и устало уселась рядом со мной.</text:p>
      <text:p text:style-name="P4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4">Я с подозрением посмотрел на Селестию. Где-то я уже видел эту улыбочку на хитрой роже.</text:p>
      <text:p text:style-name="P4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4">– Вот ещё! – возмущению Селестии не было предела. Аликорница встала и демонстративно повернулась ко мне задом.</text:p>
      <text:p text:style-name="P4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4">Я подёргал замок на накрупнике. Таки не врёт.</text:p>
      <text:p text:style-name="P44">– Убедился? Вообще-то, такое недоверие меня оскорбляет. Ни один пони так бы себя не вёл со мной. – Селестия улеглась возле кресла и надулась.</text:p>
      <text:p text:style-name="P44">– Разумеется, твои подданные вели бы себя с большим пиететом. Но я же не твой подданный, твоё высочество!</text:p>
      <text:p text:style-name="P44">Аликорница вскинула копыто к виску.</text:p>
      <text:p text:style-name="P4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4">– Окей, как хочешь. Никаких больше высочеств.</text:p>
      <text:p text:style-name="P4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4">Селестия сморщила нос в улыбке и спросила, прикрывшись крылом:</text:p>
      <text:p text:style-name="P44">– К слову, а что говорят мои подданные про нас? Что означает «чёрте-что»?</text:p>
      <text:p text:style-name="P44">Я вспомнил разговор с Индиго и почувствовал, как снова начинают гореть уши.</text:p>
      <text:p text:style-name="P44">– Чёрте-что — это значит «ерунда». Большая ерунда.</text:p>
      <text:p text:style-name="P44">– Оу, как интересно! – Селестия приблизила ко мне морду и повернула уши. – Расскажи-ка поподробнее. Я вся во внимании.</text:p>
      <text:p text:style-name="P4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4">Аликорница, широко раскрыв глаза, медленно тянула ко мне морду. Наконец, когда наши носы почти соприкоснулись, она не выдержала.</text:p>
      <text:p text:style-name="P44">– А-ха-ха-ха-ха-ха-ха!!! О-у-у-у-у-у-ха-ха-ха! И-и-и-и-ха-ха-ха! – Селестия перевернулась на спину и дёргала от смеха копытами.</text:p>
      <text:p text:style-name="P44">– <text:s/>Очень смешно! Ей говорят, что она подозревается в сексуальных извращениях, а она регочет! Мне-то пофиг, а тебе ещё править придётся!</text:p>
      <text:p text:style-name="P44">– <text:s/>И-и-изви-ни, Макс, не-мо-гу-у-у-у… Ох! Давненько я так не смеялась! Лет двести — так точно!</text:p>
      <text:p text:style-name="P44">Я потянул её за копыто и перевернул обратно на живот.</text:p>
      <text:p text:style-name="P44">– Что смешного-то?</text:p>
      <text:p text:style-name="P44">Аликорница вытерла крылом выступившие слёзы и объяснила:</text:p>
      <text:p text:style-name="P44"><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4">– Ты не видишь ничего странного в межвидовых спариваниях? – охренел я. – Куда я, блин, попал???</text:p>
      <text:p text:style-name="P44">Селестия развернула моё кресло к себе и задумчиво посмотрела мне в глаза.</text:p>
      <text:p text:style-name="P44">– Очевидно, мне стоит рассказать тебе, Макс, откуда произошли пегасы и единороги.</text:p>
      <text:p text:style-name="P4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4">– А как выглядят сами истинные единороги? – спросил я.</text:p>
      <text:p text:style-name="P4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4">– Ха! – ответил я. – В моём мире они также известны. Правда, как несуществующий, сказочный вид.</text:p>
      <text:p text:style-name="P4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4">– Хм. А что было дальше?</text:p>
      <text:p text:style-name="P4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4"/>
      <text:p text:style-name="P44">Селестия встала, потянувшись по-кошачьи, и направилась к выходу. У двери она обернулась ко мне.</text:p>
      <text:p text:style-name="P44">– Сто лет не гуляла по парку. Составишь мне компанию?</text:p>
      <text:p text:style-name="P44">Я поднялся с кресла, гадая, шутила Селестия про сто лет, или нет?</text:p>
      <text:p text:style-name="P4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4"><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4">Селестия грустно засмеялась своим мыслям.</text:p>
      <text:p text:style-name="P4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 А о чём ты грустила?</text:p>
      <text:p text:style-name="P4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4">– Но ты не выглядишь сумасшедшей.</text:p>
      <text:p text:style-name="P4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4">– Постой, а как же Луна? Мне показалось, она питала тёплые чувства к Кимеринну?</text:p>
      <text:p text:style-name="P44">Селестия задумалась, автоматически ковыряя копытом ямку под валуном.</text:p>
      <text:p text:style-name="P4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4">– А Дискорд? Ты говорила, он от древности вообще сбрендил. Тем-не-менее, он определённо «подъезжал» к Луне тогда, в развалинах.</text:p>
      <text:p text:style-name="P4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4"><text:soft-page-break/>Селестия рассмеялась.</text:p>
      <text:p text:style-name="P4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4">Селестия вскочила с места.</text:p>
      <text:p text:style-name="P44">– АЙ-Я-Я-Я-Я-Й!</text:p>
      <text:p text:style-name="P4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4">– Раньше тут не было муравейника!!! – Селестия с мольбой взглянула на меня. – Мааакс!! Помоги! Они кусаются! Я <text:s/>сейчас свихнусь почище Дискорда!</text:p>
      <text:p text:style-name="P44">Аликорница подпрыгнула и, взбрыкнув, начала кружиться в обратную сторону.</text:p>
      <text:p text:style-name="P44">– Вот нечего землю ковырять там, где не надо! Стой!!! – я схватил её за хвост, останавливая. Затем осторожно завёл руку под накрупник.</text:p>
      <text:p text:style-name="P44">…</text:p>
      <text:p text:style-name="P4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4">– Да ладно! Мне это ничего не стоило.</text:p>
      <text:p text:style-name="P4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4">– Эммм... Селестия?</text:p>
      <text:p text:style-name="P44">– Дааа? – ответила аликорница, не повернув головы. В её тоне слышались смешливые нотки.</text:p>
      <text:p text:style-name="P44">Я вытащил руку из-под накрупника.</text:p>
      <text:p text:style-name="P44">– Всё в порядке?</text:p>
      <text:p text:style-name="P44">Селестия повернула голову, и я ясно увидел широкую улыбку и фирменный ехидный прищур из-под чёлки.</text:p>
      <text:p text:style-name="P44">– А почему ты спрашиваешь? Ты разобрался с муравьями?</text:p>
      <text:p text:style-name="P44"><text:soft-page-break/>– Вроде да. Хотя, по-моему, дело уже не в муравьях.</text:p>
      <text:p text:style-name="P44">– По-моему, тоже. – рассмеялась аликорница. – Продолжай...</text:p>
      <text:p text:style-name="P44"/>
      <text:h text:style-name="P137" text:outline-level="2">6. Стыд</text:h>
      <text:p text:style-name="P44"/>
      <text:p text:style-name="P51">~~~ Завтра на семь в библиотеке ~~~</text:p>
      <text:p text:style-name="P51"/>
      <text:p text:style-name="P44">–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4">Норф носился по мастерской, окрылённый новообретённым учеником.</text:p>
      <text:p text:style-name="P4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4">–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4">Я посмотрел на часы. До семи оставалось двадцать минут — как раз, чтоб успеть дойти до библиотеки. Я намеренно уронил на пол тяжёлый рашпиль.</text:p>
      <text:p text:style-name="P44">– На сегодня довольно. Я ж вижу, ты торопишься. – заметил Норф, просыпаясь.</text:p>
      <text:p text:style-name="P44">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4">Я закрыл пенал и сунул его во внутренний карман куртки.</text:p>
      <text:p text:style-name="P44">– Завтра будешь? – спросил Норф. – Надо бы закончить заказ из <text:s/>Троттингема.</text:p>
      <text:p text:style-name="P44">– В это же время. – подтвердил я.</text:p>
      <text:p text:style-name="P44"/>
      <text:p text:style-name="P45">***</text:p>
      <text:p text:style-name="P44"><text:soft-page-break/></text:p>
      <text:p text:style-name="P4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4">– Здрасьте!</text:p>
      <text:p text:style-name="P44">Аликорница не ответила, всматриваясь в глобус.</text:p>
      <text:p text:style-name="P44">– Привет, говорю! – я подошёл вплотную и легонько сжал ей холку.</text:p>
      <text:p text:style-name="P44">– А, это ты, Макс? Привет. – аликорница, наконец, оторвалась от разноцветной сферы. – Как осваиваешься?</text:p>
      <text:p text:style-name="P44">– Нормально осваиваюсь. Работу себе нашёл. К <text:s/>Норфолку Каррусу в ученики записался.</text:p>
      <text:p text:style-name="P4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4">– Да, уже пять дней. Так здорово снова чувствовать свои мышцы! Корсет был ужасен.</text:p>
      <text:p text:style-name="P44">Аликорница прошлась передо мной с раскрытыми крыльями, демонстрируя восстановленную работоспособность.</text:p>
      <text:p text:style-name="P44">– Ну что же, и я рад за тебя. – я отвернулся, присел на край стола и стал изучать потолок. – Зачем вызывала?</text:p>
      <text:p text:style-name="P4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4">– Ты сердишься?</text:p>
      <text:p text:style-name="P44">Её ресницы щекотали мне щёку. Я отодвинул её морду от лица и сказал скучающим тоном:</text:p>
      <text:p text:style-name="P44">– Та не, с чего бы? За что мне на тебя сердиться?</text:p>
      <text:p text:style-name="P44">– Но ты ведёшь себя как чужой. Как будто мы незнакомы! Ещё чуть-чуть, и станешь называть меня на «Вы» и «Ваше Высочество».</text:p>
      <text:p text:style-name="P44">Меня прорвало.</text:p>
      <text:p text:style-name="P4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4">Я вытащил из заднего кармана брюк смятую записку с королевскими вензелями и бросил её под ноги Селестии.</text:p>
      <text:p text:style-name="P4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4">Наконец Селестия развернулась и глубоко выдохнула.</text:p>
      <text:p text:style-name="P4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4"><text:soft-page-break/>Я подошёл к аликорнице и прикоснулся к её шее.</text:p>
      <text:p text:style-name="P44">– Всё в порядке. Я тебя понимаю — и ценю твоё признание. Сам бы ещё и не так себя повёл на твоём месте.</text:p>
      <text:p text:style-name="P44">– Да? А как бы ты себя повёл? – заинтересовалась Селестия.</text:p>
      <text:p text:style-name="P44">Я вспомнил свои неудачные попытки завязать личную жизнь с девушками. Конечно, те были далеки от совершенства. Но так ли безгрешен был я сам?</text:p>
      <text:p text:style-name="P44">– Я бы не извинился. Огрызался бы и считал себя правым до последнего. Ещё и послал бы подальше.</text:p>
      <text:p text:style-name="P44">Аликорница насмешливо покачала головой.</text:p>
      <text:p text:style-name="P4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4">Я снова присел на столик, теперь уже лицом к аликорнице.</text:p>
      <text:p text:style-name="P44">– Так что случилось? Куда ты пропадала? Рассказывай.</text:p>
      <text:p text:style-name="P4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4">– Что ты видишь? – спросила она напряжённо.</text:p>
      <text:p text:style-name="P4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4">– Ты не ошиблась? Нет тут никакого города.</text:p>
      <text:p text:style-name="P44">– Сейчас нет. Раньше был. – еле слышно прошептала аликорница.</text:p>
      <text:p text:style-name="P44">– Чего ты так волнуешься? Может, на более подробной карте есть? Я бы на точность глобуса не слишком полагался.</text:p>
      <text:p text:style-name="P4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4">– Так, может, его и не было? – заметил я цинично.</text:p>
      <text:p text:style-name="P4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4">– А как ты сама помнишь о том заклинании, если оно стёрто из бытия? – резонно подметил я.</text:p>
      <text:p text:style-name="P44"><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4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4">Аликорница потёрла висок и растерянно посмотрела на меня.</text:p>
      <text:p text:style-name="P4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4">Я обнял аликорницу, успокаивая.</text:p>
      <text:p text:style-name="P44">– Не волнуйся, принцесса. Ты делаешь всё, что от тебя зависит. Не твоя вина, если это происходит.</text:p>
      <text:p text:style-name="P44">Селестия рассеянно мотнула головой, не соглашаясь со мной.</text:p>
      <text:p text:style-name="P4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4">Она проследовала к выходу, кивком головы приглашая меня следовать за ней.</text:p>
      <text:p text:style-name="P4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4">– Да так, ни о чём. – покраснел я, вернувшись на дорожку.</text:p>
      <text:p text:style-name="P44">Селестия всмотрелась в меня внимательно и всё поняла.</text:p>
      <text:p text:style-name="P44">– <text:s/>Нам не туда. Не сейчас. Я хочу показать тебе Эквестрию. – тихо сказала она.</text:p>
      <text:p text:style-name="P44">&lt;<text:span text:style-name="T55">Pet Shop Boys — A Man Could Get Arrested</text:span>&gt;</text:p>
      <text:p text:style-name="P4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4"><text:soft-page-break/>Она ещё сочувствует! Я старался не смотреть в её сторону, отводя глаза. Так мы дошли до городской стены.</text:p>
      <text:p text:style-name="P4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4">Взобравшись на галерею по винтовой лестнице крохотной сторожевой башенки, мы остановились у зубца.</text:p>
      <text:p text:style-name="P4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4">– Что ты чувствуешь? – спросила аликорница.</text:p>
      <text:p text:style-name="P44">– У меня нет слов. Ничего прекраснее я в жизни не видел! – только и смог выговорить я.</text:p>
      <text:p text:style-name="P44">Селестия склонила голову, соглашаясь.</text:p>
      <text:p text:style-name="P4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4">– Прошлогодний выпуск. – заметила Селестия. – Отличная работа, хотя жеребячливости хватает. Что неудивительно, учитывая их возраст.</text:p>
      <text:p text:style-name="P4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4">– Проблемы? Что за проблемы? Извини, я таки прослушал.</text:p>
      <text:p text:style-name="P44"><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4">– Когда твоя жизнь длится тысячи лет, начинаешь тонко чувствовать гармонию мира. – начала она.</text:p>
      <text:p text:style-name="P44"/>
      <text:h text:style-name="Heading_20_2" text:outline-level="2"><text:span text:style-name="T1">7</text:span>. Нелетающие пегасы</text:h>
      <text:p text:style-name="P4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4">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4"/>
      <text:p text:style-name="P45">***</text:p>
      <text:p text:style-name="P44"/>
      <text:p text:style-name="P44">– Так ты поручила Твайлайт Спаркл расследование необычных снов жеребят?</text:p>
      <text:p text:style-name="P44">–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4">– А что стало с жеребятами? – спросил я. – Они перестали бояться экзаменов?</text:p>
      <text:p text:style-name="P4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4">Описав круг, Селестия перелетела через стену и приземлилась в парке. Я скатился на траву, пытаясь вдохнуть.</text:p>
      <text:p text:style-name="P44">– Что... Это... Было?</text:p>
      <text:p text:style-name="P44">Селестия осторожно, но настойчиво повалила меня на траву и принялась ощупывать рёбра.</text:p>
      <text:p text:style-name="P44">– Так больно? А так?</text:p>
      <text:p text:style-name="P4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4"><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4">– Не могу поверить. В Кантерлоте никогда не было землетрясений. Это неестественно. – пробормотала аликорница растерянно. – Слишком быстро.</text:p>
      <text:p text:style-name="P44">– Что <text:span text:style-name="T9">— </text:span>быстро? – не выдержал я.</text:p>
      <text:p text:style-name="P4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4">– Нет проблем, Селестия. Я всё понимаю.</text:p>
      <text:p text:style-name="P44">Аликорница приготовилась было взлетать, но в последний момент, приняв какое-то решение, остановилась.</text:p>
      <text:p text:style-name="P44">– Макс?</text:p>
      <text:p text:style-name="P44">– Да?</text:p>
      <text:p text:style-name="P44">– Мы уже достаточно неплохо знаем друг друга. Могу сказать, что ты меня знаешь лучше, чем кто-либо ещё во дворце, за исключением Луны.</text:p>
      <text:p text:style-name="P44">– Да?</text:p>
      <text:p text:style-name="P44">– Да. Зови меня Селли&lt;<text:span text:style-name="T15">Селли !!!</text:span>&gt;. Если хочешь.</text:p>
      <text:p text:style-name="P44">– Хорошо. До встречи, Селли.</text:p>
      <text:p text:style-name="P44">– До встречи, Макс.</text:p>
      <text:p text:style-name="P44"/>
      <text:h text:style-name="Heading_20_2" text:outline-level="2"><text:span text:style-name="T1">8</text:span>. <text:span text:style-name="T9">40-6</text:span></text:h>
      <text:p text:style-name="P63">Mark Knopfler — Hill Farmers Blues — или на следующую главу (прощание)</text:p>
      <text:p text:style-name="P44"/>
      <text:p text:style-name="P5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9">— оставить тебе напутствие.</text:span></text:p>
      <text:p text:style-name="P51"><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1"><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1">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1">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1">Удачи!</text:p>
      <text:p text:style-name="P38"><text:soft-page-break/>…</text:p>
      <text:p text:style-name="P38"/>
      <text:p text:style-name="P44">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7"> </text:span><text:span text:style-name="T40">—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4">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4">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4">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4">Аликорница смутилась.</text:p>
      <text:p text:style-name="P44">–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4">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oft-page-break/><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5">Мне печалиться не стоит</text:p><text:p text:style-name="P125">Жизнь прекрасна и ярка</text:p><text:p text:style-name="P125">Телом молода, душою —</text:p><text:p text:style-name="P125">Как дракон морской мудра</text:p><text:p text:style-name="P125"/><text:p text:style-name="P125">Я видала взлёт империй,</text:p><text:p text:style-name="P125">Я жила среди легенд,</text:p><text:p text:style-name="P125">Древней магии мистерий</text:p><text:p text:style-name="P125">Я прилежнейший студент</text:p><text:p text:style-name="P125"/><text:p text:style-name="P125">Обожаема народом,</text:p><text:p text:style-name="P125">Уважаема врагом,</text:p><text:p text:style-name="P125">Но друзей моих немного,</text:p><text:p text:style-name="P125">Гложет душу холодом</text:p><text:p text:style-name="P125"/><text:p text:style-name="P125">Одинока и печальна,</text:p><text:p text:style-name="P125">Недоступна и строга,</text:p><text:p text:style-name="P125">Потеряла изначальный</text:p><text:p text:style-name="P125">Смысл жизни навсегда</text:p><text:p text:style-name="P125"/><text:p text:style-name="P125">Жизнь моя теперь публична,</text:p><text:p text:style-name="P125">Жизнь моя теперь для всех,</text:p><text:p text:style-name="P125">В этом — горе, в этом — счастье,</text:p><text:p text:style-name="P12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4">– Примерно такие. – расхохоталась 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4">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4">Тия фыркнула.</text:p>
      <text:p text:style-name="P44"><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4">Её ресницы щекотали мне щеку. Я повернулся к ней и буквально растворился в ласковом взгляде огромных фиалковых глаз.</text:p>
      <text:p text:style-name="P44">–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4">Тия подняла голову.</text:p>
      <text:p text:style-name="P4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4">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4">Как во сне я разделся и зашёл к ней сзади. "Это неправильно!» – пискнули во мне остатки ханжества и замолкли, раздавленные желанием.</text:p>
      <text:p text:style-name="P4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4">Через некоторое время Тия осторожно высвободилась из-под меня и встала с постели. </text:p>
      <text:p text:style-name="P44">– Лежи спокойно, я сейчас. – муркнула она, поцеловав меня в ухо.</text:p>
      <text:p text:style-name="P4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4">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4">Достав из шкафчика пузатую заплесневевшую бутылку, Тия что-то прикинула и наполнила её содержимым два бокала на полуметровых ножках.</text:p>
      <text:p text:style-name="P4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4"><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4">Тия покачала головой и прошла с бокалами в ванную, кивком пригласив меня следовать за ней.</text:p>
      <text:p text:style-name="P4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4"><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4">Наконец, я со вздохом отпрянул.</text:p>
      <text:p text:style-name="P44"><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4"><text:span text:style-name="T9">– Это ты называешь “дружбой”? – с </text:span>улыбкой хмыкнул<text:span text:style-name="T9"> я. – </text:span>Мне нравится твоё чувство юмора.</text:p>
      <text:p text:style-name="P44">Аликорница нахмурилась.</text:p>
      <text:p text:style-name="P44"><text:span text:style-name="T9">– </text:span>Тебе не нравится моя дружба? Ты не принимаешь её? Ты чем-то недоволен?</text:p>
      <text:p text:style-name="P44">Я расхохотался, чуть не поперхнувшись водой, плескавшейся у подбородка.</text:p>
      <text:p text:style-name="P44"><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4">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4">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4"/>
      <text:h text:style-name="Heading_20_2" text:outline-level="2">9. <text:span text:style-name="T1">Прощание</text:span></text:h>
      <text:p text:style-name="P44"/>
      <text:p text:style-name="P38">– <text:span text:style-name="T1">Норф!.. Эй, Норф! Ты где?..</text:span></text:p>
      <text:p text:style-name="P4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5">***</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4">…</text:p>
      <text:p text:style-name="P10"><text:span text:style-name="T45">– </text:span>“<text:span text:style-name="T1">Что я могу сделать, чтобы вернуть всё назад?</text:span>”</text:p>
      <text:p text:style-name="P10"><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5">– </text:span><text:span text:style-name="T32">Что бы это значило, Флер?</text:span></text:p>
      <text:p text:style-name="P10"><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4">…</text:p>
      <text:p text:style-name="P5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6">– Куда проваливаться?</text:p>
      <text:p text:style-name="P56">– Они не знают. В тех провалах не видно дна...</text:p>
      <text:p text:style-name="P56">…</text:p>
      <text:p text:style-name="P5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6">– Леди и джентлькольты! Приём окончен! Её Высочество Принцесса Селестия будет рада видеть <text:s/>вас в следующую среду!</text:p>
      <text:p text:style-name="P5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4">Она повернулась и вышла из зала, почти подметая хвостом пол.</text:p>
      <text:p text:style-name="P38"/>
      <text:p text:style-name="P1"><text:span text:style-name="T41">&lt;</text:span><text:span text:style-name="T59">Mark Knopfler - </text:span><text:span text:style-name="T58">Hill Farmer's Blues</text:span><text:span text:style-name="T41">&gt;</text:span></text:p>
      <text:p text:style-name="P40">***</text:p>
      <text:p text:style-name="P38"/>
      <text:p text:style-name="P4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3">–<text:span text:style-name="T1"> Но магия есть и сейчас, мам!</text:span></text:p>
      <text:p text:style-name="P4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1">Так возникли пони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1">–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1">– Мааам, а со мной связан элементаль?</text:p>
      <text:p text:style-name="P51">–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3"><text:span text:style-name="T1">– Конечно, мам! «День горящего очага» </text:span>— <text:span text:style-name="T1">верно?</text:span></text:p>
      <text:p text:style-name="P51">–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1">Так возникли аликорны.</text:p>
      <text:p text:style-name="P5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1">Имя её было Селестия.</text:p>
      <text:p text:style-name="P51">За ней последовала и сестра её, <text:span text:style-name="T9">Луна</text:span>.</text:p>
      <text:p text:style-name="P5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1">То есть, всегда.</text:p>
      <text:p text:style-name="P51">Тут и сказке конец. А теперь, Эйприл, залазь на полку и закрывай глазки.</text:p>
      <text:p text:style-name="P51">– Ну мааам! Раскажи ещё что-нибудь! Про Сомбру!</text:p>
      <text:p text:style-name="P51">–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1">– А почему только тебя? А меня? А дядю-<text:span text:style-name="T66">мино</text:span>тавра?</text:p>
      <text:p text:style-name="P51">– <text:s/>Тебя я забрать ему не дам. А в дядю не тыкай копытом, это невежливо! Спи уже, мой маленький!</text:p>
      <text:p text:style-name="P51">– Поцелуй меня на ночь, мам!</text:p>
      <text:p text:style-name="P51"><text:soft-page-break/>– Конечно, мой хороший...</text:p>
      <text:p text:style-name="P51"/>
      <text:p text:style-name="P38">Вагоны убаюкивающе перестукивались по рельсам, унося меня прочь от Кантерлота. Я перевернулся на другой бок и провалился в сон.</text:p>
      <text:p text:style-name="P65">&lt;https://www.youtube.com/watch?v=Py9SDdYGFrQ&gt;</text:p>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4">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0">–</text:span><text:span text:style-name="T32">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text:soft-page-break/>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text:soft-page-break/>–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text:soft-page-break/>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4">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4">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40">.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4">–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4">– Хм. Странно. А я помню, как ты, вертясь перед зеркалом, говорила: ну почему я не…</text:p>
      <text:p text:style-name="P44">–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4"/>
      <text:p text:style-name="P39">***</text:p>
      <text:p text:style-name="P38"/>
      <text:p text:style-name="P112"><text:tab/>Свеча отбрасывала мягкие тени на книжные полки. Спайк положил обглоданную кочерыжку на горку и принялся облизывать пальцы.</text:p>
      <text:p text:style-name="P44">– Так. – <text:s/>я ткнул в позицию в длинном списке оснащения. – Зачем тебе преобразователь пси-поля?</text:p>
      <text:p text:style-name="P44">–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4">–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4">– Спайк! Ковыряться когтем в зубах некрасиво! Тем более, при посторонних!</text:p>
      <text:p text:style-name="P44"><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4">– СПАЙК!!! Откуда ты взял этот листок?!! – Твайлайт покраснела, как варёный рак и выхватила бумажку у меня из рук.</text:p>
      <text:p text:style-name="P44">– У тебя в черновиках, естественно. Ты сама сказала экономить бумагу. – пожал плечами дракончик.</text:p>
      <text:p text:style-name="P44">Я осторожно взял листок назад, перевернув его обратно.</text:p>
      <text:p text:style-name="P44">– Электростимулятор гипоталамуса. Драконий. В комплекте с усиленной больничной койкой и набором фиксаторов.</text:p>
      <text:p text:style-name="P44">– Это ещё чего??? – удивился Спайк. – я что-то не помню, чтоб ты такое хотела!</text:p>
      <text:p text:style-name="P44">–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4"><text:span text:style-name="T9">– Вот ещё! </text:span>– возмутился дракончик. – Никогда на такое не соглашусь!</text:p>
      <text:p text:style-name="P44">– Но ты сам подумай, как было бы здорово обладать крыльями! – мечтательно возразила Твайлайт.</text:p>
      <text:p text:style-name="P44">–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4"><text:soft-page-break/>– Угу. Только шар ты же и прожёг, соревнуясь с Рэйнбоу Дэш в силе отрыжки.</text:p>
      <text:p text:style-name="P44">–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4">–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4">– А почему тебя отстранили?</text:p>
      <text:p text:style-name="P44">– Из-за первых результатов. – единорожка насупилась ещё больше. – Они были ужасными.</text:p>
      <text:p text:style-name="P44"/>
      <text:p text:style-name="P45">***</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1">– Ага, он был закладкой в четвёртом номере «PlayMare», в разделе «Тридцать две позы, которые удивят вашего френдкольта».</text:p>
      <text:p text:style-name="P51">– Спайк! Немедленно ложись спать!</text:p>
      <text:p text:style-name="P51">– Уже иду. Кукурузу доем только и иду.</text:p>
      <text:p text:style-name="P51">– Кстати, а почему Индрэ считали одержимым?</text:p>
      <text:p text:style-name="P5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1">– Так у вас знают про людей? Вот это новость!. В Кантерлоте, да и в Понивилле все обращаются со мной, как с диковинкой.</text:p>
      <text:p text:style-name="P51">–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1">– Хм. Ясно. Продолжай, Твайлайт.</text:p>
      <text:p text:style-name="P44"/>
      <text:p text:style-name="P44"><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4">–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4">–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4">–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4">– Так давай сюда весь Понивилль притащим! Это ж будет на 20% круче! Представляю себе видок Биг Мака в теле мисс Черили, гы-гы!</text:p>
      <text:p text:style-name="P44">–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4">–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4">–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4">–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4">– Скажи уж прямо, поближе к королевскому дворцу, Рэр! Все в курсе твоих интересов, сахарок!</text:p>
      <text:p text:style-name="P44">– Эпплджек, я попрошу! Я же никому не говорю, ЧТО ты делаешь с огурцами!</text:p>
      <text:p text:style-name="P44">– !!!</text:p>
      <text:p text:style-name="P44">–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4">Я уселась на пуфике, а подруги заняли места на матрасах…</text:p>
      <text:p text:style-name="P51"/>
      <text:p text:style-name="P51">– Спайк, будь добр, принеси дневник эксперимента. Он в подвале, за шкафом с ретортами, в...</text:p>
      <text:p text:style-name="P51"><text:soft-page-break/>– В сейфе, я в курсе.</text:p>
      <text:p text:style-name="P51"/>
      <text:p text:style-name="P52">***</text:p>
      <text:p text:style-name="P62">&lt;Seal — Amazing <text:span text:style-name="T1">(T</text:span><text:span text:style-name="T9">hin White Duke Remix)</text:span>&gt;</text:p>
      <text:p text:style-name="P51">Дата: 12.04.1003 А.С.</text:p>
      <text:p text:style-name="P51">Эксперимент: заклинание Воплощения Индрэ</text:p>
      <text:p text:style-name="P51">Испытуемая: Эпплджек</text:p>
      <text:p text:style-name="P51">Синопсис: запись сна со слов испытуемой</text:p>
      <text:p text:style-name="P51">Замечания: замечаний нет</text:p>
      <text:p text:style-name="P51"/>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6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9">Я остановилась перед дверью. Четыре ярда брони отделяли меня от Эквестрии. Четыре ярда и двадцать пять лет.</text:p>
      <text:p text:style-name="P17"><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text:span text:style-name="T20">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1"/>
      <text:p text:style-name="P51">Примечания: ПипБак? Стойло? Двойники? Параллельные Эквестрии?</text:p>
      <text:p text:style-name="P1"/>
      <text:p text:style-name="P2">***</text:p>
      <text:p text:style-name="P1"/>
      <text:p text:style-name="P51">Дата: 12.04.1003 А.С.</text:p>
      <text:p text:style-name="P51">Эксперимент: заклинание Воплощения Индрэ</text:p>
      <text:p text:style-name="P51">Испытуемая: Рэйнбоу Дэш</text:p>
      <text:p text:style-name="P51">Синопсис: описание пробуждения испытуемой</text:p>
      <text:p text:style-name="P51">Замечания: испытуемая отказалась дать описание сна. «Гы-гы... Хренасе... Человеки рулят...» <text:span text:style-name="T13">—</text:span><text:span text:style-name="T14"> </text:span><text:span text:style-name="T62">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4">&lt;<text:span text:style-name="T61">d.notive — Talking Flight</text:span>&gt;</text:p>
      <text:p text:style-name="P51">Дата: 12.04.1003 А.С.</text:p>
      <text:p text:style-name="P51">Эксперимент: заклинание Воплощения Индрэ</text:p>
      <text:p text:style-name="P51">Испытуемая: Рэрити</text:p>
      <text:p text:style-name="P51">Синопсис: запись сна со слов испытуемой</text:p>
      <text:p text:style-name="P51">Замечания: замечаний нет</text:p>
      <text:p text:style-name="P51"/>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text:span text:style-name="T44">чёрный экран?</text:span></text:p>
      <text:p text:style-name="P51"/>
      <text:p text:style-name="P52">***</text:p>
      <text:p text:style-name="P51"/>
      <text:p text:style-name="P51">Дата: 12.04.1003 А.С.</text:p>
      <text:p text:style-name="P51">Эксперимент: заклинание Воплощения Индрэ</text:p>
      <text:p text:style-name="P51">Испытуемая: Флаттершай</text:p>
      <text:p text:style-name="P51">Синопсис: описание пробуждения испытуемой</text:p>
      <text:p text:style-name="P5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1"/>
      <text:p text:style-name="P51">* Примечания: при виде кексиков истерика случилась с Пинки Пай.</text:p>
      <text:p text:style-name="P51"/>
      <text:p text:style-name="P45">***</text:p>
      <text:p text:style-name="P44"/>
      <text:p text:style-name="P51">Дата: 12.04.1003 А.С.</text:p>
      <text:p text:style-name="P51">Эксперимент: заклинание Воплощения Индрэ</text:p>
      <text:p text:style-name="P51">Испытуемая: Пинки Пай</text:p>
      <text:p text:style-name="P51">Синопсис: описание пробуждения испытуемой</text:p>
      <text:p text:style-name="P51">Замечания: испытуемая отказалась дать описание сна.</text:p>
      <text:p text:style-name="P51"/>
      <text:p text:style-name="P5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1"><text:soft-page-break/></text:p>
      <text:p text:style-name="P51">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66"/>
      <text:h text:style-name="Heading_20_2" text:outline-level="2">12. День сурка</text:h>
      <text:p text:style-name="P10">&lt;<text:span text:style-name="T5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4">– Здравствуй, Макс.</text:p>
      <text:p text:style-name="P44">Я молча смотрел на неё, слегка пошатываясь. В голове воцарилась звенящая пустота.</text:p>
      <text:p text:style-name="P44">Селестия шагнула мне навстречу.</text:p>
      <text:p text:style-name="P44">– Пожалуйста, прошу тебя, не думай так. Мы — не плод твоего воображения, мы — живые, мы — существуем! Когда ты так думаешь, я чувствую, как мир тает.</text:p>
      <text:p text:style-name="P44">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4">– <text:s/>Думаю как?</text:p>
      <text:p text:style-name="P44">– Думаешь, что мы — плод твоего воображения, отравленного наркотиком. Это не так. Прошу тебя...</text:p>
      <text:p text:style-name="P44">– А если ты — действительно мой бред? – съязвил я. – Вот сейчас протрезвею, и ты исчезнешь.</text:p>
      <text:p text:style-name="P44">Порыв ветра скрыл аликорницу в вихре снежинок. Её очертания расплылись.</text:p>
      <text:p text:style-name="P44">– Эй, постой, ты куда? Я пошутил! Погоди, не исчезай! Стой! Не оставляй меня здесь!!! Я пошутил!!!</text:p>
      <text:p text:style-name="P44"><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4">– Ты напугала меня! – пожаловался я ей. – Не исчезай больше!</text:p>
      <text:p text:style-name="P44">Аликорница прижала меня к себе крыльями и устало усмехнулась.</text:p>
      <text:p text:style-name="P44">–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4">– Знаешь, я всё думал над твоими словами тогда, ну, ты помнишь... В бассейне. Они всё ещё в силе? Я могу быть твоим другом?</text:p>
      <text:p text:style-name="P44">Аликорница тихо засмеялась, защекотав мне ухо.</text:p>
      <text:p text:style-name="P44">–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4">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4">– Времени осталось немного. Мне надо, чтобы ты запомнил одну вещь.</text:p>
      <text:p text:style-name="P44">– А?</text:p>
      <text:p text:style-name="P44">–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4">– Я доведу! Обещаю! Но что может случиться с тобой, Тия?</text:p>
      <text:p text:style-name="P3">Стук стал громче.</text:p>
      <text:p text:style-name="P44">–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4">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4">–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4">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4">– Что за ерунда? – Я схватился за голову, пытаясь не дать ей взорваться. Потом взглянул вниз и схватился за другое. – Что за херня??!</text:p>
      <text:p text:style-name="P44">Я вскочил и в спешке начал одеваться.</text:p>
      <text:p text:style-name="P44"><text:soft-page-break/>БАЦ-БАЦ-БАЦ!!!</text:p>
      <text:p text:style-name="P44">– Уже бегу!</text:p>
      <text:p text:style-name="P44">Одевая штаны, я попрыгал к двери на одной ноге. На пороге стояла серая пегаска с косящим взглядом.</text:p>
      <text:p text:style-name="P44">– Привет, Макс. Тебе корреспонденция. – пегаска порылась в сумке и выудила зубами пухлый пакет.</text:p>
      <text:p text:style-name="P44">– «Особенности поведения, питания и размножения приматов». – прочитал я на стикере.</text:p>
      <text:p text:style-name="P44">–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4">– Но нигде не сказано, какие частицы надо ускорять! Мне за эти самоцветы от сестры влетит!</text:p>
      <text:p text:style-name="P44">–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4">–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4">– Эээ! Я не собираюсь ни с чем сталкивать свои яблоки! И перегонять тоже! Давайте лучше их съедим.</text:p>
      <text:p text:style-name="P44">– Тише, поняши! Нас могут услышать! Зачем сейчас спорить о том, о чём мы уже спорили вчера и позавчера?</text:p>
      <text:p text:style-name="P44">– Тебе легко говорить, Ску! Ты никакой своей особенной частицы не притащила! Давай мы твой скутер к ускорителю пришпандорим?</text:p>
      <text:p text:style-name="P38"><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4">– Так причём тут ускоритель, Скуталу?! Говорю ж, это для заклинания Индрэ...</text:p>
      <text:p text:style-name="P44">…</text:p>
      <text:p text:style-name="P44">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4">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44">Закрыв дверь, я отправился в город.</text:p>
      <text:p text:style-name="P44">…</text:p>
      <text:p text:style-name="P44">–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4">– Ну, если по аналогии с садовым шлангом, струя воды сметёт весь песок и может облить всех рядом присутствующих.</text:p>
      <text:p text:style-name="P44">–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4">– А ты неопытный маг? – парировал я.</text:p>
      <text:p text:style-name="P44">–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4">…</text:p>
      <text:p text:style-name="P44">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4">«<text:span text:style-name="T28">Чужестранец-человек разбил сердце нашей обожаемой Селестии! Двор в отчаянии </text:span><text:span text:style-name="T13">—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4">Папарацци хреновы!</text:p>
      <text:p text:style-name="P44">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4"><text:span text:style-name="T9">– </text:span>Привет, Эй-Джей! У тебя проблемы?</text:p>
      <text:p text:style-name="P44"><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4">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4"><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4">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4"><text:span text:style-name="T9">– </text:span>Думаю, я могу починить телегу. Только больших нагрузок эта ось уже не выдержит. Но до фермы худо-бедно доедете.</text:p>
      <text:p text:style-name="P44">Эпплджек с сомнением посмотрела на меня.</text:p>
      <text:p text:style-name="P44"><text:span text:style-name="T9">– </text:span>Хошь сказать, ты в Кантерлоте у Селестии под крылышком телеги чинил? Или Рэр сбрехала?</text:p>
      <text:p text:style-name="P44">Я мысленно ругнулся на языкатую единорожку и молча достал пенал с инструментами.</text:p>
      <text:p text:style-name="P44">…</text:p>
      <text:p text:style-name="P44">Собрав инструмент, я потолкал тележку назад-вперёд.</text:p>
      <text:p text:style-name="P44"><text:span text:style-name="T9">– Г</text:span>отово. Принимай работу, хозяйка!</text:p>
      <text:p text:style-name="P44">Эпплджек стиснула меня в сокрушающих объятиях.</text:p>
      <text:p text:style-name="P44"><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4">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4"><text:soft-page-break/><text:span text:style-name="T9">– </text:span>Этой... Бери... Сам делал... Ток не говори никому, лады?</text:p>
      <text:p text:style-name="P44">Я сунул флягу за пазуху. Биг Мак молниеносно накрыл дерюгой подсумок и через мгновение за телегу заглянула Эпплджек.</text:p>
      <text:p text:style-name="P44"><text:span text:style-name="T9">– </text:span>Чегой-то вы тут скрытничаете, а?</text:p>
      <text:p text:style-name="P44">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4"><text:span text:style-name="T9">– </text:span>Бери, сахарок. Для тебя <text:span text:style-name="T9">— </text:span>самые <text:span text:style-name="T9">о</text:span>тборные. И помни: в Яблочной Аллее тебе всегда будут рады!</text:p>
      <text:p text:style-name="P44">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2">именно в такой последовательности.</text:span></text:p>
      <text:p text:style-name="P44">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2">объявляла вывеска.</text:span></text:p>
      <text:p text:style-name="P44">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4"><text:span text:style-name="T9">– </text:span>Свободно? <text:span text:style-name="T9">– </text:span>спросил я у единственной пони, сидящей за столиком.</text:p>
      <text:p text:style-name="P44"><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4"><text:span text:style-name="T9">– <text:s/></text:span>Пирог с грибами, яишницу и чизкейк<text:span text:style-name="T9"> – </text:span>сообщил я подошедшей официантке.</text:p>
      <text:p text:style-name="P44"><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4"><text:span text:style-name="T9">– </text:span>И салат «по-Кантерлотски».</text:p>
      <text:p text:style-name="P46">Пока я ел, пони мрачно смотрела на меня, положив голову на стол. Мне стало неловко от её тяжёлого взгляда и я попытался завести разговор.</text:p>
      <text:p text:style-name="P46"><text:span text:style-name="T9">– </text:span>Вы, наверное, ждёте кого-то?</text:p>
      <text:p text:style-name="P46"><text:span text:style-name="T9">– </text:span>Неа.</text:p>
      <text:p text:style-name="P46"><text:span text:style-name="T9">– </text:span>Просто обедаете?</text:p>
      <text:p text:style-name="P46"><text:span text:style-name="T9">– </text:span>Неа.</text:p>
      <text:p text:style-name="P46"><text:span text:style-name="T9">– </text:span>Просто сидите и мрачно смотрите на меня?</text:p>
      <text:p text:style-name="P46"><text:span text:style-name="T9">– </text:span>Неа.</text:p>
      <text:p text:style-name="P46">Хм, а эта пони не из разговорчивых. Ну ладно.</text:p>
      <text:p text:style-name="P46"><text:span text:style-name="T9">– </text:span>А что же вы делаете?</text:p>
      <text:p text:style-name="P46"><text:span text:style-name="T9">– </text:span>Веселюсь. <text:span text:style-name="T9">– </text:span>мрачно заявила пони.</text:p>
      <text:p text:style-name="P46"><text:span text:style-name="T9">– </text:span>Если я вас достал, то так и скажите. Извините.</text:p>
      <text:p text:style-name="P46">Я продолжил есть молча.</text:p>
      <text:p text:style-name="P46">Неожиданно пони улыбнулась и подмигнула мне. Её сморщенная мордочка разгладилась и стала весьма милой.</text:p>
      <text:p text:style-name="P46"><text:span text:style-name="T9">– </text:span>Привет, Макс!</text:p>
      <text:p text:style-name="P46"><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6"><text:span text:style-name="T9">– </text:span>Мы с вами раньше встречались?</text:p>
      <text:p text:style-name="P46"><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6"><text:span text:style-name="T9">– </text:span>Оставь, Салвер.<text:span text:style-name="T9"> </text:span>Ему за счёт заведения.</text:p>
      <text:p text:style-name="P44"><text:span text:style-name="T9">– </text:span>Ясно, мисс Пинки. <text:span text:style-name="T9">– </text:span>официантка кивнула и ушла.</text:p>
      <text:p text:style-name="P44"><text:span text:style-name="T9">– Ч</text:span>его-о-о?<text:span text:style-name="T9"> </text:span>Так это твой бар?</text:p>
      <text:p text:style-name="P44"><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4">Говоря это, кобылка оттянула передними копытами нижние веки, став похожей на маньяка.</text:p>
      <text:p text:style-name="P44"><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4"><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4">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4"><text:span text:style-name="T9">– </text:span>У меня есть идея получше. <text:span text:style-name="T9">– </text:span>на свет показалась фляга Большого Макинтоша.</text:p>
      <text:p text:style-name="P44"><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4"><text:span text:style-name="T9">– </text:span>Починил телегу. Только молчок про самогон, раз уж ты в курсе. <text:span text:style-name="T9">– </text:span>я разлил сидр по чашкам.</text:p>
      <text:p text:style-name="P44"><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4"><text:s/>Сидр Биг Мака на вкус был безобидным, чуть забродившим яблочным соком. Я выпил полную чашку и заявил Пинки:</text:p>
      <text:p text:style-name="P44"><text:span text:style-name="T9">– </text:span>Эт-то ты наззваешь ссуфер-ддуфер-ссильн...?</text:p>
      <text:p text:style-name="P44">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4"><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44">Это сравнение пробудило во мне полузабытое воспоминание.</text:p>
      <text:p text:style-name="P44"><text:span text:style-name="T9">– </text:span>Эммм... Скажи-ка мне, мой друг П-п-пинки... Легенда про фаэри <text:span text:style-name="T14">— </text:span><text:span text:style-name="T62">эт правда?</text:span></text:p>
      <text:p text:style-name="P44"><text:span text:style-name="T14">– </text:span><text:span text:style-name="T62">Какая из? Их много, вообще-то. Ик!</text:span></text:p>
      <text:p text:style-name="P44"><text:soft-page-break/><text:span text:style-name="T14">– </text:span><text:span text:style-name="T62">Про принцесс. Про то, что они фаэри, спустившиеся с неба во плоти, чтоб помогать пони управлять Эквестрией?</text:span></text:p>
      <text:p text:style-name="P44"><text:span text:style-name="T14">– </text:span><text:span text:style-name="T62">Макс, </text:span><text:span text:style-name="T14">– </text:span><text:span text:style-name="T62">захихикала Пинки, взъерошив копытами розовые кудряшки и попытавшись соорудить из них бороду, </text:span><text:span text:style-name="T14">–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4"><text:span text:style-name="T14">–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4"><text:span text:style-name="T14">– </text:span><text:span text:style-name="T62">Ты что-о-о! Нельзя любить фаэри! Она похитит твоё сердце, и ты будешь искать её, пока не... </text:span><text:span text:style-name="T14">– </text:span><text:span text:style-name="T62">Пинки погрузилась в так и не съеденный салат «по-Кантерлотски» и захрапела.</text:span></text:p>
      <text:p text:style-name="P44"><text:span text:style-name="T14">– </text:span><text:span text:style-name="T62">Пока не умру?</text:span></text:p>
      <text:p text:style-name="P44"><text:span text:style-name="T14">– </text:span><text:span text:style-name="T62">Нет, глупенький, </text:span><text:span text:style-name="T14">– </text:span><text:span text:style-name="T62">пробулькала Пинки из миски. </text:span><text:span text:style-name="T14">– </text:span><text:span text:style-name="T62">Пока не найдёшь.</text:span></text:p>
      <text:p text:style-name="P4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7">Холодок незаметно прокрался мне в душу и прояснил мозги. Я кинул взгляд на часы на стене. Было без десяти шесть.</text:p>
      <text:p text:style-name="P47">Бля!</text:p>
      <text:p text:style-name="P4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7">БАМММ!!!</text:p>
      <text:p text:style-name="P4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7"><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7"><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7"><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7"><text:span text:style-name="T9">– </text:span>У нас?</text:p>
      <text:p text:style-name="P47">Пинки молча поддела меня носом и буквально закинула на спину.</text:p>
      <text:p text:style-name="P4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7">Но недостаточное.</text:p>
      <text:p text:style-name="P4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7"><text:span text:style-name="T9">– </text:span>Стооой! <text:span text:style-name="T9">– </text:span>заорал я. <text:span text:style-name="T9">– </text:span>Выпрыгивай из бочки!!!</text:p>
      <text:p text:style-name="P47">Кобылка-пилот улыбнулась и постукала копытцем по шлему, показывая, что не слышит меня.</text:p>
      <text:p text:style-name="P47"><text:span text:style-name="T9">– </text:span>Выпрыгивааа... <text:span text:style-name="T9">– </text:span>мой крик утонул в рёве рвущихся фейерверков.</text:p>
      <text:p text:style-name="P4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7"><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7">Поняшка ткнула в бок белоснежную пони-единорога. Та раскрыла глаза и осмотрелась.</text:p>
      <text:p text:style-name="P47"><text:span text:style-name="T9">– </text:span>Смотри, вот те и ответ на вопрос, куда деваются пони!</text:p>
      <text:p text:style-name="P47"><text:span text:style-name="T9">– </text:span>Где? <text:span text:style-name="T9">– </text:span>единорожка начала оглядываться.</text:p>
      <text:p text:style-name="P47"><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7"><text:span text:style-name="T9">– </text:span>И что? Я всё равно не пойму, куда пони деваются? И куда пропала Скуталу?</text:p>
      <text:p text:style-name="P47"><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7"/>
      <text:p text:style-name="P48">***<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4"/>
      <text:p text:style-name="P53">Приветствую тебя, мой маленький человек!</text:p>
      <text:p text:style-name="P5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3"><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3">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3">«<text:span text:style-name="T9">P.S. Н</text:span>е гневите мироздание воровством! <text:span text:style-name="T28">Обмен рулит</text:span>!»</text:p>
      <text:p text:style-name="P5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3">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3"/>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text:span></text:p>
      <text:p text:style-name="P51"/>
      <text:h text:style-name="Heading_20_2" text:outline-level="2">13. Мэйнхэттен</text:h>
      <text:p text:style-name="P64">ZZ Top – Gimme all your lovin</text:p>
      <text:p text:style-name="P47"><text:span text:style-name="T9">– </text:span>Попробуй ещё раз. Может, сбой соединения.</text:p>
      <text:p text:style-name="P4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7"><text:span text:style-name="T9">– </text:span>Не отсылается. Глюк какой-то.</text:p>
      <text:p text:style-name="P4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7"><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7"><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7"/>
      <text:p text:style-name="P48">***</text:p>
      <text:p text:style-name="P47"/>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7"><text:span text:style-name="T9">– </text:span>Это неправильно! <text:span text:style-name="T9">– </text:span>заявила Рэйнбоу Дэш, отвернувшись от окна.</text:p>
      <text:p text:style-name="P47"><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7"><text:span text:style-name="T9">– </text:span>Да я не про то! <text:span text:style-name="T9">– </text:span>отмахнулась пегаска. <text:span text:style-name="T9">– </text:span>Посмотри на поле.</text:p>
      <text:p text:style-name="P47"><text:span text:style-name="T9">– </text:span>И что? Поле как поле.</text:p>
      <text:p text:style-name="P47"><text:span text:style-name="T9">– </text:span>Оно не убрано. <text:span text:style-name="T9">– </text:span>мрачно ответила пегаска. <text:span text:style-name="T9">– </text:span>Ужас, сколько кукурузы пропадает!</text:p>
      <text:p text:style-name="P47">Я присмотрелся получше и указал ей на очередной городок, проносящийся за окном.</text:p>
      <text:p text:style-name="P47"><text:span text:style-name="T9">– </text:span>У самого посёлка поля убраны. Наверняка дойдёт дело и до остальных.</text:p>
      <text:p text:style-name="P47"><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7"><text:span text:style-name="T9">– </text:span>Спасибо, но от пинкиных плюшек у меня фланки округляются.</text:p>
      <text:p text:style-name="P47"><text:span text:style-name="T9">– </text:span>Да ладно тебе, Рэйнбоу Дэш! От одной не округлятся.</text:p>
      <text:p text:style-name="P47"><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7">За окном несколько пони работали на поле. Что-то странное было в их деятельности.<text:span text:style-name="T9"> </text:span>Как будто…</text:p>
      <text:p text:style-name="P47"><text:span text:style-name="T9">– О</text:span>но и понятно, что поля не убраны. Откуда ж им быть убранными, когда на двух работающих пони целая толпа бездельников!</text:p>
      <text:p text:style-name="P4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7"><text:span text:style-name="T9">– </text:span>Они паслись… Ты можешь себе представить? Макс! Они ПАСЛИСЬ! Ели траву, как какие-то дикари! Фигня какая-то…</text:p>
      <text:p text:style-name="P4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7"><text:soft-page-break/>…</text:p>
      <text:p text:style-name="P47">ВЖИИИИИИИИИ!!!</text:p>
      <text:p text:style-name="P4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7"><text:span text:style-name="T9">– </text:span>Что за…?</text:p>
      <text:p text:style-name="P100">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7"><text:span text:style-name="T9">– </text:span>Леди и джентльпони! Просьба не паниковать! Поезд дальше не идёт: впереди провал! <text:span text:style-name="T9">– </text:span>крикнул проводник.</text:p>
      <text:p text:style-name="P47"><text:span text:style-name="T9">– </text:span>Какой ещё, в дышло, провал? Я проезжал тут два дня назад!</text:p>
      <text:p text:style-name="P47"><text:span text:style-name="T9">– </text:span>Безобразие! Верните мне деньги за билет!</text:p>
      <text:p text:style-name="P47"><text:span text:style-name="T9">– </text:span>Как вы смеете! Я опоздаю в порт! <text:s/><text:span text:style-name="T9">– </text:span>послышались выкрики в толпе.</text:p>
      <text:p text:style-name="P47">Проводник — седой земнопони стального цвета — поставил фонарь на пол и вытер со лба пот.</text:p>
      <text:p text:style-name="P47"><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7">Я осторожно подошёл к краю и глянул вниз. </text:p>
      <text:p text:style-name="P4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7"><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7"><text:span text:style-name="T9">– </text:span>Дэш, нам надо на ту сторону.</text:p>
      <text:p text:style-name="P47"><text:span text:style-name="T9">– </text:span>Нет проблем. Я могу тебя перенести.</text:p>
      <text:p text:style-name="P47">Я с сомнением посмотрел на пегаску. Дэш в холке была мне по пояс.</text:p>
      <text:p text:style-name="P47"><text:span text:style-name="T9">– </text:span>Ты точно в этом уверена?</text:p>
      <text:p text:style-name="P4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7"><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7">Мля.</text:p>
      <text:p text:style-name="P47"><text:soft-page-break/><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7">Пегаска почесала затылок и заметила.</text:p>
      <text:p text:style-name="P47"><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7">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7">…</text:p>
      <text:p text:style-name="P4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7">Разумеется, я посмотрел вниз.</text:p>
      <text:p text:style-name="P4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7">…</text:p>
      <text:p text:style-name="P47">Я валялся на насыпи и трясся как в лихорадке. От пережитого шока меня тошнило.</text:p>
      <text:p text:style-name="P47"><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7"><text:span text:style-name="T9">– </text:span>Я чувствую, что только что упустил отличную возможность отлить на вселенную!</text:p>
      <text:p text:style-name="P47"/>
      <text:p text:style-name="P48">***</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7"><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7">прочитал охранник, близоруко щурясь.</text:span></text:p>
      <text:p text:style-name="P47"><text:span text:style-name="T9">– </text:span>Удостоверение личности предъявлять? <text:span text:style-name="T9">– </text:span>осведомился я.</text:p>
      <text:p text:style-name="P47"><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7">Бляяя!!! Ах ты ж!!!</text:p>
      <text:p text:style-name="P47">Хлопнула освобождённая дверь, изнутри клацнула щеколда.</text:p>
      <text:p text:style-name="P47"><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7">Дэш, ни слова не говоря, прислонила ухо к двери.</text:p>
      <text:p text:style-name="P47"><text:span text:style-name="T9">– </text:span>Будешь смеяться, но именно этим он и занят. Вызывает полицию по телефону. <text:span text:style-name="T9">– </text:span>сообщила пегаска.</text:p>
      <text:p text:style-name="P47"><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7">Пегаска продолжала слушать. Потом глаза её округлились от удивления.</text:p>
      <text:p text:style-name="P47"><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7">Ну охренеть! Я что, нанёс моральную травму охраннику своим видом? Добро пожаловать в Эквестрию, страну дружбы и пони!</text:p>
      <text:p text:style-name="P47"><text:span text:style-name="T9">– </text:span>Сколько у нас времени?</text:p>
      <text:p text:style-name="P47">Дэш почесала в затылке.</text:p>
      <text:p text:style-name="P47"><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47">Я с наслаждением захреначил ногой в стеклянную дверь павильона. Осколки стекла брызнули во все стороны.</text:p>
      <text:p text:style-name="P47"><text:span text:style-name="T9">– </text:span>Тогда давай сначала обыщем контору. Если уж полиция всё равно едет сюда, так пусть у них хотя бы будет повод!</text:p>
      <text:p text:style-name="P47"/>
      <text:p text:style-name="P48">***</text:p>
      <text:p text:style-name="P47"><text:soft-page-break/></text:p>
      <text:p text:style-name="P47">Разумеется, полиция приехала, как только мы обнаружили эти чёртовы резонаторы — иначе ж и быть не могло!</text:p>
      <text:p text:style-name="P47">…</text:p>
      <text:p text:style-name="P47">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7"><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47">Снаружи послышался вой сирены и цокот множества копыт.</text:p>
      <text:p text:style-name="P47"><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7">Пиздец! Мы с Дэш переглянулись.</text:p>
      <text:p text:style-name="P47"><text:span text:style-name="T9">– </text:span>Это твои двадцать минут? <text:span text:style-name="T9">– </text:span>возмутился я. <text:span text:style-name="T9">– </text:span>Да ещё и десяти не прошло!</text:p>
      <text:p text:style-name="P47">Дэш вымучено скривилась.</text:p>
      <text:p text:style-name="P47"><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7">Я разбил топором стеклянные дверцы прибора и вытащил рубины.</text:p>
      <text:p text:style-name="P47"><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7">Пегаска отрицательно помотала головой.</text:p>
      <text:p text:style-name="P47"><text:span text:style-name="T9">– </text:span>Ну уж фигушки. Я тебя тут не оставлю.</text:p>
      <text:p text:style-name="P47"><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7"><text:span text:style-name="T9">– </text:span>Ты не понимаешь! <text:span text:style-name="T9">– </text:span>упрямо мотнула головой пегаска. <text:span text:style-name="T9">– </text:span>Всё изменилось. Никто тебя не вытащит.</text:p>
      <text:p text:style-name="P4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7"><text:span text:style-name="T9">– </text:span>Быстро за мной! <text:span text:style-name="T9">– </text:span>скомандовала пегаска, помчавшись к лестнице в офисные этажи.</text:p>
      <text:p text:style-name="P47">Я припустил было за ней, потом вернулся и поднял над головой раскуроченный ускоритель.</text:p>
      <text:p text:style-name="P47"><text:span text:style-name="T9">– Ю-</text:span>хууу<text:span text:style-name="T9">!!!</text:span></text:p>
      <text:p text:style-name="P4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7">На последнем этаже пегаска стояла в коридоре, с сомнением обозревая ряд дверей.</text:p>
      <text:p text:style-name="P47"><text:span text:style-name="T9">– </text:span>Где-то тут должна быть дверь на крышу. Не могли же они залазить туда по пожарной лестнице?</text:p>
      <text:p text:style-name="P47"><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7"><text:span text:style-name="T9">– </text:span>Макс, подвинься!</text:p>
      <text:p text:style-name="P47">Пегаска оттеснила меня крупом и повернулась к двери задом.</text:p>
      <text:p text:style-name="P47"><text:span text:style-name="T9">– </text:span>Ю-хууу!</text:p>
      <text:p text:style-name="P47">БАБАХ!!!</text:p>
      <text:p text:style-name="P4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7"><text:span text:style-name="T9">– </text:span>Ты чего на меня так уставился? <text:span text:style-name="T9">– </text:span>подозрительно спросила пегаска.</text:p>
      <text:p text:style-name="P47"><text:span text:style-name="T9">– </text:span>Да так… Не ожидал, что ты такая…</text:p>
      <text:p text:style-name="P47"><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7">С лестницы донёсся топот копыт, в конце коридора появились пони-полицейские.</text:p>
      <text:p text:style-name="P4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7"><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7"><text:span text:style-name="T9">– </text:span>Ты! Не! По! Нял! Те! Бе! Не! Льзя! Тут! Ос! Та! ВАТЬСЯ!!! <text:span text:style-name="T9">– </text:span>мощный толчок изнутри катапультировал её с люка.</text:p>
      <text:p text:style-name="P4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7"><text:span text:style-name="T9">– </text:span>Ты чего делаешь??! Мы же упадём! Ты ж не удержишь!..</text:p>
      <text:p text:style-name="P4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7"><text:soft-page-break/>Некоторое время было тихо. Потом хлопнули ставни и чей-то сонный голос недовольно пробормотал:</text:p>
      <text:p text:style-name="P47"><text:span text:style-name="T9">– </text:span>Кто мешает нам спать после тяжкого выступления?</text:p>
      <text:p text:style-name="P47">Я осторожно выглянул из куста.</text:p>
      <text:p text:style-name="P4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7">Птицы и цикады продолжили пение, прерванное нашим вторжением. </text:p>
      <text:p text:style-name="P4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7"><text:span text:style-name="T9">– </text:span>Так вот кто тревожит наш сон!</text:p>
      <text:p text:style-name="P47">Дверь дома приоткрылась. Стало видно, что за ней притаилась единорожка, уже спустившаяся с мансарды.</text:p>
      <text:p text:style-name="P47"><text:span text:style-name="T9">– </text:span>Так-так, посмотрим, что тут у нас. Ага. Гм. Это наверняка тот монстр-человек, о котором писали в газетах. Занятно.</text:p>
      <text:p text:style-name="P47">Я крутился в телекинетическом поле перед единорожкой как некий диковинный экспонат шоу уродцев.</text:p>
      <text:p text:style-name="P47"><text:span text:style-name="T9">– </text:span>А это у нас кто? Гмм. Пегаска. Вот так раз! Рэйнбоу Дэш! Какими судьбами?</text:p>
      <text:p text:style-name="P47"><text:span text:style-name="T9">– </text:span>ТРИКСИ! <text:span text:style-name="T9">– <text:s/></text:span>фейсхуфнула Дэш. <text:span text:style-name="T9">– </text:span>Во имя Селестии, ЧТО ты тут делаешь?!!</text:p>
      <text:p text:style-name="P47"><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7">Так как дипломатические таланты пегаски оставляли желать лучшего, я решил взять переговоры в свои руки.</text:p>
      <text:p text:style-name="P47"><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7"><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7"><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7"><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7">Пегаска задумалась. Она обернулась на меня и мрачно спросила:</text:p>
      <text:p text:style-name="P47"><text:span text:style-name="T9">– </text:span>Ей ведь нельзя рассказывать, да?</text:p>
      <text:p text:style-name="P47"><text:span text:style-name="T9">– </text:span>Нельзя. <text:span text:style-name="T9">– </text:span>подтвердил я. <text:span text:style-name="T9">– </text:span>Селестия запретила. Может возникнуть паника и всё такое.</text:p>
      <text:p text:style-name="P4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7"><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7"><text:span text:style-name="T9">– </text:span>ОГО!</text:p>
      <text:p text:style-name="P47">Единорожка аж уселась на крыльцо от удивления.</text:p>
      <text:p text:style-name="P47"><text:span text:style-name="T9">– </text:span>Представлем себе, ЧТО вы скрываете, если ты готова на ТАКОЕ! Признаюсь, вам удалось нас заинтересовать!</text:p>
      <text:p text:style-name="P47"><text:soft-page-break/>Единорожка в задумчивости стала ходить по веранде туда-сюда, разговаривая сама с собой.</text:p>
      <text:p text:style-name="P47"><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7">Единорожка встала на задние ноги и захлопала в копыта. После чего она метнулась в дом, потянув нас за собой.</text:p>
      <text:p text:style-name="P4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7">Единорожка улеглась на диване. Мы с Дэш шмякнулись на ковёр.</text:p>
      <text:p text:style-name="P47"><text:span text:style-name="T9">– </text:span>Мы приняли решение не выдавать вас полиции в обмен на то, что вы расскажете нам о вашей секретной миссии!</text:p>
      <text:p text:style-name="P47"><text:span text:style-name="T9">– </text:span>Не пойдёт! <text:span text:style-name="T9">– </text:span>заявил я. <text:span text:style-name="T9">– </text:span>Я уже сказал, что это тайна. Мне добавить нечего.</text:p>
      <text:p text:style-name="P47"><text:span text:style-name="T9">– </text:span>Да неужели? <text:span text:style-name="T9">– </text:span>захлопала ресницами Трикси. <text:span text:style-name="T9">– </text:span>Ты хорошо подумал?</text:p>
      <text:p text:style-name="P47">Окно <text:s/>комнаты распахнулось. В комнату ворвался вой сирены. Несколько полицейских фургонов промчались мимо.</text:p>
      <text:p text:style-name="P47">Вот чёрт!!!</text:p>
      <text:p text:style-name="P47">…</text:p>
      <text:p text:style-name="P41"/>
      <text:p text:style-name="P47"><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7"><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7"><text:span text:style-name="T9">– </text:span>Стой! Что ты там сказала о Селестии?</text:p>
      <text:p text:style-name="P47">Трикси молча левитировала мне газеты с трюмо.</text:p>
      <text:p text:style-name="P47">Фак! Фак-фак-фак!!!</text:p>
      <text:p text:style-name="P47">«<text:span text:style-name="T28">Исчезновение дневной главы диархии: Эквестрия в панике!</text:span>» (статья двухдневной давности).</text:p>
      <text:p text:style-name="P47">«<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7">«<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7">«<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7">«<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7">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7"><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57">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7">Я зажал голову в ладонях и застонал, покачиваясь из стороны в сторону.</text:p>
      <text:p text:style-name="P47"><text:span text:style-name="T9">– </text:span>Макс? Ты в порядке?</text:p>
      <text:p text:style-name="P4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7">И вот теперь её нет. Зачем куда-то бежать, скрываться, рисковать, если смысл стараний потерян?</text:p>
      <text:p text:style-name="P51"/>
      <text:p text:style-name="P5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4">– Я доведу! Обещаю!..»</text:p>
      <text:p text:style-name="P47"/>
      <text:p text:style-name="P4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7">И у меня есть кое-какие результаты, чёрт побери!</text:p>
      <text:p text:style-name="P4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7">Дерьмо! Слишком много «если» и «может быть»!</text:p>
      <text:p text:style-name="P47">Трижды дерьмо!!! Я забыл, что для проведения эксперимента, нам нужна помощь Селестии!</text:p>
      <text:p text:style-name="P47"/>
      <text:p text:style-name="P57"><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7"/>
      <text:p text:style-name="P4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7">Что ж, вполне привычное для меня состояние. Последний месяц был просто ярким фантастически-нереальным исключением из правила.</text:p>
      <text:p text:style-name="P47"><text:soft-page-break/>МУ-ХА-ХА!</text:p>
      <text:p text:style-name="P47">Кажется, я знаю, как показать фак провидению! <text:span text:style-name="T9">Show must go on! &lt;</text:span><text:span text:style-name="T20">Макс задумал вместо Селестии использовать Элементы гармонии</text:span><text:span text:style-name="T9">&gt;</text:span></text:p>
      <text:p text:style-name="P47">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7">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3"/>
      <text:h text:style-name="Heading_20_2" text:outline-level="2">14. <text:span text:style-name="T1">Деградация</text:span></text:h>
      <text:p text:style-name="P41">&lt;<text:span text:style-name="T64">David Bowie - Lets Dance/ Ashes To Ashes</text:span></text:p>
      <text:p text:style-name="P41"><text:span text:style-name="T64">Roxette – Queen of rain</text:span>&gt;</text:p>
      <text:p text:style-name="P47">– Ы! Ы! Ы! Ы! Ы!</text:p>
      <text:p text:style-name="P47">Дэш стучала лбом о сосну с такой силой, что на неё падали иголки и шишки.</text:p>
      <text:p text:style-name="P47">Я вышел из фургона и присел рядом.</text:p>
      <text:p text:style-name="P47">– Дэш! В конце-концов, мы можем спать днём, а идти ночью. Тогда я могу тащить фургон. Не стоит тебе так мучаться.</text:p>
      <text:p text:style-name="P47">Пегаска стояла, прижавшись лбом к стволу, и молчала. Я продолжил.</text:p>
      <text:p text:style-name="P47">– Или же мы можем нанять земнопони. Я не буду показываться из фургона, а ты строго запретишь ему совать нос внутрь.</text:p>
      <text:p text:style-name="P47">Дэш тяжело вздохнула и закатила глаза.</text:p>
      <text:p text:style-name="P4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7">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7">Пегаска пробормотала что-то чуть слышно.</text:p>
      <text:p text:style-name="P47">– Что? – не расслышал я.</text:p>
      <text:p text:style-name="P47"><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7">Я пожал плечами и обнял пегаску.</text:p>
      <text:p text:style-name="P47">– Э, нет, погоди. – Дэш сбросила плащ Трикси, скрывающий её крылья. – Давай!</text:p>
      <text:p text:style-name="P47">Я обнял её повторно. В этот раз пегаска не стояла смирно, а, в свою очередь, обняла меня.</text:p>
      <text:p text:style-name="P4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7">– Эмм… Ты чего?</text:p>
      <text:p text:style-name="P47">Дэш раскрыла глаза. Я упёрся ладонью ей в грудь и осторожно отодвинул от себя. Пегаска разжала обьятия.</text:p>
      <text:p text:style-name="P47">– Йей! Обнимашки таки клёво снимают стресс! Тебе разве не нравится?</text:p>
      <text:p text:style-name="P47">– Нравится. Но ты слишком увлеклась: я чуть не оказался на земле.</text:p>
      <text:p text:style-name="P47">Дэш смутилась.</text:p>
      <text:p text:style-name="P47">– Упс! Забыла, что у тебя только одна пара ног для упора! Не сердись!</text:p>
      <text:p text:style-name="P47">Я покровительно похлопал пегаску по шее.</text:p>
      <text:p text:style-name="P4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7">Пегаска немедленно заорала:</text:p>
      <text:p text:style-name="P47">– Обнимашки-и-и!!! – и повалила меня на траву. Сила, таящаяся в её худеньком теле, обескураживала.</text:p>
      <text:p text:style-name="P47">– Дэш! Ну, не воспринимай же всё так буквально, ё-моё!</text:p>
      <text:p text:style-name="P47">– Гы! Что-то ты не слишком был готов к этому разу!</text:p>
      <text:p text:style-name="P4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7">Наконец она приземлилась, пропахав в дёрне борозды тормозного следа.</text:p>
      <text:p text:style-name="P47">– Ффух! Ещё бы немного, и я бы рехнулась от тоски! Как только Эпплджек эти телеги таскает? Это же офигенно скучно!</text:p>
      <text:p text:style-name="P47">Пегаска накинула на себя плащ, скрыв крылья, и стала впрягаться в фургончик.</text:p>
      <text:p text:style-name="P47">– Макс, залазь в фургон. Там впереди какой-то посёлок. Купим еды и узнаем новости.</text:p>
      <text:p text:style-name="P47"/>
      <text:p text:style-name="P48">***</text:p>
      <text:p text:style-name="P47"/>
      <text:p text:style-name="P47">Три дня спустя…</text:p>
      <text:p text:style-name="P47"/>
      <text:p text:style-name="P47">«<text:span text:style-name="T28">Добро пожаловать в Груммингтон! Вам здесь рады!</text:span></text:p>
      <text:p text:style-name="P47"><text:soft-page-break/><text:span text:style-name="T28">Население города </text:span><text:span text:style-name="T65">302 пони</text:span><text:span text:style-name="T28">.</text:span></text:p>
      <text:p text:style-name="P47"><text:span text:style-name="T65">250 пони</text:span><text:span text:style-name="T28">.</text:span></text:p>
      <text:p text:style-name="P47"><text:span text:style-name="T65">125 поней</text:span><text:span text:style-name="T28">.</text:span></text:p>
      <text:p text:style-name="P47"><text:span text:style-name="T28">54 паня.</text:span>»</text:p>
      <text:p text:style-name="P47"/>
      <text:p text:style-name="P47">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7">Я вернулся за столик у окна и продолжил писать письмо.</text:p>
      <text:p text:style-name="P47">«<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4"><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8">Дружба </text:span><text:span text:style-name="T36">—</text:span><text:span text:style-name="T18"> </text:span><text:span text:style-name="T3">э</text:span><text:span text:style-name="T18">то, </text:span><text:span text:style-name="T67">так её </text:span><text:span text:style-name="T3">разэтак</text:span><text:span text:style-name="T67">,</text:span><text:span text:style-name="T18"> магия!</text:span><text:span text:style-name="T57">»</text:span></text:p>
      <text:p text:style-name="P47"/>
      <text:p text:style-name="P4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7">– Всё в порядке, Дэш?</text:p>
      <text:p text:style-name="P47">Пегаска смотрела на язычки огня, танцующие в окошке печной дверцы и молчала. Наконец она отозвалась.</text:p>
      <text:p text:style-name="P47">– Нет. Не всё в порядке.</text:p>
      <text:p text:style-name="P47">Дэш отвернулась от огня и взглянула на меня.</text:p>
      <text:p text:style-name="P4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7">Я сел рядом с пегаской, обнял её и легонько встряхнул.</text:p>
      <text:p text:style-name="P4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7">Дэш негромко всхлипнула и тут же закашлялась, пытаясь скрыть секундную слабость.</text:p>
      <text:p text:style-name="P4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7">Пегаска фейсхуфнула.</text:p>
      <text:p text:style-name="P47">–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7">Я поставил кастрюлю с картошкой на печку.</text:p>
      <text:p text:style-name="P47">– Дэш. Когда ты в последний раз летала?</text:p>
      <text:p text:style-name="P47">– Вчера утром немного. А что?</text:p>
      <text:p text:style-name="P47">– Попробуй взлети сейчас. Просто поднимись к потолку.</text:p>
      <text:p text:style-name="P4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7"><text:soft-page-break/>– …Да ладно!</text:p>
      <text:p text:style-name="P47">Пегаска сидела на полу и удивлённо рассматривала свои крылья. Потом для уверенности подёргала зубами за маховые перья.</text:p>
      <text:p text:style-name="P47">– Вроде не сплю — боль чувствуется. Тогда какого сена я падаю?!!</text:p>
      <text:p text:style-name="P47">– Дэш. – мягко сказал я. – Судя по площади крыльев, пегасы держатся в воздухе, в основном, за счёт магии.</text:p>
      <text:p text:style-name="P47">– И?</text:p>
      <text:p text:style-name="P4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7">– У-у-у-ы-ы-ы-а-а-а!</text:p>
      <text:p text:style-name="P47">Дэш горько, с подвыванием, разрыдалась.</text:p>
      <text:p text:style-name="P47">– Ы-ы-ы! Я не могу без неба-а-а! Мне нужно лета-а-ать! Я пега-а-ас!</text:p>
      <text:p text:style-name="P47">Крутая и тренированная пегаска сотрясалась от плача, как ребёнок. Её депрессия последних дней вырвалась наружу эмоциональным взрывом.</text:p>
      <text:p text:style-name="P47">– Почему всё так… хнык... паршиво? Что мы сделали не так? Хнык… Я даже не знаю, с кем надо подраться, чтобы всё исправить…</text:p>
      <text:p text:style-name="P47">Я сел рядом. Мне нечем было её утешить, я мог лишь молча обнять её, поглаживая по растрёпанной гриве. Пегаска, вхлипывая, прижалась ко мне.</text:p>
      <text:p text:style-name="P47">– Макс?</text:p>
      <text:p text:style-name="P47">– Да?</text:p>
      <text:p text:style-name="P4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7">– Дэш, мы дойдём до Понивилля, что бы ни случилось. Обещаю тебе.</text:p>
      <text:p text:style-name="P47">Пегаска утешилась и замерла, глядя в огонь.</text:p>
      <text:p text:style-name="P47">Я мыл тарелки после ужина, когда услышал бормотание Дэш за спиной.</text:p>
      <text:p text:style-name="P47">«И-и-и… о-о-о… эн… а-а-а… И она.. П-э-э-э… о-о-о… Как эта буква называется, забери меня дискорд? Ша? Ша! Эл! А! Мммм… И она пошла...»</text:p>
      <text:p text:style-name="P47">Громкий «бабах» дал понять, что Дэш захлопнула книгу. После короткой паузы взьерошенная пегаска <text:s/>выглянула из-за спины.</text:p>
      <text:p text:style-name="P47">– Макс? Расскажи какую-нибудь сказку на ночь? Что-то спать не хочется.</text:p>
      <text:p text:style-name="P47">Пегаска залезла на диван и похлопала рядом с собой.</text:p>
      <text:p text:style-name="P47">Я поставил тарелку в шкафчик и вытер руки о передник.</text:p>
      <text:p text:style-name="P47">– Дэш, это плохая идея. Давай, я лучше тебе почитаю.</text:p>
      <text:p text:style-name="P47">– Хочу сказку! – пегаска насупилась и отгородилась от меня подушкой. – Ты плохой!</text:p>
      <text:p text:style-name="P47">– Дэш! Я не помню ни черта!</text:p>
      <text:p text:style-name="P47">– Сказку!!! – подушка полетела в меня.</text:p>
      <text:p text:style-name="P47">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7">Дэш повернулась ко мне спиной и стала подозрительно шмыгать носом.</text:p>
      <text:p text:style-name="P47">Я подошёл к дивану и сел рядом, развернув её к себе.</text:p>
      <text:p text:style-name="P47"><text:soft-page-break/>– Ну ладно. Сама напросилась!</text:p>
      <text:p text:style-name="P47">Я задумался.</text:p>
      <text:p text:style-name="P47">…</text:p>
      <text:p text:style-name="P47">– Вот тебе сказка с моралью. Слушай.</text:p>
      <text:p text:style-name="P47">Я устроился на диване, положив под ноги подушку, на которой тут же примостилась и пегаска.</text:p>
      <text:p text:style-name="P47">– Однажды в кувшин с молоком попали две жабы…</text:p>
      <text:p text:style-name="P47">– Бггг! Уже смешно! – заржала Дэш. – <text:s/>Как могли жабы попасть в кувшин? Он же высокий? Жабы прыгают низко. Может, это было блюдце?</text:p>
      <text:p text:style-name="P47">– Нет! – упёрся я. – Кувшин! Иначе морали не получится! Жабы… эээ… свалились в него с кантерлотской скалы.</text:p>
      <text:p text:style-name="P47">– Ух ты! Круто! А что они там делали?</text:p>
      <text:p text:style-name="P47">– Дэш! Как я могу рассказывать, если ты постоянно меня перебиваешь?</text:p>
      <text:p text:style-name="P47">– Ну пожалуйста! Больше не буду, только объясни, как жабы оказались в Кантерлоте?</text:p>
      <text:p text:style-name="P47">–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7">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7">– Вау! Прикольно!</text:p>
      <text:p text:style-name="P47">–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7">– А потом?</text:p>
      <text:p text:style-name="P47">–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7">Пегаска затряслась от смеха. Потом, прервавшись, строго спросила с меня:</text:p>
      <text:p text:style-name="P47">– А какая тут мораль? Ты говорил, в этой сказке будет мораль!</text:p>
      <text:p text:style-name="P47">– Мораль? Э-э-э... Мораль тут такая. – <text:s/>мрачно заявил я. – Не умеешь летать — не суйся к принцессе!</text:p>
      <text:p text:style-name="P47">– Хорошая… ммм… сказка… – пробормотала пегаска сонно. Зевнув во весь рот она потянулась и, обняв мою ногу, заснула.</text:p>
      <text:p text:style-name="P47">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7">Я пожал плечами, устроился поудобнее и укрылся одеялом.</text:p>
      <text:p text:style-name="P47">…</text:p>
      <text:p text:style-name="P4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7">Скррржжжж… Скррржжж… Скррржжж…</text:p>
      <text:p text:style-name="P47">Снаружи раздался скрежет. В глубокой ночи, посреди абсолютной тишины этот тихий <text:s/>звук таил необъяснимую угрозу.</text:p>
      <text:p text:style-name="P47"><text:soft-page-break/>Скррржжжж… Скррржжж…</text:p>
      <text:p text:style-name="P4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7">На земле прямо перед фургоном сидела кобылка-жеребёнок и, зажав в зубах гвоздь, выцарапывала что-то на жестяной крышке коробки из-под конфет.</text:p>
      <text:p text:style-name="P47">– Что ты тут делаешь так поздно? Где твои родители? – вздохнув с облегчением, спросил я.</text:p>
      <text:p text:style-name="P47">Выйдя из фургона, я подошёл к жеребёнку и посветил на жестянку.</text:p>
      <text:p text:style-name="P47">– Чем ты тут занимаешься?</text:p>
      <text:p text:style-name="P47">Жеребёнка молча смотрела на меня, зажав гвоздь в зубах. На жестянке были коряво выцарапаны буквы.</text:p>
      <text:p text:style-name="P47">«<text:span text:style-name="T65">37 пни</text:span></text:p>
      <text:p text:style-name="P58">24пн</text:p>
      <text:p text:style-name="P58">15</text:p>
      <text:p text:style-name="P47"><text:span text:style-name="T28">1</text:span>»</text:p>
      <text:p text:style-name="P47">– Что это за цифры? – спросил я.</text:p>
      <text:p text:style-name="P4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7">«<text:span text:style-name="T28">Добро пожаловать в Груммингтон! Вам здесь рады!</text:span></text:p>
      <text:p text:style-name="P47"><text:span text:style-name="T28">Население города </text:span><text:span text:style-name="T65">302 пони</text:span><text:span text:style-name="T28">.</text:span></text:p>
      <text:p text:style-name="P47"><text:span text:style-name="T65">250 пони</text:span><text:span text:style-name="T28">.</text:span></text:p>
      <text:p text:style-name="P47"><text:span text:style-name="T65">125 поней</text:span><text:span text:style-name="T28">.</text:span></text:p>
      <text:p text:style-name="P47"><text:span text:style-name="T28">54 паня.</text:span>»</text:p>
      <text:p text:style-name="P47">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7">– Ты хочешь сказать, этой ночью из населения осталась ты одна? – хрипло спросил я.</text:p>
      <text:p text:style-name="P47">Кобылка кивнула и снова показала на жестянку и вверх.</text:p>
      <text:p text:style-name="P47">– Макс! Оглянись! – тревожно воскликнула Дэш у меня за спиной.</text:p>
      <text:p text:style-name="P47">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7">– Дэш! Быстро!</text:p>
      <text:p text:style-name="P4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7">УУУУУУРРРРРРГГГГХХХХХХХ!!!<text:span text:style-name="T9">&lt;</text:span><text:span text:style-name="T56">Metallica-Enter Sandman</text:span><text:span text:style-name="T9">&gt;</text:span></text:p>
      <text:p text:style-name="P4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47">– Макс, запрыгивай!</text:p>
      <text:p text:style-name="P47">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0"/>
      <text:p text:style-name="P50">0</text:p>
      <text:p text:style-name="P47"/>
      <text:p text:style-name="P4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7"/>
      <text:h text:style-name="Heading_20_2" text:outline-level="2">15. Филлидельфия</text:h>
      <text:p text:style-name="P41">&lt;<text:span text:style-name="T55">Elo - Sorrow about to fall</text:span>&gt;</text:p>
      <text:p text:style-name="P41">&lt;<text:span text:style-name="T55">Kiss – I Was Made For Lovin’ You</text:span>&gt;</text:p>
      <text:p text:style-name="P47">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7">Я поднял кусок газеты, прибитый ветром к ограждению и быстро пробежался по заголовкам.</text:p>
      <text:p text:style-name="P47">«<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0">«</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0">».</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7">На ближайшем же столбе висело объявление, в котором за мою голову уже предлагалось двадцать пять тысяч.</text:p>
      <text:p text:style-name="P47">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7">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7">–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7">Пегаска взмахнула крыльями для эффекта. Неожиданно для неё и меня, взмах крыльев подбросил её вверх на хороший метр.</text:p>
      <text:p text:style-name="P47"><text:soft-page-break/>– Какого се… – пегаска приземлилась на круп, изумлённо глядя на свои крылья. – ...на!</text:p>
      <text:p text:style-name="P47">Подумав немного, Дэш выбралась из упряжи и что есть мочи замахала крыльями.</text:p>
      <text:p text:style-name="P47">–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7">–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7">Я перевязывал пегаске голову, когда мне в голову пришла идея. Я указал на валяющийся рядом с нами самокат.</text:p>
      <text:p text:style-name="P47">– Дэш, ты ведь сможешь буксировать его на лету?</text:p>
      <text:p text:style-name="P47">– Этот? Конечно могу! Плёвое дело!</text:p>
      <text:p text:style-name="P47">– А со мной?</text:p>
      <text:p text:style-name="P47">– Хмм. Понимаю, к чему ты клонишь.</text:p>
      <text:p text:style-name="P47">Пегаска критически оглядела меня.</text:p>
      <text:p text:style-name="P47">–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7">…</text:p>
      <text:p text:style-name="P47">Когда дорожное покрытие слилось в сплошную серую полосу, а руль самоката начал у меня в руках вибрировать от скорости, я заорал:</text:p>
      <text:p text:style-name="P47">– Дэ-э-э-ш!!! Сто-о-ой!!! Хватит! Испытание пройдено! Не увлекайся!!!</text:p>
      <text:p text:style-name="P47">Пегаска приземлилась и, выплюнув поводья изо рта, встала в гордую позу.</text:p>
      <text:p text:style-name="P47">– Я ещё и не начинала, между прочим! Так, только чуть-чуть размялась!</text:p>
      <text:p text:style-name="P47">Я положил самокат и на трясущихся ногах приближался к ней. Сердце ходило ходуном где-то в районе пяток.</text:p>
      <text:p text:style-name="P47">– Дэш, ты это нарочно? Про «клячу» и всё такое?</text:p>
      <text:p text:style-name="P47">– А что такое? – невинно спросила пегаска, полуобернувшись ко мне задом.</text:p>
      <text:p text:style-name="P47">– А ничего. – нарочито спокойно сказал я, демонстративно закатывая рукава.</text:p>
      <text:p text:style-name="P47">–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7">– <text:s/>А того, что я тебя сейчас!..</text:p>
      <text:p text:style-name="P47">ХЛОП!</text:p>
      <text:p text:style-name="P47">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7">– Бггг! – <text:s/>заржала пегаска. – Макс, не будь нытиком! Прикольная же шутка!</text:p>
      <text:p text:style-name="P47">–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7">–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47"><text:s/>Я потрепал пегаску между ушей.</text:p>
      <text:p text:style-name="P47">– Насчёт шуток я уже заметил. Не парься, я не сержусь. Вдобавок, не такой уж я и хрупкий, просто люблю перестраховаться.</text:p>
      <text:p text:style-name="P47">– Да? Это клёво. – успокоилась Дэш. – А можно попросить тебя об одной вещи?</text:p>
      <text:p text:style-name="P47">– Да?</text:p>
      <text:p text:style-name="P47">– Помнишь, я разревелась в Груммингтоне?</text:p>
      <text:p text:style-name="P47">– Ну да, было дело.</text:p>
      <text:p text:style-name="P47">– Забудь про это!</text:p>
      <text:p text:style-name="P47">– Почему? – озадачился я. – Ты тогда была такой милой тогда.</text:p>
      <text:p text:style-name="P47">Дэш насупилась и принялась ковырять копытом асфальт.</text:p>
      <text:p text:style-name="P47">–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7">Я пожал плечами.</text:p>
      <text:p text:style-name="P47">–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7">– Но ты не плачешь.</text:p>
      <text:p text:style-name="P47">Я задумался.</text:p>
      <text:p text:style-name="P47">–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7">– Ни фига себе! Куда ж может быть хуже? – воскликнула Дэш. – У вас что, все поголовно встают в восемь утра и едят сено на завтрак, обед и ужин?</text:p>
      <text:p text:style-name="P47">Я засмеялся.</text:p>
      <text:p text:style-name="P47">– Кто-то встаёт и раньше. Но не в этом проблема. У нас... Как бы это сказать... очень холодно.</text:p>
      <text:p text:style-name="P47">–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7">– Нет, я не то имел ввиду. Холодно не в физическом смысле. В душевном.</text:p>
      <text:p text:style-name="P47">Пегаска всмотрелась мне в лицо, как будто впервые видя его.</text:p>
      <text:p text:style-name="P47">– Ты имеешь ввиду, что тебе утром некому сказать: «Привет, хорошего дня»?</text:p>
      <text:p text:style-name="P47">– Да, примерно это я имел ввиду.</text:p>
      <text:p text:style-name="P47">– Сочувствую. Без друзей не прикольно. Всем нужны друзья. Даже Дискорду, дискорд его забери!</text:p>
      <text:p text:style-name="P47">Пегаска вдруг стала на задние ноги, положив передние мне на плечи.</text:p>
      <text:p text:style-name="P47">– Макс! В Эквестрии у тебя всегда будут друзья, что бы ни случилось!</text:p>
      <text:p text:style-name="P47">Я растроганно обнял пегаску и погладил её по шее.</text:p>
      <text:p text:style-name="P47">– Спасибо, Дэш. Это просто здорово!</text:p>
      <text:p text:style-name="P47">…</text:p>
      <text:p text:style-name="P47">Оставляя на прилавке очередной пустующей филлидельфийской лавки монетку, я озабоченно заметил:</text:p>
      <text:p text:style-name="P47"><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7">– Ты чего? – не поняла шутки пегаска. – А как же твоё участие в эксперименте?</text:p>
      <text:p text:style-name="P47">– Ты меня всё равно как-нибудь вытащишь. – отмахнулся я. – Лучше помоги искать палатку.</text:p>
      <text:p text:style-name="P47">–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7">Я пропустил замечание пегаски мимо ушей и продолжил паковать рюкзак.</text:p>
      <text:p text:style-name="P47">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7">– Надеюсь, с ним ничего не случится. – озабоченно сказал я. – Иначе придётся объясняться с Трикси.</text:p>
      <text:p text:style-name="P47">– Ерунда! В крайнем случае, купишь ей новый. – отмахнулась пегаска. – Ты не представляешь, как я рада, что избавилась от него!</text:p>
      <text:p text:style-name="P47">Пегаска взлетела и осторожно потянула упряжь. Потом приземлилась и недовольно глянула на меня.</text:p>
      <text:p text:style-name="P47">– Скидывай! – скомандовала пегаска, указав на рюкзак.</text:p>
      <text:p text:style-name="P47">– В чём дело?</text:p>
      <text:p text:style-name="P47">Пегаска молча потянула зубами за шлейку рюкзака, сдёргивая его с меня.</text:p>
      <text:p text:style-name="P47">– Дэш, ты чего?</text:p>
      <text:p text:style-name="P47">Пегаска раскрыла рюкзак и стала копаться в нём.</text:p>
      <text:p text:style-name="P47">– Я могу нести тебя, когда ты весишь семьдесят килограмм. – больший из двух котелков отправился в провал.</text:p>
      <text:p text:style-name="P47">– Я могу тянуть тебя, когда ты весишь восемьдесят килограмм. – две трети наших запасов картошки и ухнули следом.</text:p>
      <text:p text:style-name="P47">– Я могу тащить тебя, даже когда ты весишь девяносто! – насос и запасное колесо к самокату улетели туда же.</text:p>
      <text:p text:style-name="P47">– Но мы не договаривались, что ты будешь весить под сто десять только потому, что дорвался до бесплатных магазинов! Лягать, это уже слишком!</text:p>
      <text:p text:style-name="P47">– Погоди, Дэш, консервы-то не выкидывай! Ты ж сама говорила, что только-только размялась и всё такое. <text:span text:style-name="T66">И магазин</text:span>ы вовсе<text:span text:style-name="T66"> не </text:span>бесплатные<text:span text:style-name="T66"> <text:s/></text:span>— я оставлял там деньги — последние, кстати. Дай, я сам отберу припасы...</text:p>
      <text:p text:style-name="P47">…</text:p>
      <text:p text:style-name="P47">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7">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7">– Я вижу скалу Кантерлот. Ещё день пути — и сворачиваем к Понивиллю.</text:p>
      <text:p text:style-name="P47">– А ты выдержишь?</text:p>
      <text:p text:style-name="P47">Пегаска фыркнула.</text:p>
      <text:p text:style-name="P47"><text:soft-page-break/>– Я-то выдержу. Самокат — нет.</text:p>
      <text:p text:style-name="P47">–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7">– Я уже думала над этим. Там часто встречаются пони. Тебя узнают.</text:p>
      <text:p text:style-name="P47">–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7">– «Трасса 52» – прочла Дэш на табличке. – Что-то я не помню тут никаких трасс. Наверное, недавно построили.</text:p>
      <text:p text:style-name="P47">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7">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7">– Дэ-э-эш! Тормози-и-и!!!</text:p>
      <text:p text:style-name="P47">– Чего-о-о?! Не слышу!!!</text:p>
      <text:p text:style-name="P47">КРАК!!!</text:p>
      <text:p text:style-name="P47">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7">…</text:p>
      <text:p text:style-name="P54">Сияние. <text:span text:style-name="T66">Оно п</text:span>овсюду. <text:span text:style-name="T66">Нет верха и низа, нет направлений и расстояний. Нет м</text:span>ыслей. Нет чувств. Нет времени. Есть только бесконечное сияние.</text:p>
      <text:p text:style-name="P54"><text:s/>В какой-то момент пришло осознание.</text:p>
      <text:p text:style-name="P5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4">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54">– Док, позавчерашний приходит в сознание!</text:p>
      <text:p text:style-name="P54">– Следи за давлением.</text:p>
      <text:p text:style-name="P54">В поле зрения появляется предмет. Сквозь ресницы видны только его расплывчатые очертания. Предмет движется, проводя какие-то манипуляции.</text:p>
      <text:p text:style-name="P54">Я открываю глаза и вижу фигуру в голубом.</text:p>
      <text:p text:style-name="P5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4"><text:soft-page-break/>– Больной, как вы себя чувствуете? Вы можете назвать своё имя?</text:p>
      <text:p text:style-name="P54">Я закрываю глаза и пытаюсь вспомнить.</text:p>
      <text:p text:style-name="P5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4">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4">Я вспомнил почти всё. Моё имя? Осталось вспомнить имя. Меня зовут...</text:p>
      <text:p text:style-name="P54">– Ма-а-акс! Ма-а-акс! Ма-а-акс!</text:p>
      <text:p text:style-name="P5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4">Я открываю глаза и вижу фигуру в голубом.</text:p>
      <text:p text:style-name="P47">…</text:p>
      <text:p text:style-name="P47">Сознание с трудом возвращалось в гудевшую <text:span text:style-name="T6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7">– Ма-а-акс! Ма-а-акс! Встава-а-ай!</text:p>
      <text:p text:style-name="P47">– И как я, интересно, могу встать, если ты стоишь прямо надо мной? – с трудом отвечаю я.</text:p>
      <text:p text:style-name="P47">– Хорош умничать! – буркнула пегаска сквозь слёзы. – Макс?!!</text:p>
      <text:p text:style-name="P47">Я был полузадушен силой объятий пегаски.</text:p>
      <text:p text:style-name="P47">– Что-то я слишком часто реву с тех пор, как мы познакомились. – пробормотала Дэш, прижавшись ко мне. – Это не круто.</text:p>
      <text:p text:style-name="P47">– Ещё как круто! – утешил пегаску я. – Ты мне всю рубашку промочила. Прямо как водомётная машина.</text:p>
      <text:p text:style-name="P47">– <text:span text:style-name="T66">А т</text:span>ы вставать не хотел! Я очень-очень испугалась. <text:span text:style-name="T66">Всё-таки, д</text:span>урацкая это была затея с самокатом! Если бы можно было вернуться к фургону!</text:p>
      <text:p text:style-name="P47">–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7">Дэш почесала в затылке.</text:p>
      <text:p text:style-name="P47">–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7">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7">Вроде, не издевается.</text:p>
      <text:p text:style-name="P47">– Дэш!</text:p>
      <text:p text:style-name="P47"><text:soft-page-break/>– Ась?</text:p>
      <text:p text:style-name="P47">Пегаска с невинным видом уставилась на меня, практически упёршись своим носом в мой.</text:p>
      <text:p text:style-name="P47">– Я бегаю ещё хуже, чем ты таскаешь фургоны. То есть, чуть лучше, чем никак.</text:p>
      <text:p text:style-name="P47">Пегаска критически осмотрела меня и помотала головой.</text:p>
      <text:p text:style-name="P47">– Фиговые у тебя шутки. Не смешные.</text:p>
      <text:p text:style-name="P47">– Дэш, я не шучу.</text:p>
      <text:p text:style-name="P47">– Не верю. – пегаска провела крылом по моей ноге от пояса до пятки. – У тебя очень длинные ноги. Почти как у аликорнов. Ты не можешь плохо бегать.</text:p>
      <text:p text:style-name="P47">–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7"><text:span text:style-name="T9">–</text:span> А какой у тебя там был образ жизни?</text:p>
      <text:p text:style-name="P47"><text:span text:style-name="T9">–</text:span> Сидячий. Каждый день по восемь-десять часов в день на стуле, перед компьютером. Иногда и по двенадцать.</text:p>
      <text:p text:style-name="P47">У Дэш отвалилась челюсть.</text:p>
      <text:p text:style-name="P47"><text:span text:style-name="T9">–</text:span> Дискордовы яйца! Ты сидел в тюрьме? За что тебя посадили?</text:p>
      <text:p text:style-name="P47"><text:span text:style-name="T9">–</text:span> Я не сидел в тюрьме! У меня работа сидячая. Была. Программисты так работают, понимаешь? Сидя. У нас это в порядке вещей.</text:p>
      <text:p text:style-name="P47">Пегаска неверяще смотрела на меня. Потом её удивление сменилось сочувствием. Она схватилась за голову.</text:p>
      <text:p text:style-name="P47"><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8">пишешь</text:span><text:span text:style-name="T49">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7"><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49">– Не парься. Просто исходи из того, что до Понивилля мы доберёмся шагом. И ещё вот что…</text:p>
      <text:p text:style-name="P49">– Да?</text:p>
      <text:p text:style-name="P49">– Слезь с меня наконец!</text:p>
      <text:p text:style-name="P49"/>
      <text:p text:style-name="P48">***</text:p>
      <text:p text:style-name="P47"/>
      <text:p text:style-name="P47">Два дня спустя…</text:p>
      <text:p text:style-name="P47"/>
      <text:p text:style-name="P47">Мы стояли на берегу Сёдельного озера. Дэш озадаченно осматривалась.</text:p>
      <text:p text:style-name="P49">–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49"><text:soft-page-break/>–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49">Пегаска <text:span text:style-name="T9">сконфужено</text:span> заметила:</text:p>
      <text:p text:style-name="P49">– Я в этих краях впервые. И обычно я путешествую по воздуху или поездом.</text:p>
      <text:p text:style-name="P49">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49">–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49">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6">матюков мне</text:span> удалось замазать самые большие щели. За тестовый<text:span text:style-name="T66"> </text:span>получасовый заплыв<text:span text:style-name="T66"> </text:span>в лодку набралось всего две банки воды.</text:p>
      <text:p text:style-name="P49">– Ну что, отправляемся? – Дэш свеслилась с носа, глядя в зеленоватую воду. – Как лодку назовёшь, кэп?</text:p>
      <text:p text:style-name="P49">– «Две банки». – буркнул я.</text:p>
      <text:p text:style-name="P42"/>
      <text:p text:style-name="P42">…</text:p>
      <text:p text:style-name="P42">&lt;<text:bookmark text:name="eow-title"/><text:span text:style-name="T58">Haddaway - What is love </text:span>&gt;</text:p>
      <text:p text:style-name="P49">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49">И всё же это был славный заплыв! Медитативный плеск волн, ласково греющее спину солнце, крик чаек настроили меня на философский лад. </text:p>
      <text:p text:style-name="P49">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49">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49">– Макс. – прервала ход моих мыслей пегаска. – Наш путь заканчивается. В Понивилле мы расстанемся. Ты ничего не хочешь сказать?</text:p>
      <text:p text:style-name="P49">– Что именно? – вопрос застал меня врасплох. Я прекратил грести и обернулся.</text:p>
      <text:p text:style-name="P49">– Ну… – пегаска смутилась. – Что у тебя на душе? Какие чувства? Ты правда совсем-совсем ничего не хочешь мне сказать?</text:p>
      <text:p text:style-name="P49">– Да вроде нет. Ни о чём не думал вообще.</text:p>
      <text:p text:style-name="P49">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49">– Значит, тебе нечего мне сказать? Тогда я скажу! Ты врёшь, что ни о чём не думал! Ты опять думал о ней!</text:p>
      <text:p text:style-name="P49">– О ком?</text:p>
      <text:p text:style-name="P49"><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49">Та-а-ак! Вот в чём дело, лягать меня в пузо! Пегаска ревнует! Какого хера? <text:span text:style-name="T66">Я не давал ей повода!</text:span></text:p>
      <text:p text:style-name="P49">– Это не твоё дело! – рявкнул я.</text:p>
      <text:p text:style-name="P49">– Ах, не моё?! Не моё после побега из центра Псинтела?! Не моё после обнимашек в фургоне?! Не моё после трассы 52?!! Ты… Ты…</text:p>
      <text:p text:style-name="P49">–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49">– Да пожалуйста! – пегаска топнула ногой. – Нет там для вас ничего полезного! Но раз уж ты это вспомнил — на здоровье! Я видела во сне человека! И о<text:span text:style-name="T66">н жил с пони! И они </text:span>офигенски <text:span text:style-name="T66">любили друг друга! И у них </text:span>был<text:span text:style-name="T66"> </text:span>офигенский <text:span text:style-name="T66">секс! </text:span>И это было круто!<text:span text:style-name="T66"> </text:span>А ты… Ты <text:span text:style-name="T9">— н</text:span>е такой! Ты не любишь пони!!!</text:p>
      <text:p text:style-name="P49">С каждой фразой пегаска всё сильнее топала ногой. Последнюю фразу она завершила сокрушительным фумикоми.</text:p>
      <text:p text:style-name="P49">КРАК!</text:p>
      <text:p text:style-name="P49">– Ой! – пегаска поспешно отдёрнула ногу. Но было поздно.</text:p>
      <text:p text:style-name="P49">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49">Дэш в отчаянии стала грызть кончик копыта. Я выругался и повернулся к корме, чтоб выкинуть из рюкзака самые тяжёлые вещи. Последние десятки метров Сёдельного озера придётся проплыть.</text:p>
      <text:p text:style-name="P49">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49">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49">– Оставь меня в покое! Мне не нужна твоя помощь!!!</text:p>
      <text:p text:style-name="P49">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49">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49">Приволочив меня на берег, Дэш разжала зубы. Я успел перевернуться на спину, когда она со стоном повалилась на меня, раскинув крылья.</text:p>
      <text:p text:style-name="P49"><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49"><text:span text:style-name="T9">– </text:span>Выф-выф-вуф! <text:span text:style-name="T9">– </text:span>возразил я.</text:p>
      <text:p text:style-name="P49">Отпихнув от лица живот пегаски и выплюнув шерсть, я продолжил.</text:p>
      <text:p text:style-name="P49"><text:soft-page-break/><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49"><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49">Я молчал, осмысливая услышанное. Злость ушла. Пришла печаль.</text:p>
      <text:p text:style-name="P49"><text:span text:style-name="T9">– </text:span>Дэш, я знаю. Просто не могу о ней забыть.</text:p>
      <text:p text:style-name="P49">Пегаска тяжело поднялась.</text:p>
      <text:p text:style-name="P49"><text:span text:style-name="T9">– </text:span>Везёт же некоторым. <text:span text:style-name="T9">– </text:span>пробормотала она, раскрывая крылья для просушки.</text:p>
      <text:p text:style-name="P49">…</text:p>
      <text:p text:style-name="P49"><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49">Я сидел на песке, прижимаясь спиной к спине пегаски. Её распахнутые крылья защищали меня от ветра.</text:p>
      <text:p text:style-name="P49"><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text:span><text:span text:style-name="T21">перебив их одержимость любовью. Я не могу навязать тебе свою...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text:span><text:span text:style-name="T20">И за это мгновение я принял решение. К чёрту всё! </text:span><text:span text:style-name="T21">Я обетов верности не давал. И вообще, мы с Селли только друзья</text:span><text:span text:style-name="T1">.</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9">–</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0">&lt;<text:span text:style-name="T55">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49"/>
      <text:h text:style-name="Heading_20_2" text:outline-level="2">16. <text:span text:style-name="T1">Побег из Понивилля.</text:span></text:h>
      <text:p text:style-name="P49"/>
      <text:p text:style-name="P49">«<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49"/>
      <text:p text:style-name="P49">Я отложил стопку газет, принесенных пегаской.</text:p>
      <text:p text:style-name="P49"><text:span text:style-name="T9">–</text:span> Про меня таки забыли. Отлично.</text:p>
      <text:p text:style-name="P49"><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49"><text:span text:style-name="T9">–</text:span> Ого! Луна никак не уймется. Ладно, это её проблемы.</text:p>
      <text:p text:style-name="P49"><text:soft-page-break/>К счастью, библиотека Понивилля располагалась на окраине. Пробраться туда под покровом сумерек было раз плюнуть.</text:p>
      <text:p text:style-name="P49"><text:span text:style-name="T9">– </text:span>Твайлайт, привет! Мы вернулись! <text:span text:style-name="T9">–</text:span> я захлопнул за собой дверь.</text:p>
      <text:p text:style-name="P49">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49">Ни слова ни говоря, Твайлайт отперла дверь в подвал и потащила меня за собой.</text:p>
      <text:p text:style-name="P49"><text:span text:style-name="T9">– К</text:span>АКОГО ХУЯ?!! Твайлайт, ёб твою понимать, ты чё творишь? <text:span text:style-name="T9">– </text:span>я вцепился в ручку двери.</text:p>
      <text:p text:style-name="P49"><text:span text:style-name="T9">– </text:span>Твайли, ты чего? <text:span text:style-name="T9">– </text:span>брыкалась Дэш. <text:span text:style-name="T9">– </text:span>Немедленно опусти меня на пол!</text:p>
      <text:p text:style-name="P49"><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49">ХРУСТЬ!</text:p>
      <text:p text:style-name="P49">Дверная ручка оторвалась с мясом и я продолжил низвержение в подвал.</text:p>
      <text:p text:style-name="P49"><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49">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49"><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аннигиляционное заклинание тебя не тронет, хи-хи.</text:p>
      <text:p text:style-name="P49">Я молча дёргался, пытаясь сломать браслеты.</text:p>
      <text:p text:style-name="P49"><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49">Единорожка отвернулась к стеклянному шкафу и стала рыться в нём.</text:p>
      <text:p text:style-name="P49"><text:span text:style-name="T9">– </text:span>Где-то он тут был, я же клала его сюда на прошлой неделе, после эксперимента с тыквой!</text:p>
      <text:p text:style-name="P49">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49"><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49">Я снова распластался на столе, скованный браслетами. Твайлайт с безумными глазами склонилась надо мной. Рядом с ней парил скальпель.</text:p>
      <text:p text:style-name="P49"><text:span text:style-name="T9">– </text:span>Твайлайт, не смей! <text:span text:style-name="T9">– </text:span>хриплым от ужаса голосом прошептал я.</text:p>
      <text:p text:style-name="P49"><text:span text:style-name="T9">– </text:span>Извини, но это совершенно необходимо! Принцесса Луна не устаёт подсылать ко мне лазутчиков в надежде выведать у меня местонахождение Макса. Начинаю подготовительную процедуру!</text:p>
      <text:p text:style-name="P49">Скальпель с огромной скоростью метнулся ко мне.</text:p>
      <text:p text:style-name="P49"><text:span text:style-name="T9">– </text:span>А-А-А-А-А-А!</text:p>
      <text:p text:style-name="P49">Вжик-вжие-вжик!</text:p>
      <text:p text:style-name="P49">Лоскутья одежды полетели на пол. Я лежал на столе как новорождённый и орал соответственно.</text:p>
      <text:p text:style-name="P49"><text:soft-page-break/><text:span text:style-name="T9">– </text:span><text:span text:style-name="T9">О</text:span>у! Это надо задокументировать!</text:p>
      <text:p text:style-name="P49">Невесть откуда взявшийся фотоаппарат сделал несколько снимков моего естества в разных ракурсах.</text:p>
      <text:p text:style-name="P49"><text:span text:style-name="T9">– </text:span>Хрен-то тебе зачем? <text:span text:style-name="T9">– </text:span>с бессильной злостью спросил я. <text:span text:style-name="T9">– </text:span>Или ты собираешься устроить филиал порнхаба для пони-извращенцев?</text:p>
      <text:p text:style-name="P49"><text:span text:style-name="T9">– </text:span>Видишь ли, Макс-с-вероятностью-семьдесят-процентов! В семи попытках Луны под одеждой клонов была пустота. Наличие тела под скрытыми одеждой областями повышает степень твоей достоверности на двадца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49">Твайлайт открыла подсобку. Из неё сразу же грохнулись на пол несколько сломанных приборов. <text:s/>Отодви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ых костей и черепов пони.</text:p>
      <text:p text:style-name="P42"/>
      <text:p text:style-name="P49"/>
      <text:p text:style-name="P49"/>
      <text:p text:style-name="P49"/>
      <text:p text:style-name="P49">сверху доносится стук, свидетельствующий о том, что пегаске удалось вырваться из магического захвата</text:p>
      <text:p text:style-name="P42"/>
      <text:p text:style-name="P151">Спайк потом сожрёт резонаторные рубины (2.5 из 4-х) (Его послала Твай в подвал убрать лоскутья одежды Макса. Рубины — в карманах)</text:p>
      <text:p text:style-name="P151">- А где рубины?</text:p>
      <text:p text:style-name="P151">- Какие рубины — спросил Спайк и зажевал быстрее</text:p>
      <text:p text:style-name="P151">- Резонаторные — холодея ответил я. - Покажи, что у тебя в кулаке?</text:p>
      <text:p text:style-name="P151">- А-а-а, рубины. Я думал, это мусор — ответил Спайк и разжал кулак.</text:p>
      <text:p text:style-name="P151">В нём лежали рубины. Один целый и один надкушенный. Из четырёх.</text:p>
      <text:p text:style-name="P151"/>
      <text:p text:style-name="P151">Твай ставит «жучки» в ускоритель и на одном рубине и Элементах Гармонии проводит эксперимент. </text:p>
      <text:p text:style-name="P156">Макс изначально, после исчезновения Селли, планировал использовать Элементы. Он говорит об этом Твай. Та соглашается. После этого — вопрос о рубинах Спайку</text:p>
      <text:p text:style-name="P49"/>
      <text:p text:style-name="P49"/>
      <text:p text:style-name="P42">&lt;<text:span text:style-name="T21">Самбу устроит Луна в парящем кантерлотском дворце — для успокоения и примирения пони</text:span></text:p>
      <text:p text:style-name="P28">Bee Gees – You Should Be dancing<text:span text:style-name="T30">&gt;</text:span></text:p>
      <text:p text:style-name="P47"/>
      <text:p text:style-name="P47">&lt;<text:span text:style-name="T20">Добавить в фанфик плетение шуточных интриг принцессами друг против дружки</text:span>&gt;</text:p>
      <text:p text:style-name="P47"/>
      <text:p text:style-name="P41">&lt;<text:span text:style-name="T21">В газетах сообщается о падении Клаудсдейла</text:span>&gt;</text:p>
      <text:p text:style-name="P41"/>
      <text:p text:style-name="P41">&lt;<text:span text:style-name="T21">В сцене прощания (во сне): </text:span></text:p>
      <text:p text:style-name="P41"><text:span text:style-name="T21">- Учти, я ни капельки не жалею о наших поебушках! Даже если это было и не по-настоящему! А если по-настоящему — тем более!</text:span>&gt;</text:p>
      <text:p text:style-name="P47"><text:soft-page-break/></text:p>
      <text:p text:style-name="P41">&lt;<text:span text:style-name="T21">Глава 16: Эксперимент в Понивилле, сон Макса, сражение с Луной вместе с Элементами Гармонии</text:span></text:p>
      <text:p text:style-name="P30">Глава 17: Возвращение в Кантерлот. Переговоры с Луной. Крушение Кантерлота. Появление парящего Замка — замок парит на защитном заклинании Селестии</text:p>
      <text:p text:style-name="P30">Глава 18: Возвращение к Замку Двух Сестёр на парящем замке.</text:p>
      <text:p text:style-name="P41"><text:span text:style-name="T21">Дальше — использовать по-максимуму уже написанное</text:span>&gt;</text:p>
      <text:p text:style-name="P41"/>
      <text:p text:style-name="P41">&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1"/>
      <text:p text:style-name="P41">&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1"/>
      <text:p text:style-name="P41">&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47"/>
      <text:p text:style-name="P113"><text:span text:style-name="T9"><text:s/>&lt;</text:span><text:span text:style-name="T25"> - </text:span><text:span text:style-name="T20">Я не могу быть вашим спасителем! Я намного хуже и испорченнее вас!</text:span><text:span text:style-name="T9">&gt;</text:span></text:p>
      <text:p text:style-name="P47"/>
      <text:p text:style-name="P41">&lt;<text:span text:style-name="T21">Главы с Максом и Дэш — в стиле «Криминального чтива»</text:span>&gt;</text:p>
      <text:p text:style-name="P47"/>
      <text:p text:style-name="P41">&lt;<text:span text:style-name="T20"> - </text:span><text:span text:style-name="T21">Но ты сгоришь! Я не готова без помощи Селестии провести эксперимент на тебе!</text:span></text:p>
      <text:p text:style-name="P30">Я устало закрыл глаза.</text:p>
      <text:p text:style-name="P41"><text:span text:style-name="T20">- </text:span><text:span text:style-name="T21">Плевать! </text:span><text:span text:style-name="T20">Show must go on! </text:span><text:span text:style-name="T21">Проводи по-любому. Буду надеяться на твоё мастерство</text:span>&gt;</text:p>
      <text:p text:style-name="P41"/>
      <text:p text:style-name="P41">&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32"/>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text:soft-page-break/>- Другие? Кто ещё?<text:span text:style-name="T10"> </text:span><text:span text:style-name="T57">С кем ещё у тебя были… отношения?</text:span></text:p>
      <text:p text:style-name="P29">- С Рэйнбоу Дэш — ответил я несчастным голосом. - И, может быть, с Пинки.</text:p>
      <text:p text:style-name="P29">-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Луной, <text:s/>понями без разума и безжизненной, испещрённой провалами Эквестрией. Также он видит сон-</text:span><text:span text:style-name="T21">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9">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9">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9"/>
      <text:p text:style-name="P29">Силовой корсет Селестии Макс обнаруживает в башне Селестии, в её комнате, в шкафу рядом с её боевыми доспехами (помятыми)</text:p>
      <text:p text:style-name="P29"/>
      <text:p text:style-name="P29">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3">Дальше — написано. Дискорда при возврате подменяет Трикси</text:span>&gt;</text:p>
      <text:p text:style-name="P38">- <text:span text:style-name="T1">Ты же говорил, у нас нет магии?</text:span></text:p>
      <text:p text:style-name="P44">- Нет. Но что я, по-твоему, делал за тысячи лет заточения в статуе? Да я столько магии накопил, что могу вывернуть это мирок пару раз наизнанку! <text:span text:style-name="T66">Кстати, он от </text:span>э<text:span text:style-name="T66">того только лучше станет!</text:span></text:p>
      <text:p text:style-name="P44">- Но тогда ты мог бы захватить власть в Эквестрии?</text:p>
      <text:p text:style-name="P44">-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26"><text:soft-page-break/></text:p>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2"/>
      <text:p text:style-name="P38">&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9">- В соответствии с законом от … «Об отсутствии одного из соправителей диархии» принимаю всю власть на себя!</text:p>
      <text:p text:style-name="P29">-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1">- В законе не указана конкретный соправитель Диархии!</text:span>&gt;</text:p>
      <text:p text:style-name="P38"/>
      <text:p text:style-name="P38">&lt;<text:span text:style-name="T21">Заговорщики таки подняли восстание после исчезновения Селестии. Они обвинили Луну и Макса в узурпации власти</text:span>&gt;</text:p>
      <text:p text:style-name="P38"/>
      <text:p text:style-name="P27">&lt;<text:span text:style-name="T1">Добавить рассуждения на этическую тему на грани катастрофы</text:span>&gt;</text:p>
      <text:p text:style-name="P27"/>
      <text:p text:style-name="P29">&lt;Добавить грозный выход Луны для противостояния повстанцам&gt;</text:p>
      <text:p text:style-name="P29"/>
      <text:p text:style-name="P31">&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67"><text:span text:style-name="T9">–</text:span> Заклинания Свирла Бородатого обычно срабатывают без ошибок.</text:p>
      <text:p text:style-name="P67"><text:span text:style-name="T9">–</text:span> Если их правильно вызывают, <text:span text:style-name="T9">–</text:span> пробурчал возвратившийся Спайк, укладываясь в корзинку.</text:p>
      <text:p text:style-name="P67"><text:span text:style-name="T9">–</text:span> Что он имел ввиду?</text:p>
      <text:p text:style-name="P67"><text:span text:style-name="T9">–</text:span> Нууу, - Твайлайт смутилась, <text:span text:style-name="T9">–</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67"/>
      <text:p text:style-name="P67"><text:span text:style-name="T9">&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71"><text:soft-page-break/></text:p>
      <text:p text:style-name="P67"><text:span text:style-name="T9">–</text:span> Да, печально получилось <text:span text:style-name="T9">&lt;</text:span><text:span text:style-name="T21">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7"><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7"><text:span text:style-name="T9">–</text:span> Нет, она мне ничего не говорила. Но, видишь ли, ваше королевство и вы сами описаны в моём мире в детском сериале.</text:p>
      <text:p text:style-name="P67"><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7">Я покачал головой.</text:p>
      <text:p text:style-name="P67"><text:span text:style-name="T9">–</text:span> Вряд ли кто-то из людей побывал здесь до меня. До вас ведь никто не вызывал это заклинание Свирла?</text:p>
      <text:p text:style-name="P67"><text:span text:style-name="T9">–</text:span> Нет. Собрание столь сильных магов запомнилось бы.</text:p>
      <text:p text:style-name="P67"><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7"><text:span text:style-name="T9">–</text:span> Вам нравятся рассказы про Эквестрию? <text:span text:style-name="T9">–</text:span> Твайлайт улыбнулась.</text:p>
      <text:p text:style-name="P67"><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7"><text:span text:style-name="T9">–</text:span> Брони?</text:p>
      <text:p text:style-name="P67"><text:span text:style-name="T9">–</text:span> Так называют себя поклонники этого детского сериала и вас самих <text:span text:style-name="T1">—</text:span> сериальных.</text:p>
      <text:p text:style-name="P67">Твайлайт зарделась.</text:p>
      <text:p text:style-name="P67"><text:span text:style-name="T9">–</text:span> Ого! У нас есть поклонники! Интересно было бы поговорить об этом с твоим другом.</text:p>
      <text:p text:style-name="P67"><text:span text:style-name="T9">–</text:span> Его нет. Он погиб полгода назад.</text:p>
      <text:p text:style-name="P67"><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67"><text:span text:style-name="T9">–</text:span> Всё в порядке, Твайлайт.</text:p>
      <text:p text:style-name="P67">Твайлайт подошла к нише у двери, зажгла небольшую горелку и поставила на неё небольшой изящный чайничек</text:p>
      <text:p text:style-name="P67"><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44"/>
      <text:p text:style-name="P44"/>
      <text:p text:style-name="P44"/>
      <text:p text:style-name="P67"><text:span text:style-name="T9">–</text:span> Найтмэр Мун и Дискорд не разорвались и не сгорели.</text:p>
      <text:p text:style-name="P67"><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7"><text:soft-page-break/>***</text:p>
      <text:p text:style-name="P7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4"/>
      <text:h text:style-name="P139" text:outline-level="2">Сон Рэрити</text:h>
      <text:p text:style-name="P67"/>
      <text:p text:style-name="P67">… в огромном пустом пространстве, а меня окружают звёзды, <text:span text:style-name="T1">–</text:span> рассказывала Рэрити, когда мы с пегаской вломились в библиотеку.</text:p>
      <text:p text:style-name="P67"><text:span text:style-name="T1">–</text:span> Привет Макс, - кивнула она мне.</text:p>
      <text:p text:style-name="P67">Рэрити перевела взгляд с меня на взъерошенную пегаску и недоверчиво сморщила носик.</text:p>
      <text:p text:style-name="P67"><text:span text:style-name="T1">–</text:span> Боже, какие страсти! - прошептала она.</text:p>
      <text:p text:style-name="P67"/>
      <text:p text:style-name="P68">***</text:p>
      <text:p text:style-name="P67"><text:soft-page-break/><text:span text:style-name="T9">&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9">&gt;</text:span></text:p>
      <text:p text:style-name="P67"/>
      <text:p text:style-name="P68">***</text:p>
      <text:p text:style-name="P71"/>
      <text:p text:style-name="P10"/>
      <text:p text:style-name="P71"><text:span text:style-name="T50">&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6">&gt;</text:span></text:p>
      <text:p text:style-name="P76">&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7">&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7"/>
      <text:p text:style-name="P67"><text:span text:style-name="T9">–</text:span> Ты могла бы нести меня телекинезом. Я, после того, как узнал о ваших способностях, удивлялся, почему ты этого не сделала?</text:p>
      <text:p text:style-name="P67"><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67"/>
      <text:p text:style-name="P67"><text:span text:style-name="T9">–</text:span> А дальше всё было хуже, намного хуже...</text:p>
      <text:p text:style-name="P67"/>
      <text:p text:style-name="P1"/>
      <text:p text:style-name="P67"/>
      <text:p text:style-name="P68">***</text:p>
      <text:p text:style-name="P71"/>
      <text:p text:style-name="P67"><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1"/>
      <text:h text:style-name="P139" text:outline-level="2">Рейд пони-рэйнджеров</text:h>
      <text:p text:style-name="P67"/>
      <text:p text:style-name="P73">(леденящий душу триллер, музыка тревожная)</text:p>
      <text:p text:style-name="P69">&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text:soft-page-break/>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7"><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67"><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67"><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67"><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6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7"><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67"><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67"><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67">Дальше мы передвигались с интервалом бескрылого прыжка, чтобы не нанести друг другу увечий в случае работы оружием.</text:p>
      <text:p text:style-name="P68">***</text:p>
      <text:p text:style-name="P67"><text:span text:style-name="T9">–</text:span> Шанту?</text:p>
      <text:p text:style-name="P67"><text:span text:style-name="T9">–</text:span> Ваше Высочество? Мы никогда не встречали такое существо раньше и я…</text:p>
      <text:p text:style-name="P67"><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7"><text:soft-page-break/><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68">***</text:p>
      <text:p text:style-name="P67"><text:span text:style-name="T9">&lt;</text:span><text:span text:style-name="T21">Добавить кокатрикса, мантикору и древесных волков. Тентаклианы переименовать в пландерсиды</text:span><text:span text:style-name="T9">&gt;</text:span></text:p>
      <text:p text:style-name="P6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7"><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7"><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6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7"><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67">Поэтому мы ещё тщательнее стали высматривать в траве камни древнего пути. Когда-то это был самый <text:span text:style-name="T9">&lt;</text:span><text:span text:style-name="T20">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7"><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67"><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6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7"><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6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7"><text:span text:style-name="T9">–</text:span> Дискорд! Что их убило? <text:span text:style-name="T9">–</text:span> присвистнул обошедший Хорста с другой стороны Калрус.</text:p>
      <text:p text:style-name="P67"><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67">Я поднял нагрудную бляху, лежащую на скелете с раздавленной грудной клеткой.</text:p>
      <text:p text:style-name="P67"><text:soft-page-break/><text:span text:style-name="T9">–</text:span> Это королевский конвой. Такие были на службе у принцесс ещё лет двадцать назад, до Раздора.</text:p>
      <text:p text:style-name="P67"><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67"><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7">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68">***</text:p>
      <text:p text:style-name="P67"><text:span text:style-name="T9">–</text:span> Откуда там останки пегасов? Кто мог поймать их там? Они могут уйти от любой засады.</text:p>
      <text:p text:style-name="P67"><text:span text:style-name="T9">–</text:span> Не знаю, как насчёт летунов, принцессса, но когда мы осматривали кости, на нас было совершено нападение...</text:p>
      <text:p text:style-name="P67"><text:span text:style-name="T9">–</text:span> Вот как? На королевскую стражу в центре Эквестрии? Кто же это был?</text:p>
      <text:p text:style-name="P67"><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0">???</text:span><text:span text:style-name="T9">&gt;</text:span></text:p>
      <text:p text:style-name="P67">Луна обошла Кимеринна. </text:p>
      <text:p text:style-name="P67"><text:span text:style-name="T9">–</text:span> У вас рассечен бок. И колотая рана на шее.</text:p>
      <text:p text:style-name="P67"><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67"><text:span text:style-name="T9">–</text:span> Расслабьтесь, Кимеринн. Вы очень скованы. Я вижу, вам нелегко пришлось в этом походе.</text:p>
      <text:p text:style-name="P67">Растерзанная шея жеребца напомнила Луне о другом, которого она называла на “ты” больше тысячи лет назад, во время восстания.</text:p>
      <text:p text:style-name="P67"><text:span text:style-name="T9">–</text:span> Я ценю вашу службу и хочу достойно наградить вас. Спрашивайте.</text:p>
      <text:p text:style-name="P67"><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67">Луна вздохнула. Всё-таки, насколько легче было быть Найтмэр-Мун! Тогда ей не нужно было стесняться своих желаний и все было намного проще.</text:p>
      <text:p text:style-name="P67"><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67"><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67">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7">Он был высок для пони и Луне понадобилось всего лишь немного склонить шею, чтобы тихо выдохнуть ему в ухо:</text:p>
      <text:p text:style-name="P67"><text:span text:style-name="T9">–</text:span> Ну что же… Я рада оказать такую услугу… Тебе…</text:p>
      <text:p text:style-name="P67"><text:span text:style-name="T9">–</text:span> Принцесса…</text:p>
      <text:p text:style-name="P67"><text:span text:style-name="T9">–</text:span> Луна, мой дорогой. Для тебя <text:span text:style-name="T9">—</text:span> Луна…</text:p>
      <text:p text:style-name="P67">...</text:p>
      <text:p text:style-name="P67"/>
      <text:h text:style-name="P139" text:outline-level="2"><text:soft-page-break/>Рейд пони-рэйнджеров-2 (<text:span text:style-name="T20">продолжение рейда пони-рэйнджеров</text:span>)</text:h>
      <text:p text:style-name="P67"/>
      <text:p text:style-name="P6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7">Мэдтроттер подошёл к холму и зацепил концом алебарды зелёный покров.</text:p>
      <text:p text:style-name="P67"><text:span text:style-name="T1">–</text:span> Металл! <text:span text:style-name="T1">–</text:span> удивлённо воскликнул он. <text:span text:style-name="T1">–</text:span> И стекло.</text:p>
      <text:p text:style-name="P67">В металлической поверхности сверкнуло небольшое прямоугольное окошко.</text:p>
      <text:p text:style-name="P67">Я прошёл вдоль холма и вскоре под побегами дикого винограда обнаружил вход, открывающий внутренности холма.</text:p>
      <text:p text:style-name="P6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7">Внутренности этого металлического “корабля” не вызывали у меня доверия. Но Вечнодикий лес после встречи с <text:span text:style-name="T9">&lt;</text:span><text:span text:style-name="T20">гидрорысью</text:span><text:span text:style-name="T9">&gt;</text:span> и нападением <text:span text:style-name="T9">&lt;</text:span><text:span text:style-name="T20">тентаклиан</text:span><text:span text:style-name="T9">&gt;</text:span> казался мне ещё опаснее. А если этот корабль обследовать как следует…</text:p>
      <text:p text:style-name="P67"><text:span text:style-name="T9">–</text:span> Заночуем внутри. - <text:span text:style-name="T1">р</text:span>ешил я.</text:p>
      <text:p text:style-name="P67"><text:span text:style-name="T9">&lt;</text:span><text:span text:style-name="T20">Нужен ли тут самолёт? Нужен артефакт из Fallout Equestria - летучий корабль</text:span>?<text:span text:style-name="T9">&gt;</text:span></text:p>
      <text:p text:style-name="P67">Утро встретило нас туманом. Я пытался рассмотреть руины замка на противоположном берегу.</text:p>
      <text:p text:style-name="P67"><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67"><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7">Я сбросил громоздкие перемётные сумки с поклажей, оставив только закреплённый на ноге кинжал.</text:p>
      <text:p text:style-name="P6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8">***</text:p>
      <text:p text:style-name="P6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7"><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6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7"><text:soft-page-break/>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7"><text:span text:style-name="T9">–</text:span> Поворачивайте, уходите от болота! <text:span text:style-name="T9">–</text:span> донёсся его крик.</text:p>
      <text:p text:style-name="P6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8">***</text:p>
      <text:p text:style-name="P67"><text:span text:style-name="T9">–</text:span> Дискорд тебе в крыло, Ким, ты таки заставил нас попотеть! Что там за чертовщина?</text:p>
      <text:p text:style-name="P67">Я отлепился от серебристой поверхности и прыгул на землю.</text:p>
      <text:p text:style-name="P67"><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67">Сброшенный обрубок лианы медленно извивался, стараясь найти опору, вокруг которой можно было бы обвиться. </text:p>
      <text:p text:style-name="P67"><text:span text:style-name="T9">– </text:span>Схватил бы за крыло <text:span text:style-name="T9">—</text:span> я бы не вырвался.</text:p>
      <text:p text:style-name="P67">Я взглянул вверх. На металлической стенке чётко отпечатались четыре полукруга копыт. </text:p>
      <text:p text:style-name="P67"><text:span text:style-name="T9">–</text:span> И пришлось бы тебе за меня во дворце отдуваться.</text:p>
      <text:p text:style-name="P67"><text:span text:style-name="T9">–</text:span> Нашел что-нибудь интересное в развалинах?</text:p>
      <text:p text:style-name="P67"><text:span text:style-name="T9">–</text:span> А как же! Странное такое. Похожее на обезьяну. Но стройнее и грациознее. И оно было одето…</text:p>
      <text:p text:style-name="P67"><text:span text:style-name="T9">–</text:span> Одето?</text:p>
      <text:p text:style-name="P67"><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67"><text:span text:style-name="T9">–</text:span> Ещ одно неизвестное чудовище! <text:s/>Что-то их тут много развелось.</text:p>
      <text:p text:style-name="P67">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7">Я забросил на спину перемётные сумки и дал команду сбора.</text:p>
      <text:p text:style-name="P67"><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67">“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7"><text:span text:style-name="T9">–</text:span> Вы ведь в неопасное место идёте, да?</text:p>
      <text:p text:style-name="P67"><text:soft-page-break/><text:span text:style-name="T9">–</text:span> Да, Силк Мэйн, в неопасное.</text:p>
      <text:p text:style-name="P67"><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7"><text:span text:style-name="T9">–</text:span> Силк, не волнуйся, если будет опасно, мы сразу же повернём. (И пойдём другой дорогой <text:span text:style-name="T9">—</text:span> додумал я).</text:p>
      <text:p text:style-name="P67">Силк Мэйн выпустила мою ногу, успокаиваясь. Я пошёл в казарму, а кобылки продолжали молча смотреть на меня...</text:p>
      <text:p text:style-name="P6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7">Опять таки, шансы для Мэда и Калруса <text:s/>пройти через болото <text:span text:style-name="T9">—</text:span> ничтожны.</text:p>
      <text:p text:style-name="P67"><text:span text:style-name="T9">–</text:span> Возвращаемся, Мэдди, <text:span text:style-name="T9">–</text:span> решил я. <text:span text:style-name="T9">–</text:span> Намотрелись достаточно.</text:p>
      <text:p text:style-name="P67">Пусть принцесса считает меня трусом, пусть я больше не смогу взглянуть ей в глаза, но я должен сделать то, что делаю. Мы возвращаемся…</text:p>
      <text:p text:style-name="P67"/>
      <text:h text:style-name="P139" text:outline-level="2">Продолжение ЛСД-чаепития</text:h>
      <text:p text:style-name="P67"/>
      <text:p text:style-name="P67"><text:s/>Так значит, своим появлением я невольно поспособствовал гибели особенного пони Луны? Мне очень жаль…</text:p>
      <text:p text:style-name="P67">Селестия через силу улыбнулась.</text:p>
      <text:p text:style-name="P67"><text:span text:style-name="T9">–</text:span> Пони умеют переносить тяготы, Макс. <text:span text:style-name="T9">–</text:span> Иначе бы мы не выжили. В нашей истории бывали очень тяжёлые времена.</text:p>
      <text:p text:style-name="P6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7"><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67"><text:span text:style-name="T9">&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67"/>
      <text:p text:style-name="P67"/>
      <text:p text:style-name="P67"/>
      <text:p text:style-name="P67"><text:span text:style-name="T9">–</text:span> Тия, я…</text:p>
      <text:p text:style-name="P67"><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text:soft-page-break/>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7">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67">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67">Селестия замолчала, потом медленно поднесла ко рту чашку с холодным чаем и сделала три глубоких глотка.</text:p>
      <text:p text:style-name="P67"><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67"><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67"><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7"/>
      <text:p text:style-name="P97"/>
      <text:p text:style-name="P77">Она вытянула шею и начала по очереди сгибать-разгибать ноги, разминая суставы.</text:p>
      <text:p text:style-name="P77"><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67"/>
      <text:p text:style-name="P67"><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67">Её образ расплывался, в голове стоял звон, звуки проникали в уши как будто через толстый слой ваты.</text:p>
      <text:p text:style-name="P67"><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7">мочь мне. Помочь всем нам. А сейчас иди, отдыхай.</text:p>
      <text:p text:style-name="P67"/>
      <text:h text:style-name="P139" text:outline-level="2"/>
      <text:h text:style-name="P139" text:outline-level="2">Знакомство с Элементами Гармонии</text:h>
      <text:p text:style-name="P67"/>
      <text:p text:style-name="P67">На следующий день я застал в библиотеке кроме Твайлайт ещё трёх кобылок.</text:p>
      <text:p text:style-name="P67"><text:span text:style-name="T1">–</text:span> Знакомься, Макс <text:span text:style-name="T1">–</text:span> начала представлять меня Твайлайт, <text:span text:style-name="T1">–</text:span> это Пинки Пай.</text:p>
      <text:p text:style-name="P67"><text:span text:style-name="T1">–</text:span> Очень приятно, Макс.</text:p>
      <text:p text:style-name="P6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7"><text:soft-page-break/><text:span text:style-name="T1">–</text:span> ...то Рэрити! <text:span text:style-name="T1">–</text:span> Твайлайт представила светлую единорожку, которая чуть склонила голову в приветствии.</text:p>
      <text:p text:style-name="P67"><text:span text:style-name="T1">–</text:span> Макс, <text:span text:style-name="T1">–</text:span> кивнул я ей в ответ.</text:p>
      <text:p text:style-name="P67"><text:span text:style-name="T1">–</text:span> Рэйнбоу Дэш! <text:span text:style-name="T1">–</text:span> голубая пегаска представилась сама, насмешливо наморщив нос.</text:p>
      <text:p text:style-name="P67"><text:span text:style-name="T1">–</text:span> Макс. <text:span text:style-name="T1">–</text:span> закончил представляться я.</text:p>
      <text:p text:style-name="P67">Твайлайт продолжила прерванную моим появлением беседу.</text:p>
      <text:p text:style-name="P67"><text:span text:style-name="T1">–</text:span> Как я вам уже рассказывала, заклинание Свирла вызвало сюда Макса. И он хочет нам помочь, но не знает, как.</text:p>
      <text:p text:style-name="P67">Голубая пегаска вомущённо фыркнула.</text:p>
      <text:p text:style-name="P67"><text:span text:style-name="T1">–</text:span> А нужно ли нам помогать? Сами как-нибудь справимся!</text:p>
      <text:p text:style-name="P67"><text:span text:style-name="T1">–</text:span> Но Дэш, дорогая, неужели ты думаешь, что Твайлайт и принцесса Селестия не перепробовали всё возможное?</text:p>
      <text:p text:style-name="P67"><text:span text:style-name="T1">–</text:span> Рэрити грациозно улеглась на подушку, пододвинув её к себе магией.</text:p>
      <text:p text:style-name="P6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7">Я ошеломлённо посмотрел на неё.</text:p>
      <text:p text:style-name="P67"><text:span text:style-name="T1">–</text:span> Откуда ты знаешь?</text:p>
      <text:p text:style-name="P6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7"><text:span text:style-name="T1">– </text:span>47 лет? Такой старый? <text:span text:style-name="T1">–</text:span> тихо произнесла Рэйнбоу Дэш с сомнением поглядывая на меня.</text:p>
      <text:p text:style-name="P67"><text:span text:style-name="T1">–</text:span> Не старый. У нас живут, в среднем, до 90-ти <text:span text:style-name="T1">–</text:span> 100-а лет.</text:p>
      <text:p text:style-name="P6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74"><text:span text:style-name="T1">–</text:span> Программы. Это такие… гм… заклинания. Ты пишешь программу, запускаешь её, а потом она делает что-то для тебя.</text:p>
      <text:p text:style-name="P74"><text:span text:style-name="T1">–</text:span> То есть, ты, типа, волшебник в своём мире?</text:p>
      <text:p text:style-name="P74"><text:span text:style-name="T1">–</text:span> Вряд ли меня так можно называть. Очень далёкие параллели. У нас совсем нет магии.</text:p>
      <text:p text:style-name="P74"><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7"/>
      <text:p text:style-name="P67"/>
      <text:p text:style-name="P67">...</text:p>
      <text:p text:style-name="P67"/>
      <text:p text:style-name="P6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7"><text:span text:style-name="T1">–</text:span> Ну… В общем, да. Надо ещё пригласить Эпплджек и Флаттершай.</text:p>
      <text:p text:style-name="P67"><text:soft-page-break/><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7"><text:span text:style-name="T1">–</text:span> О, Рэрити, спасибо-спасибо-спасибо! <text:span text:style-name="T1">–</text:span> Твайлайт обняла единорожку.</text:p>
      <text:p text:style-name="P6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7">Рэйнбоу Дэш развернулась к выходу из библиотеки.</text:p>
      <text:p text:style-name="P6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7"><text:span text:style-name="T1">–</text:span> Мне кажется, Макс, ты ей чем-то не нравишься, <text:span text:style-name="T1">–</text:span> заметила Рэрити.</text:p>
      <text:p text:style-name="P67"><text:span text:style-name="T1">–</text:span> А, по-моему, так наоборот, <text:span text:style-name="T1">–</text:span> хмыкнул Спайк, всё это время евший в сторонке какие-то сверкающие кристаллы.</text:p>
      <text:p text:style-name="P67"><text:span text:style-name="T1">–</text:span> Но довольно слов. Что нужно делать, дорогая? <text:span text:style-name="T1">–</text:span> обратилась Рэрити к Твайлайт.</text:p>
      <text:p text:style-name="P67"><text:span text:style-name="T1">–</text:span> До утра <text:span text:style-name="T1">—</text:span> ничего. Потом вам нужно лечь рядом и я вызову заклинание двойного сна.</text:p>
      <text:p text:style-name="P67"><text:span text:style-name="T1">–</text:span> Отлично, тогда я ещё успею привести себя в порядок. На все сто нужно выглядеть даже во сне. Тем более, в чужом.</text:p>
      <text:p text:style-name="P67">Рэрити вышла на улицу. Я поднялся с места.</text:p>
      <text:p text:style-name="P67"><text:span text:style-name="T1">–</text:span> Я тоже, пожалуй, пройдусь.</text:p>
      <text:p text:style-name="P67"><text:span text:style-name="T1">–</text:span> Далеко не уходи, Макс. Понивилль не такой уж и маленький, новичок в нём запросто может заблудиться.</text:p>
      <text:p text:style-name="P67"><text:span text:style-name="T1">–</text:span> Не волнуйся, Твайлайт. Пройдусь до железной дороги и обратно.</text:p>
      <text:p text:style-name="P6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7">Дойдя до железной дороги, я пошёл вдоль неё, постепеннно выходя за пределы городка.</text:p>
      <text:p text:style-name="P67">Чувствительный толчок чуть выше пояса заставил меня сделать два шага вперёд, чтобы не упасть.</text:p>
      <text:p text:style-name="P67">Я обернулся.</text:p>
      <text:p text:style-name="P67">Сзади стояла Рэйнбоу Дэш с растрёпанной от толчка чёлкой.</text:p>
      <text:p text:style-name="P6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7"><text:span text:style-name="T1">–</text:span> Рэйнбоу, успокойся. О чём ты?</text:p>
      <text:p text:style-name="P67">Она глядела сквозь чёлку куда-то мимо меня, отворачивая взгляд. Заднее копыто легонько притоптывало.</text:p>
      <text:p text:style-name="P67"><text:span text:style-name="T1">–</text:span> Ты знаешь, о чём. Должен знать, <text:span text:style-name="T1">–</text:span> отрезала она, ничего не объясняя.</text:p>
      <text:p text:style-name="P67"><text:span text:style-name="T1">–</text:span> Я не понимаю. Честно. Что ты чувствуешь?</text:p>
      <text:p text:style-name="P6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7"/>
      <text:p text:style-name="P80"/>
      <text:h text:style-name="P139" text:outline-level="2">Первый сеанс двойного сна. Рэрити</text:h>
      <text:p text:style-name="P67"/>
      <text:p text:style-name="P67"><text:soft-page-break/><text:span text:style-name="T9">&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7"><text:span text:style-name="T20">Сон одновременно смотрели Рэрити, Пинки и РД. Флатти и ЭйДжей не успели подойти вовремя, т.к. жили за городом.</text:span><text:span text:style-name="T9">&gt;</text:span></text:p>
      <text:p text:style-name="P67"/>
      <text:p text:style-name="P67">Когда я вернулся в библиотеку, Твайлайт и Спайк уже соорудили нечто вроде мягкого уголка на втором этаже.</text:p>
      <text:p text:style-name="P67"><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67"><text:span text:style-name="T9">–</text:span> Может, и поместимся. Но, вообще, я во сне верчусь.</text:p>
      <text:p text:style-name="P67"><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67"><text:span text:style-name="T9">–</text:span> Рэ-ри-тиии! - прошептал в восхищении Спайк.</text:p>
      <text:p text:style-name="P67">И было отчего.</text:p>
      <text:p text:style-name="P67">Что-то неуловимо изменилось в той единорожке, которую я видел ещё утром.</text:p>
      <text:p text:style-name="P6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67"><text:span text:style-name="T9">–</text:span> Рэрити, ты выглядишь… Замечательно выглядишь! <text:span text:style-name="T9">–</text:span> растерянно пролепетала Твайлайт.</text:p>
      <text:p text:style-name="P67"><text:span text:style-name="T9">–</text:span> Дааааааа… Замечательно! <text:span text:style-name="T9">–</text:span> наконец-то смог закрыть рот <text:span text:style-name="T1">и втянуть слюни </text:span>Спайк.</text:p>
      <text:p text:style-name="P67"><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67"><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7"/>
      <text:p text:style-name="P67"><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67">Двух небольших понячьих матраса, сложенных вместе, мне вполне хватило, чтобы растянуться в полный рост и раскинуть руки крестом.</text:p>
      <text:p text:style-name="P6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7"><text:span text:style-name="T9">–</text:span> Я не слишком давлю? - прошептала мне на ухо единорожка.</text:p>
      <text:p text:style-name="P67">Её ресницы щекотали мне щёку и это было чертовски приятно. Ответить я не успел.</text:p>
      <text:p text:style-name="P67"><text:span text:style-name="T9">–</text:span> Готовы? <text:span text:style-name="T9">–</text:span> Спросила Твайлайт.</text:p>
      <text:p text:style-name="P67"><text:span text:style-name="T9">–</text:span> Я готова. <text:span text:style-name="T9">–</text:span> <text:span text:style-name="T1">о</text:span>тозвалась Рэрити.</text:p>
      <text:p text:style-name="P67"><text:span text:style-name="T9">–</text:span> Готов. <text:span text:style-name="T9">–</text:span> <text:span text:style-name="T1">с</text:span>казал я.</text:p>
      <text:p text:style-name="P6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7"/>
      <text:h text:style-name="P139" text:outline-level="2"><text:soft-page-break/>Сон Макса</text:h>
      <text:p text:style-name="P103"/>
      <text:p text:style-name="P67"><text:span text:style-name="T9">&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7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7"><text:span text:style-name="T25">–</text:span><text:span text:style-name="T20"> Готова, </text:span><text:span text:style-name="T25">–</text:span><text:span text:style-name="T20"> процедила она.</text:span><text:span text:style-name="T9">&gt;</text:span></text:p>
      <text:p text:style-name="P68">***</text:p>
      <text:p text:style-name="P67"><text:span text:style-name="T9">–</text:span> Вставай, Макс! <text:span text:style-name="T9">–</text:span> Маленькое копыто надавливало мне на грудь, делая энергичные круговые движения.</text:p>
      <text:p text:style-name="P67"><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67"><text:span text:style-name="T9">–</text:span> Мне не понравился цвет твоей мордочки. Ты стал слишком бледный. Я решила прервать твой сон. Как ты себя ...</text:p>
      <text:p text:style-name="P67"><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67"><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67"><text:span text:style-name="T9">–</text:span> Я в порядке. Что-то удалось узнать? <text:span text:style-name="T9">–</text:span> обратился я к Рэрити.</text:p>
      <text:p text:style-name="P67"><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7"><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67"><text:span text:style-name="T9">– </text:span>Да, Макс?</text:p>
      <text:p text:style-name="P67"><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7">Твайлайт растерялась.</text:p>
      <text:p text:style-name="P67"><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7"><text:span text:style-name="T9">–</text:span> Я помогу-у-у-у! <text:span text:style-name="T9">–</text:span> <text:span text:style-name="T1">з</text:span>апрыгала на месте Пинки.</text:p>
      <text:p text:style-name="P67"><text:span text:style-name="T9">–</text:span> Я помогу! <text:span text:style-name="T9">–</text:span> <text:span text:style-name="T1">н</text:span>еожиданно вызвалась Рэйнбоу Дэш, до этого безучастно наблюдавшая за нами.</text:p>
      <text:p text:style-name="P67"/>
      <text:p text:style-name="P75"/>
      <text:p text:style-name="P67"/>
      <text:p text:style-name="P67"><text:span text:style-name="T9">–</text:span> Я первая предложила! <text:span text:style-name="T9">–</text:span> возмутилась Пинки.</text:p>
      <text:p text:style-name="P67"><text:span text:style-name="T9">–</text:span> Предложила не ты, а Твайлайт. <text:span text:style-name="T9">–</text:span> <text:span text:style-name="T1">п</text:span>арировала Рэйнбоу Дэш.</text:p>
      <text:p text:style-name="P67"><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67"><text:span text:style-name="T9">–</text:span> Лады. <text:span text:style-name="T9">–</text:span> проворчала пегаска. <text:span text:style-name="T9">–</text:span> Приходи завтра на девять к библиотеке. Нет, лучше на десять.</text:p>
      <text:p text:style-name="P67"><text:soft-page-break/><text:span text:style-name="T9">–</text:span> Хорошо, Рэйнбоу Дэш. Договорились.</text:p>
      <text:p text:style-name="P67"><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7">Голубая пегаска фыркнула и скрылась в дневном небе.</text:p>
      <text:p text:style-name="P67"/>
      <text:h text:style-name="P139" text:outline-level="2">День с Пинки</text:h>
      <text:p text:style-name="P67"/>
      <text:p text:style-name="P6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7"><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67"><text:span text:style-name="T9">–</text:span> Ффух! Дай отдышаться.</text:p>
      <text:p text:style-name="P67"><text:span text:style-name="T9">–</text:span> Устал? <text:span text:style-name="T9">–</text:span> <text:span text:style-name="T1">у</text:span>частливо спросила Пинки.</text:p>
      <text:p text:style-name="P67"><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67"><text:span text:style-name="T9">–</text:span> Да? Тогда пойдём перекусим.</text:p>
      <text:p text:style-name="P67">Манерный пони-оффициант выслушал наши пожелания и удалился.</text:p>
      <text:p text:style-name="P67"><text:span text:style-name="T9">–</text:span> А какой у тебя был образ жизни?</text:p>
      <text:p text:style-name="P67"><text:span text:style-name="T9">–</text:span> В основном, <text:span text:style-name="T1">э</text:span>сидячий.</text:p>
      <text:p text:style-name="P67"><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7"><text:span text:style-name="T9">–</text:span> А у нас сидячая работа в порядке вещей.</text:p>
      <text:p text:style-name="P67"><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6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7"/>
      <text:p text:style-name="P67"><text:span text:style-name="T9">&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67"/>
      <text:h text:style-name="P139" text:outline-level="2"/>
      <text:p text:style-name="P103"/>
      <text:p text:style-name="P103"/>
      <text:p text:style-name="P67"><text:span text:style-name="T9">&lt;</text:span><text:span text:style-name="T20">Подходя к замку Принцесс, Дэш рассказывает Максу обо сне, который она утаила - с Леро.</text:span><text:span text:style-name="T9">&gt;</text:span> </text:p>
      <text:p text:style-name="P67"><text:span text:style-name="T9">&lt;</text:span><text:span text:style-name="T20">Кто следующий готов рассказывать?</text:span></text:p>
      <text:p text:style-name="P74">Пинки дёрнулась на месте, но промолчала.</text:p>
      <text:p text:style-name="P67"><text:soft-page-break/><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9">&gt;</text:span></text:p>
      <text:p text:style-name="P67"><text:span text:style-name="T9">&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74">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7"><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text:span><text:span text:style-name="T20">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9">&gt;</text:span></text:p>
      <text:p text:style-name="P71"/>
      <text:p text:style-name="P67"><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67"><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67"/>
      <text:h text:style-name="P139" text:outline-level="2"/>
      <text:p text:style-name="P68">***</text:p>
      <text:p text:style-name="P67"><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67"><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67"><text:span text:style-name="T9">–</text:span> Что такое “рекурсивный сон”?</text:p>
      <text:p text:style-name="P67"><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67"/>
      <text:h text:style-name="P139" text:outline-level="2">Исчезновение Селестии</text:h>
      <text:p text:style-name="P74">Для помощи в открытии коридора в мир Макса, находят в горах Дискорда и упрашивают его помочь.</text:p>
      <text:p text:style-name="P67"><text:span text:style-name="T9">–</text:span> И в твоём мире нет пони-пегасов и пони-единорогов? Есть только земнопони? <text:span text:style-name="T9">–</text:span> допытывалась РД.</text:p>
      <text:p text:style-name="P67"><text:span text:style-name="T9">–</text:span> По большому счёту, земнопони тоже нет. Наши пони и лошади неразумны. И в них нет ни капли магии…</text:p>
      <text:p text:style-name="P67">Мы с <text:span text:style-name="T1">Дэш</text:span> допивали кофе в cкафе <text:span text:style-name="T9">&lt;</text:span><text:span text:style-name="T21">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7"><text:span text:style-name="T9">–</text:span> Ну хорошо, а кто вами правит? Аликорн? Драконикус? Какой-нибудь человек с рогом во лбу? Или у вас нет правителя?</text:p>
      <text:p text:style-name="P67"><text:span text:style-name="T9">–</text:span> Нет, почему? Правитель есть. Только он не постоянный. Его избирают. Раз в несколько лет.</text:p>
      <text:p text:style-name="P67"><text:soft-page-break/><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1">изменить причину удивления</text:span><text:span text:style-name="T9">&gt;</text:span></text:p>
      <text:p text:style-name="P6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7">Сосредоточиться мешал шум. Сначала это была тихая дробь на грани слышимости, но постепенно она переросла в звонкое цоканье.</text:p>
      <text:p text:style-name="P67"><text:span text:style-name="T9">–</text:span> Хм. Узнаю походку Твайлайт. Что-то случилось. <text:span text:style-name="T9">–</text:span> заметила <text:span text:style-name="T1">пегаска</text:span>.</text:p>
      <text:p text:style-name="P67">И впрямь, на запыхавшейся единорожке лица не было.</text:p>
      <text:p text:style-name="P67"><text:span text:style-name="T9">–</text:span> Она исчезла!!! <text:span text:style-name="T9">–</text:span> Твайлайт не могла отдышаться.</text:p>
      <text:p text:style-name="P67"><text:span text:style-name="T9">–</text:span> Кто <text:span text:style-name="T1">—</text:span> она??? <text:span text:style-name="T9">–</text:span> <text:span text:style-name="T1">х</text:span>ором воскликнули мы и переглянулись.</text:p>
      <text:p text:style-name="P67"><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67"><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67"><text:span text:style-name="T9">–</text:span> Никаких поездов. Луна прислала за нами воздушную колесницу. Созывай подруг. Собираемся у меня в 18.00.</text:p>
      <text:p text:style-name="P67">Колесница приземлилась прямо на открытую площадку замка. Не мешкая ни секунды, стража проводила пассажиров в покои принцессы Луны.</text:p>
      <text:p text:style-name="P67"><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67"><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67"><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7">Я покачал головой.</text:p>
      <text:p text:style-name="P67"><text:span text:style-name="T9">–</text:span> Не могу ничем помочь. Я знаю не больше твоего.</text:p>
      <text:p text:style-name="P67">Луна как будто ожидала такой ответ.</text:p>
      <text:p text:style-name="P67"><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67"><text:span text:style-name="T9">–</text:span> Приложу все усилия, Ваше Высочество. Но мне понадобится провести некоторое время в библиотеке Кантерлота.</text:p>
      <text:p text:style-name="P67"><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7"/>
      <text:h text:style-name="P139" text:outline-level="2">Поиск решения</text:h>
      <text:p text:style-name="P103"/>
      <text:p text:style-name="P67"><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7"><text:soft-page-break/><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7">В этот момент в воздухе прозвучал хлопок, и у меня перед носом возник небольшой свиток, исписанный каллиграфическим почерком.</text:p>
      <text:p text:style-name="P67">Свиток плавно опустился мне в руки.</text:p>
      <text:p text:style-name="P6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8">***</text:p>
      <text:p text:style-name="P6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7"><text:span text:style-name="T1">–</text:span> У нас нет волшебников, <text:span text:style-name="T1">–</text:span> возразил я.</text:p>
      <text:p text:style-name="P6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7">Спорить со старым змеем было сложно, поэтому я переключил внимание на Твайлайт.</text:p>
      <text:p text:style-name="P6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7"><text:span text:style-name="T1">–</text:span> А как мы узнаем, когда будет нужное время? План ненадёжен. <text:span text:style-name="T1">–</text:span> <text:span text:style-name="T1">з</text:span>асомневалась Луна.</text:p>
      <text:p text:style-name="P6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1">&lt;<text:span text:style-name="T21">Луна приносит в жертву свою кровь, чтобы путешествие к замку прошло без потерь. Жертва не принимается — Дэш погибает</text:span>&gt;</text:p>
      <text:p text:style-name="P67"><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1"/>
      <text:p text:style-name="P67"><text:span text:style-name="T9">&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text:span><text:soft-page-break/><text:span text:style-name="T20">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7"><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9">&gt;</text:span></text:p>
      <text:p text:style-name="P67"/>
      <text:h text:style-name="P139" text:outline-level="2">Поход к замку Принцес-2</text:h>
      <text:p text:style-name="P67"/>
      <text:p text:style-name="P6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7"><text:span text:style-name="T1">–</text:span> Это значит, что мы совсем близко от замка. От того остова замок должен быть виден, <text:span text:style-name="T1">–</text:span> прошептала Луна.</text:p>
      <text:p text:style-name="P67">На металлическом боку остова были отчётливо видны четыре вмятины <text:span text:style-name="T9">—</text:span> место торможения Кимеринна.</text:p>
      <text:p text:style-name="P6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7">Я внимательно осмотрел покорёженный остов. </text:p>
      <text:p text:style-name="P67">”...eing” <text:span text:style-name="T9">—</text:span> виднелось под листвой плюща.</text:p>
      <text:p text:style-name="P67">“Откуда здесь взялся рухнувший Боинг?” <text:span text:style-name="T9">&lt;</text:span><text:span text:style-name="T21">Дуглас </text:span><text:span text:style-name="T25">—</text:span><text:span text:style-name="T21"> </text:span><text:span text:style-name="T25">DC-3</text:span><text:span text:style-name="T9">&gt;</text:span></text:p>
      <text:p text:style-name="P6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7">Кобылки о чём-то спорили, в то время как стражники пытались нащупать брод.</text:p>
      <text:p text:style-name="P6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7"><text:span text:style-name="T1">–</text:span> Кимеринн погиб от тентаклиан, <text:span text:style-name="T1">–</text:span> тихо заметила Луна. <text:span text:style-name="T1">–</text:span> Ждите меня здесь.</text:p>
      <text:p text:style-name="P6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7">Тяжело дыша, Луна вернулась.</text:p>
      <text:p text:style-name="P71"/>
      <text:p text:style-name="P67"><text:soft-page-break/><text:span text:style-name="T9">&lt;</text:span><text:span text:style-name="T20">высоко летать нельзя из-за молний</text:span><text:span text:style-name="T9">&gt;</text:span></text:p>
      <text:p text:style-name="P71"/>
      <text:p text:style-name="P6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7">Её голос заглушил протяжный стон металла.</text:p>
      <text:p text:style-name="P67">Остов самолёта выпрямился и, чуть приподнявшись над землёй, сразу же опустился.</text:p>
      <text:p text:style-name="P67"><text:span text:style-name="T1">–</text:span> Дискорд!!! - одновременно воскликнули Луна, Дэш, ЭйДжей, Флаттершай и я.</text:p>
      <text:p text:style-name="P67">И действительно, за штурвалом <text:s/>сидел драконикус и что-то шептал себе под нос. Остов снова приподнялся и опять опустился.</text:p>
      <text:p text:style-name="P67"><text:span text:style-name="T1">–</text:span> У меня бы ни в жизни это бы не получилось, не помогай мне он. <text:span text:style-name="T1">–</text:span> заявил Дискорд.</text:p>
      <text:p text:style-name="P67"><text:span text:style-name="T1">–</text:span> Кто <text:span text:style-name="T9">—</text:span> “он”, <text:span text:style-name="T1">–</text:span> спросила Луна.</text:p>
      <text:p text:style-name="P6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7"><text:span text:style-name="T1">–</text:span> Поворачиваем! Поворачиваем! <text:span text:style-name="T1">–</text:span> прохрипел Дискорд.</text:p>
      <text:p text:style-name="P67"><text:span text:style-name="T1">–</text:span> Как? <text:span text:style-name="T1">–</text:span> Твайлайт зажмурилась от напряжения.</text:p>
      <text:p text:style-name="P67"><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67">Кабина медленно накренилась. Деревья поплыли вправо. </text:p>
      <text:p text:style-name="P67"><text:span text:style-name="T1">–</text:span> Выравниваем!!!</text:p>
      <text:p text:style-name="P67">Кабина выровнялась. Сначала деревья, а потом водная гладь медленно проплывали внизу.</text:p>
      <text:p text:style-name="P67"><text:span text:style-name="T1">–</text:span> Вот так и держим. Эта железяка очень нам благодарна.</text:p>
      <text:p text:style-name="P67"><text:span text:style-name="T1">–</text:span> Скорее! Я долго не выдержу! Она слишком тяжёлая. <text:span text:style-name="T1">–</text:span> Твайлайт дрожала от напряжения.</text:p>
      <text:p text:style-name="P6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7"><text:soft-page-break/>Поняв тщётность усилий, пегаска вернулась в самолёт. В закрытую ею дверь через секунду громыхнул тентаклиан.</text:p>
      <text:p text:style-name="P67"><text:span text:style-name="T1">–</text:span> Не сдаёмся! Этой мерзкой дряни не победить нас! <text:span text:style-name="T1">–</text:span> хрипел Дискорд.</text:p>
      <text:p text:style-name="P6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7"><text:span text:style-name="T1">–</text:span> Я больше не могу, <text:span text:style-name="T1">–</text:span> простонала Твайлайт и лишилась чувств.</text:p>
      <text:p text:style-name="P67">“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67">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67">Мне показался знакомым открывшийся корридор слева.</text:p>
      <text:p text:style-name="P6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7">Топот копыт основной группы затихал за поворотом основного корридора. РД коротко кивнула и, пропустив меня в проём, потрусила за мной.</text:p>
      <text:p text:style-name="P67">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7"><text:span text:style-name="T1">Дэш</text:span> вытянула шею и навострила уши, прислушивась к затихающему топоту. Потом высоко подпрыгнула и зависла в воздухе.</text:p>
      <text:p text:style-name="P67"/>
      <text:p text:style-name="P67"><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67"/>
      <text:p text:style-name="P67"><text:span text:style-name="T1">–</text:span> Хватайся за ноги. <text:span text:style-name="T1">–</text:span> <text:span text:style-name="T1">с</text:span>командовала она.</text:p>
      <text:p text:style-name="P6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7">После двух кувырков по камням гудела голова и саднило ушибленное плечо. </text:p>
      <text:p text:style-name="P67"><text:span text:style-name="T1">–</text:span> Дэш? Ты где? Дэш?</text:p>
      <text:p text:style-name="P67">До меня донеслось тяжёлое дыхание и звуки борьбы из бокового прохода метрах в пяти позади меня.</text:p>
      <text:p text:style-name="P67"><text:soft-page-break/>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7">Наконец она процедила сквозь зубы:</text:p>
      <text:p text:style-name="P67"><text:span text:style-name="T1">–</text:span> Всё. Уходи! <text:span text:style-name="T1">–</text:span> и с силой толкнула меня в грудь копытом, одновременно вырываясь из объятий.</text:p>
      <text:p text:style-name="P67"><text:span text:style-name="T1">–</text:span> Дэш! <text:span text:style-name="T1">–</text:span> <text:span text:style-name="T1">с</text:span> пола я увидел, как в петле тентаклиана с хрустом ломается её крыло.</text:p>
      <text:p text:style-name="P67">Дэш застонала и у неё подкосились передние ноги.</text:p>
      <text:p text:style-name="P67"><text:span text:style-name="T1">–</text:span> Уйди! Не смотри на меня! <text:span text:style-name="T1">–</text:span> зло крикнула она мне.</text:p>
      <text:p text:style-name="P6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7">Очередной рывок сбил меня с ног.</text:p>
      <text:p text:style-name="P67">Я очнулся от спёртого дыхания.</text:p>
      <text:p text:style-name="P67">Дискорд, ругаясь сквозь зубы, волок меня под мышкой по коридору, по которому пять минут назад мы с Дэш догоняли группу.</text:p>
      <text:p text:style-name="P6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7">Я тупо смотрел на проносящиеся подо мной плиты. Мыслей не было никаких. Только воспоминания.</text:p>
      <text:p text:style-name="P6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7">Я закрыл глаза и беззвучно закричал. Как сквозь сон мне слышались голоса.</text:p>
      <text:p text:style-name="P67"><text:span text:style-name="T1">–</text:span> Все приготовились? Луна, ты готова?</text:p>
      <text:p text:style-name="P67"><text:span text:style-name="T1">–</text:span> Да.</text:p>
      <text:p text:style-name="P67"><text:span text:style-name="T1">–</text:span> Твайлайт?</text:p>
      <text:p text:style-name="P67"><text:span text:style-name="T1">–</text:span> Да!</text:p>
      <text:p text:style-name="P6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7"><text:span text:style-name="T1">–</text:span> Дэш? Что с ней?</text:p>
      <text:p text:style-name="P67"><text:span text:style-name="T1">–</text:span> Нет времени объяснять. Тентаклианы просыпаются. Начинаем!</text:p>
      <text:p text:style-name="P67"><text:span text:style-name="T1">–</text:span> Начинаем!</text:p>
      <text:p text:style-name="P67"><text:span text:style-name="T1">–</text:span> Начинаем!</text:p>
      <text:p text:style-name="P6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7"><text:soft-page-break/>Поток заканчивался окном неправильной формы. Через окно по мере приближения стали видны огни большого города.</text:p>
      <text:p text:style-name="P67">Эпплджек нырнула в проём первая. Флаттершай, прижав к себе ноги и прикрывшись крыльями, влетела вторая.</text:p>
      <text:p text:style-name="P6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67">Там были лишь темнота и радуга, тающая в последних отблесках исчезающего коридора.</text:p>
      <text:p text:style-name="P68">***</text:p>
      <text:p text:style-name="P67">Невесомость, удар, чувство веса.</text:p>
      <text:p text:style-name="P67">Я открыл глаза.</text:p>
      <text:p text:style-name="P6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7">Мне ЭТО всё приснилось? Но таких ярких и длинных снов не бывает. А ЛСД я перестал баловаться два года назад. Да и не похоже это на трип.</text:p>
      <text:p text:style-name="P67">Я поднял руку и обнаружил в ладони брошь в виде радужной молнии.</text:p>
      <text:p text:style-name="P67">Слабый звук заставил меня обернуться.</text:p>
      <text:p text:style-name="P6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7"/>
      <text:p text:style-name="P67"><text:span text:style-name="T9">&lt;</text:span><text:span text:style-name="T20">Поиски Селестии — сюжет:</text:span></text:p>
      <text:p text:style-name="P74">Базовое положение: Селестия физически находится на компе Влада в соседнем с максовым доме, в качестве этической подпрограммы к Нексусу.</text:p>
      <text:p text:style-name="P74">Кратко:</text:p>
      <text:p text:style-name="P7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text:soft-page-break/>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4">Эпизод 1:</text:p>
      <text:p text:style-name="P7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4">…</text:p>
      <text:p text:style-name="P74">Итого:</text:p>
      <text:p text:style-name="P7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4">Эпизод 3.5 (необязательный): День из жизни Дискорда (впечатления от нового мира, интерес путешествия, нежелание возвращаться).</text:p>
      <text:p text:style-name="P74">Эпизод 4: Эй-Джей рассказывает Максу о Флаттершай, о её тревожном состоянии - сильнейшей депрессии. Флатти отказывается есть и разговаривать.</text:p>
      <text:p text:style-name="P67"><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67"/>
      <text:h text:style-name="P139" text:outline-level="2">Терра. Прибытие</text:h>
      <text:p text:style-name="P67"/>
      <text:p text:style-name="P6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67">Я присел в коридоре, закрыв глаза.</text:p>
      <text:p text:style-name="P6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text:soft-page-break/>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8">***</text:p>
      <text:p text:style-name="P6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7">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7">– Постой, – я оторвался от печальных мыслей, – в чём удача-то, что ты оказался с нами?</text:p>
      <text:p text:style-name="P6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7">Дискорд отпил воды и попытался поставить стакан в воздух. Стакан немедленно упал и разбился.</text:p>
      <text:p text:style-name="P6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7">Стакан медленно собрался воедино и прыгнул обратно в руку Дискорду. – Хорошо, хоть внутренняя сила осталась. – пробурчал он.</text:p>
      <text:p text:style-name="P6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7">– А они? – Дискорд кивнул на девушек, сжавшихся в уголке дивана.</text:p>
      <text:p text:style-name="P67">Я пожал плечами. </text:p>
      <text:p text:style-name="P67">– Поживём — увидим. Я никому навязывать обязанности не собираюсь.</text:p>
      <text:p text:style-name="P67"/>
      <text:h text:style-name="P139" text:outline-level="2">Поиски</text:h>
      <text:p text:style-name="P67"/>
      <text:p text:style-name="P6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text:soft-page-break/>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7">А сейчас разберёмся, что там с Нексусом?</text:p>
      <text:p text:style-name="P67">Административная консоль приветственно мигнула зелёным шрифтом.</text:p>
      <text:p text:style-name="P67"><text:span text:style-name="T9">&gt;</text:span>\Привет, Нексус. Это Макс.</text:p>
      <text:p text:style-name="P67"><text:span text:style-name="T9">&lt;\</text:span>Привет, Макс. Рад тебя видеть.</text:p>
      <text:p text:style-name="P72">Хм. Блок эмоций? Или просто модификация стандартного приветствия?</text:p>
      <text:p text:style-name="P67"><text:span text:style-name="T9">&gt;\</text:span>Нексус, отключи память событий за последнюю неделю.</text:p>
      <text:p text:style-name="P67"><text:span text:style-name="T9">&lt;\</text:span>Выполнено, Макс.</text:p>
      <text:p text:style-name="P67"><text:span text:style-name="T9">&gt;</text:span>\Задача по корпоративной логике. Выдай наиболее оптимальное решение.</text:p>
      <text:p text:style-name="P67"><text:span text:style-name="T9">&lt;\</text:span>Жду с нетерпением, Макс.</text:p>
      <text:p text:style-name="P67"><text:span text:style-name="T9">&gt;\</text:span>Постановка задачи.</text:p>
      <text:p text:style-name="P67"><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7"><text:span text:style-name="T9">&gt;\</text:span>Ограничения.</text:p>
      <text:p text:style-name="P67"><text:span text:style-name="T9">&gt;\</text:span>Ты не можешь подать в суд на компанию Б и ждать результатов, так как за время разбирательства компания А обанкротится.</text:p>
      <text:p text:style-name="P67"><text:span text:style-name="T9">&gt;\</text:span>Задание.</text:p>
      <text:p text:style-name="P67"><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67"><text:span text:style-name="T9">&lt;\</text:span>Задача принята...</text:p>
      <text:p text:style-name="P67"><text:span text:style-name="T9">&lt;\</text:span>...</text:p>
      <text:p text:style-name="P67"><text:span text:style-name="T9">&lt;\</text:span>...</text:p>
      <text:p text:style-name="P67"><text:span text:style-name="T9">&lt;\</text:span>Решение:</text:p>
      <text:p text:style-name="P67"><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7">О-па, уже час дня! Большинство коллег уже разошлись на обед по кафе и пищеблокам. Теперь мне никто не помешает. Надеюсь.</text:p>
      <text:p text:style-name="P6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text:soft-page-break/>кафе через дорогу, заказывая там под домашние бутерброды чашечку кофе, чем изрядно напрягал тамошних официантов.</text:p>
      <text:p text:style-name="P67">– Ну как, что там с Нексусом? <text:span text:style-name="T1">–</text:span> оторвался Алекс от своих бутербродов.</text:p>
      <text:p text:style-name="P6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7"><text:span text:style-name="T1">–</text:span> Да, с утра они устраивали регрессное тестирование бизнес-блока. Стасу что-то там не понравилось в ответах.</text:p>
      <text:p text:style-name="P6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7">Алекс, наконец, разобрался с пакетами, закрыл шкафчик и пошёл к выходу. Я, ч</text:p>
      <text:p text:style-name="P67">уть поотстав, прошёл за ним до холла.</text:p>
      <text:p text:style-name="P6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7">Я присел на диванчик рядом с плащём, сделал вид, что читаю смски, и тихо произнёс в воздух перед собой:</text:p>
      <text:p text:style-name="P6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7">Дискорд хрустнул газетой, подтверждая, что информация услышана. Я спрятал телефон, встал и направился к <text:s/>стойке охраны…</text:p>
      <text:p text:style-name="P67">… Через пару минут мы встретились в коридоре у стенда с достижениями корпорации.</text:p>
      <text:p text:style-name="P67">– Ты точно уверен, что Селестия где-то здесь?</text:p>
      <text:p text:style-name="P6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7">– Если уж на то пошло, никто не обещал, что она будет человеком. Она может оказаться, скажем, какой-нибудь собачкой. Хм... Женского пола.</text:p>
      <text:p text:style-name="P67">– Дискорд!</text:p>
      <text:p text:style-name="P67">– Ась? – Дискорд с отсутствующим выражением лица изучал вехи становления компании, от начала века и до наших дней.</text:p>
      <text:p text:style-name="P6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text:soft-page-break/>Наоборот, в его интересах оставить всё как есть. С Луной, учитывая её прошлое, ему будет легче договориться.</text:p>
      <text:p text:style-name="P6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7">– Пора. Перерыв закончился, все, в основном, уже сидят на своих местах.</text:p>
      <text:p text:style-name="P67">– Что ж, веди меня, мой фюрер! – Дискорд при этом выпрямился, нахмурился и комично кинул зигу.</text:p>
      <text:p text:style-name="P6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7">– Неа, не тут.</text:p>
      <text:p text:style-name="P67">Мы спустились на этаж ниже. Там повторилась та же история. И на следующем так же.</text:p>
      <text:p text:style-name="P67">В конце-концов, на пятом этаже Дискорд с шумом втянул в себя воздух, поднял вверх палец и заявил, повернувшись ко мне:</text:p>
      <text:p text:style-name="P67">– О!</text:p>
      <text:p text:style-name="P67">– Ты что-то чувствуешь?</text:p>
      <text:p text:style-name="P67">– Не что-то, а именно её! Ай! – Дискорд высвободил руку из закрывшихся створок дверей. – Селестию, то бишь! Сейчас мы её в два счёта разыщем!</text:p>
      <text:p text:style-name="P67">–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6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7">Мы уже заканчивали осмотр этажа, когда Дискорд внезапно остановился перед стеклянными дверями.</text:p>
      <text:p text:style-name="P67">– А что находится за этой дверью? Почему ты не открываешь её?</text:p>
      <text:p text:style-name="P67">– Там серверная. Моя карточка эту дверь не откроет, туда есть доступ только у нашей сисадминши. Но там и искать нечего, видишь — пусто, людей нет.</text:p>
      <text:p text:style-name="P67">Дискорд уставился в тёмный проём, в глубине которого мигали огоньки маршрутизаторов.</text:p>
      <text:p text:style-name="P67">Щека у него дёрнулась. Я проследил за его взглядом и обнаружил в углу серверную стойку, сбоку которой на крючке висела дамская сумочка.</text:p>
      <text:p text:style-name="P67">– Ты что-то чувствуешь?</text:p>
      <text:p text:style-name="P67">– Нет! – Дискорд отвёл взгляд и пошёл дальше.</text:p>
      <text:p text:style-name="P67">Остаток этажа не принёс в поиски ничего нового.</text:p>
      <text:p text:style-name="P68">***</text:p>
      <text:p text:style-name="P67">Наша компания поглощала ужин, приготовленный девушками, когда Дискорд хлопнул себя по лбу и крикнул:</text:p>
      <text:p text:style-name="P67">– Знаю!</text:p>
      <text:p text:style-name="P67">Эпплджек прекратила рассказывать о своих впечатлениях от интернета и все повернулись к Дискорду.</text:p>
      <text:p text:style-name="P67">Он продолжил.</text:p>
      <text:p text:style-name="P6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text:soft-page-break/>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7">– Да ну? – усомнилась Эпплджек. – С каких это пор?</text:p>
      <text:p text:style-name="P6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7">– Ой! – Флаттершай прикрыла рот рукой и с ужасом посмотрела на Эпплджек.</text:p>
      <text:p text:style-name="P6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7">Я понял, что Дискорд уже всё решил. Что ж, возможно, так будет лучше.</text:p>
      <text:p text:style-name="P67">– Ты собираешься уехать?</text:p>
      <text:p text:style-name="P67">–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67">– А как…</text:p>
      <text:p text:style-name="P67">– Не изволь беспокоиться, я и не в таких мирах бывал, – перебил меня Дискорд. –</text:p>
      <text:p text:style-name="P71"/>
      <text:p text:style-name="P67"><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1"/>
      <text:p text:style-name="P67"><text:s/>Пхе! Денег мне не надо — сам раздобуду. Главное — не уходите далеко от коридора. Ко времени перехода я вернусь. Или раньше.</text:p>
      <text:p text:style-name="P67"/>
      <text:h text:style-name="P139" text:outline-level="2">Безнадёжность</text:h>
      <text:p text:style-name="P71">&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6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67">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text:soft-page-break/>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8">***</text:p>
      <text:p text:style-name="P6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7"><text:span text:style-name="T9">&lt;</text:span><text:span text:style-name="T20">подать фонарь под другим сосусом</text:span><text:span text:style-name="T9">&gt;</text:span> </text:p>
      <text:p text:style-name="P6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67">– Да, у меня тоже было такое чувство, что он хочет от нас избавиться. Но он же объяснил, почему. Или ты думаешь, что?..</text:p>
      <text:p text:style-name="P6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7">– Надо же! У меня были такие же мысли ещё в самом начале. Ты тоже считаешь, что он хочет вернуть себе статус правителя Эквестрии?</text:p>
      <text:p text:style-name="P67">Что считала Жанна, я услышать не успел. Внезапно её лицо исказила гримаса ужаса, она прижала ладони к лицу и крикнула:</text:p>
      <text:p text:style-name="P67">– Берегись!!!</text:p>
      <text:p text:style-name="P6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7">В голове звенело.</text:p>
      <text:p text:style-name="P6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7"><text:soft-page-break/>– Он х-хотел тебя ут-топить. – Жанна схватила отломанную руку снеговика и закинула её в полынью.</text:p>
      <text:p text:style-name="P67">Я покачал головой. </text:p>
      <text:p text:style-name="P6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67">Так вот, что я тебе скажу — это всё не так! Это не совпадения! Не бывает таких совпадений. Тебя кто-то или что-то хочет убить.</text:p>
      <text:p text:style-name="P67">– Жанна, но снеговик… Это смешно! Убить снеговиком — это самый нелепый способ убийства, о котором можно себе представить!</text:p>
      <text:p text:style-name="P67">И тут до меня дошло.</text:p>
      <text:p text:style-name="P67">Самый нелепый! Самый глупый и невообразимый! Всё сходится! Точно!</text:p>
      <text:p text:style-name="P6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7">Я осмотрел прибрежные кусты. В тусклом свете фонаря их силуэты казались изготовившимися к броску химерами.</text:p>
      <text:p text:style-name="P67">– Пойдём отсюда, Жанна. Тут опасно находиться.</text:p>
      <text:p text:style-name="P6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7">Когда я бросил последний взгляд на озеро, мне показалось, что из-подо льда нас провожали злые глазки снеговика.</text:p>
      <text:p text:style-name="P67"/>
      <text:h text:style-name="P139" text:outline-level="2">След?</text:h>
      <text:p text:style-name="P103"/>
      <text:p text:style-name="P67"><text:span text:style-name="T9">&lt;</text:span><text:span text:style-name="T20">сначала эпизод - проверка сумки в серверной</text:span><text:span text:style-name="T9">&gt;</text:span></text:p>
      <text:p text:style-name="P67"><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6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7">– Анджела, можно тебя на секундочку?</text:p>
      <text:p text:style-name="P67"><text:soft-page-break/>– Да? – Она захлопнула книгу <text:span text:style-name="T9">&lt;</text:span><text:span text:style-name="T20">“Последний Единорог” Питера Бигла</text:span><text:span text:style-name="T9">&gt;</text:span> и повернулась ко мне.</text:p>
      <text:p text:style-name="P67">– Я тут проходил мимо серверной и заметил, что там висит сумка. Кто-то забыл, наверное. Надо бы разослать на офис извещение о находке.</text:p>
      <text:p text:style-name="P6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7">–Так это твоя?</text:p>
      <text:p text:style-name="P67">– Если чёрная кожаная, с заклёпками — то моя. Хотя в серверной чужой быть и не должно.</text:p>
      <text:p text:style-name="P67">– Чёрная. С заклёпками. – Я всматривался в Анджелу, но рассмотреть в чёрненькой фигуристой девушке Селестию у меня плохо получалось.</text:p>
      <text:p text:style-name="P67">– Что ты на меня так смотришь? У меня там вымазано? – Анджела попыталась, изогнувшись, заглянуть себе за плечо.</text:p>
      <text:p text:style-name="P67">– Да нет, всё в порядке, не волнуйся. А тебе, часом, никогда не снилось, что у тебя есть копыта, рог и крылья?</text:p>
      <text:p text:style-name="P6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1"/>
      <text:p text:style-name="P67"><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71"/>
      <text:p text:style-name="P6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7">На том и остановились.</text:p>
      <text:p text:style-name="P67"/>
      <text:p text:style-name="P67"><text:span text:style-name="T9">&lt;</text:span><text:span text:style-name="T20">Расширить сцену в кафе. Ожидание, подьём и… падение ожиданий</text:span><text:span text:style-name="T9">&gt;</text:span></text:p>
      <text:p text:style-name="P67"/>
      <text:p text:style-name="P68">***</text:p>
      <text:p text:style-name="P67">На кухне за столиком сидели две девушки и сочиняли письмо.</text:p>
      <text:p text:style-name="P6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7">– Вот теперь другое дело! – Эпплджек выставила листок на свет, любуясь написанным.</text:p>
      <text:p text:style-name="P67">– А ты уверена, что так можно? – робко встряла Флаттершай. – “Дёшевый охламон” не похоже на вежливое приветствие.</text:p>
      <text:p text:style-name="P67"><text:soft-page-break/>– Ещё как похоже! Я с Биг Маком так всегда здороваюсь, когда он, перебрав маленько сидра, заявляется под утро со следами помады на шее.</text:p>
      <text:p text:style-name="P67">– А-а-а. Ну ладно. А разве “мы б тебя век не видели, если б не принцесса”...</text:p>
      <text:p text:style-name="P6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7">Эпплджек выхватила листок и начала править текст.</text:p>
      <text:p text:style-name="P67">– Так… Так… И вот так! Теперь порядок! – Эпплджек вернула листок Флаттершай.</text:p>
      <text:p text:style-name="P6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7">–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67">– Угу. Лес в последнее время совсем чужой стал. Даже Энджел опасался в него выходить. Не говоря уже о Гарри.</text:p>
      <text:p text:style-name="P67">– Что-то мне это напоминает.</text:p>
      <text:p text:style-name="P67">– Что?</text:p>
      <text:p text:style-name="P6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7">– Агась, вырвался бы он, если бы не я. Дай-ка сюда письмо...</text:p>
      <text:p text:style-name="P67"><text:soft-page-break/>– “...хорошо, что рядом была Эпплджек и спасла его...”. – Так годится?</text:p>
      <text:p text:style-name="P67">– Пожалуй, да.</text:p>
      <text:p text:style-name="P6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7">Флаттершай обернулась вслед Эпплджек и тайком дописала: ”Приезжай скорее, дорогой друг, мне так тоскливо без тебя. Твоя Флатти”.</text:p>
      <text:p text:style-name="P67">– Да-да, я мигом! – <text:span text:style-name="T1">д</text:span>евушка схватила листок бумаги и помчалась к ноутбуку.</text:p>
      <text:p text:style-name="P67"/>
      <text:h text:style-name="P139" text:outline-level="2">Озарение</text:h>
      <text:p text:style-name="P67"/>
      <text:p text:style-name="P67"><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6"/>
      <text:p text:style-name="P8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6"/>
      <text:p text:style-name="P82">Разговор не клеился.</text:p>
      <text:p text:style-name="P8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6"><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6"><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6"><text:span text:style-name="T9">– </text:span>Ну хорошо. Убедила. В конце-концов, можем поступить так. Вы с Флатти вернётесь обратно а я продолжу поиски здесь.</text:p>
      <text:p text:style-name="P86"><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6"><text:soft-page-break/><text:span text:style-name="T9">– </text:span>Вы можете связываться со мной раз в месяц по коридору.</text:p>
      <text:p text:style-name="P86"><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6"><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6">Эпплджек недоверчиво хмыкнула.</text:p>
      <text:p text:style-name="P86"><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6"><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6"><text:span text:style-name="T9">– </text:span>Конечно оставаться. Кто ещё, кроме нас, может найти её?</text:p>
      <text:p text:style-name="P86"><text:span text:style-name="T9">– </text:span>Я думал, ты не сможешь оставить Энджела и всех остальных надолго.</text:p>
      <text:p text:style-name="P86"><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1"><text:span text:style-name="T9">– </text:span>Извини, Флаттершай, забылся.</text:p>
      <text:p text:style-name="P91"><text:span text:style-name="T9">– </text:span>Та ладно, я ж не против, – возразила Эпплджек. – Не парься, Флатти. Было б хуже, если б он <text:s/>назвал меня Эпплджек на людях.</text:p>
      <text:p text:style-name="P91"><text:span text:style-name="T9">– </text:span>Ты так... – запнулась Флаттершай. – Так быстро забыла свою ферму. И...</text:p>
      <text:p text:style-name="P91"><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1"><text:span text:style-name="T9">– </text:span>Как ты можешь так говорить? – расплакалась Флаттершай.</text:p>
      <text:p text:style-name="P91"><text:span text:style-name="T9">– </text:span>Эй, девушки, не ссорьтесь! Мы — одна команда! И надеюсь, останемся ею и в дальнейшем. </text:p>
      <text:list xml:id="list5428022887051133109" text:style-name="L5">
        <text:list-header>
          <text:p text:style-name="P15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1"><text:span text:style-name="T9">– </text:span>А если нет? – Эпплджек смотрела мне мне прямо в глаза.</text:p>
      <text:list xml:id="list42187926" text:continue-numbering="true" text:style-name="L5">
        <text:list-header>
          <text:p text:style-name="P152">Я молча пожал плечами. Эпплджек уверенно продолжила.</text:p>
        </text:list-header>
      </text:list>
      <text:p text:style-name="P91"><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1"><text:span text:style-name="T9">– </text:span>Спасибо, ЭйДжей.</text:p>
      <text:p text:style-name="P91"><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179571" text:continue-numbering="true" text:style-name="L5">
        <text:list-header>
          <text:p text:style-name="P152">Флаттершай пробормотала нечто, показавшееся мне знакомым.</text:p>
        </text:list-header>
      </text:list>
      <text:p text:style-name="P91"><text:span text:style-name="T9">– </text:span>Флатти, ты что-то сказала? Я не расслышал.</text:p>
      <text:p text:style-name="P91"><text:span text:style-name="T9">– </text:span>Намерение Изменяет Реальность.</text:p>
      <text:p text:style-name="P91"><text:span text:style-name="T9">– </text:span>Эээ. А где ты слышала эту фразу, если не секрет?</text:p>
      <text:p text:style-name="P91"><text:soft-page-break/><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193598" text:continue-numbering="true" text:style-name="L5">
        <text:list-header>
          <text:p text:style-name="P152">У меня как будто вспыхнула лампочка в мозгу. Кирпичики быстро выстраивались в целостную картину. Я ринулся в прихожую.</text:p>
        </text:list-header>
      </text:list>
      <text:p text:style-name="P91"><text:span text:style-name="T9">– </text:span>Флатти, ЭйДжей, буду через час. Ждите!</text:p>
      <text:p text:style-name="P86"/>
      <text:h text:style-name="P140" text:outline-level="2">Почти.</text:h>
      <text:p text:style-name="P104"/>
      <text:p text:style-name="P91">В офисе меня встретил лыбящийся Стас.</text:p>
      <text:p text:style-name="P9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1">Я уставился на Стаса и он, захлёбываясь от торопливости, начал <text:span text:style-name="T9">расказывать</text:span>.</text:p>
      <text:p text:style-name="P9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1">– Ты его уничтожил?</text:p>
      <text:p text:style-name="P91">– Кого?</text:p>
      <text:p text:style-name="P91">– Этический модуль. Селестию.</text:p>
      <text:p text:style-name="P9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1">– Ты его уничтожил?</text:p>
      <text:p text:style-name="P9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1">– То есть, на домашнем компьютере Влада модуль работает и дальше?</text:p>
      <text:p text:style-name="P91">– Ага. К нему-то у меня доступа нету. Но в кластер к Нексусу он больше не пролезет.</text:p>
      <text:p text:style-name="P91">– Спасибо, Стас. Ты молодец.</text:p>
      <text:p text:style-name="P91">Ниточка, чуть было не прервавшаяся в офисе, повела в квартиру Влада.</text:p>
      <text:p text:style-name="P91"/>
      <text:h text:style-name="P140" text:outline-level="2">Дискорд</text:h>
      <text:p text:style-name="P103"/>
      <text:p text:style-name="P104">Девушки поспешно собирались, пока я растолковывал им задачу.</text:p>
      <text:p text:style-name="P104"><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4"><text:span text:style-name="T9">– </text:span>Это тот твой приятель, который разбился с полгода назад? – спросила Эпплджек.</text:p>
      <text:p text:style-name="P104"><text:span text:style-name="T9">– </text:span>Да, это он.</text:p>
      <text:p text:style-name="P104"><text:soft-page-break/><text:span text:style-name="T9">– </text:span>А как мы попадём в его квартиру? Там сейчас кто-то живёт? – Флаттершай прыгала на одной ноге, натягивая кед.</text:p>
      <text:p text:style-name="P104"><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5">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text:span><text:span text:style-name="T20">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05">Я поднёс брелок пропуска к домофону, но дверь подъезда не открылась. Замигала красная лампочка и зажужжал зуммер.</text:p>
      <text:p text:style-name="P105">Я выругался.</text:p>
      <text:p text:style-name="P105"><text:span text:style-name="T9">– </text:span>Макс, что случилось? У нас проблемы?</text:p>
      <text:p text:style-name="P105"><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5"><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5"><text:span text:style-name="T9">– </text:span>Нет нужды. Лучше станьте-ка сзади меня так, чтобы заслонить от этих бабулек и от вооон той камеры наблюдения.</text:p>
      <text:list xml:id="list3776563314356624957" text:style-name="L6">
        <text:list-header>
          <text:p text:style-name="P15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1">Раздался лёгкий «кряк» и дверь подалась.</text:p>
      <text:p text:style-name="P126"><text:span text:style-name="T9">– </text:span>Девушки, заходим.</text:p>
      <text:p text:style-name="P8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1">Прихожая встретила нас толстым слоем пыли. Мы тихонько прошли внутрь и я закрыл дверь изнутри.</text:p>
      <text:p text:style-name="P86"><text:span text:style-name="T1">Компьютер</text:span> стоял там же, где и обычно <text:span text:style-name="T1">— в личном кабинете Влада на столе у окна.</text:span></text:p>
      <text:p text:style-name="P126"><text:span text:style-name="T9">– </text:span>Макс, тут окно разбито! И верёвка какая-то висит. – крикнула Флаттершай из кухни.</text:p>
      <text:p text:style-name="P126"><text:span text:style-name="T9">– </text:span>Оставь, Флатти, не сейчас! – отмахнулся я.</text:p>
      <text:p text:style-name="P133">Лампочка питания на ноутбуке горела, <text:s/>но подключенный монитор оставался тёмным. Я постучал по пробелу, но безрезультатно.</text:p>
      <text:p text:style-name="P126"><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26"><text:span text:style-name="T9">– </text:span>Монитор выключен. – <text:s/>раздалось из угла. Кресло с высокой спинкой повернулось, открыв нашим взорам Дискорда. </text:p>
      <text:p text:style-name="P12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6">Он приподнял панамку, дурашливо здороваясь.</text:p>
      <text:p text:style-name="P126"><text:span text:style-name="T9">– </text:span>Оп-па! – пробормотала Эпплджек. – Нежданчик!</text:p>
      <text:p text:style-name="P126"><text:span text:style-name="T9">– </text:span>Ты, я вижу, времени не терял, – моя рука под прикрытием стола медленно тянулась к тяжёлой фарфоровой кружке, стоящей на краю.</text:p>
      <text:p text:style-name="P106"><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6"><text:span text:style-name="T9">– </text:span>А почему ты вообще решил искать нас тут? – спросила Эпплджек. – Приехал бы домой. Мы б тебя чаем напоили.</text:p>
      <text:p text:style-name="P106"><text:span text:style-name="T9">– </text:span>Видишь ли, дорогая Эй-Джей, я с самого начала знал, где находится наша уважаемая принцесса, а времени в обрез, так что...</text:p>
      <text:p text:style-name="P114">В проёме дверей появилась Флаттершай.</text:p>
      <text:p text:style-name="P106"><text:span text:style-name="T9">– </text:span>С кем это вы тут разговариваете?</text:p>
      <text:list xml:id="list816459557326357505" text:style-name="L7">
        <text:list-header>
          <text:p text:style-name="P14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4">Оглушённый Дискорд попытался было отъехать на кресле в сторону, но я припёр его стулом к стенке.</text:p>
      <text:p text:style-name="P106">– Жанна, Флатти, хватайте ноут и на выход! Я с ним разберусь! Не теряйте вре...!</text:p>
      <text:p text:style-name="P106">– ТЫ ИДИО...!!!</text:p>
      <text:p text:style-name="P106">Дискорд <text:s/>зорал одновременно со мной, прикрываясь от меня руками, когда раздался оглушительный</text:p>
      <text:p text:style-name="P106">...</text:p>
      <text:p text:style-name="P107">БАХ!!!</text:p>
      <text:p text:style-name="P106">…</text:p>
      <text:p text:style-name="P10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6">На лице Дискорда появилось удивлённо-мечтательное выражение и он вырубился.</text:p>
      <text:p text:style-name="P126"/>
      <text:h text:style-name="P139" text:outline-level="2"><text:soft-page-break/>Селестия</text:h>
      <text:p text:style-name="P126"/>
      <text:p text:style-name="P10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6">Включенный монитор показал схематическое изображение Селестиии, </text:p>
      <text:p text:style-name="P127">&gt;\<text:span text:style-name="T1">Привет, Селестия. Это Макс. Как себя чувствуешь?</text:span></text:p>
      <text:p text:style-name="P127">&lt;\<text:span text:style-name="T1">Макс? МАКС??? МА-А-А-АКС!!! НАКОНЕЦ-ТО! КАК Я РАДА ТЕБЯ СЛЫШАТЬ! </text:span></text:p>
      <text:p text:style-name="P127">&gt;\<text:span text:style-name="T1">Я рад, что нашёл тебя, Тия.</text:span></text:p>
      <text:p text:style-name="P12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7">&gt;\<text:span text:style-name="T1">Тия, я сейчас подключу микрофон и колонки, и мы сможем общаться более удобно.</text:span></text:p>
      <text:p text:style-name="P126">…</text:p>
      <text:p text:style-name="P126">– Привет опять. Как ты меня слышишь?</text:p>
      <text:p text:style-name="P12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7">– <text:span text:style-name="T1">Могу себе представить. Как-то раз я провёл три часа камере сенсорной депривации. Мне не понравилось.</text:span></text:p>
      <text:p text:style-name="P126">– Эммм... Ваше Высочество, вы в порядке? Мы так рады, что наконец-то нашли Вас! – вклинилась в разговор Эпплджек.</text:p>
      <text:p text:style-name="P126">– Кто тут? Макс, кто ещё с тобой?</text:p>
      <text:p text:style-name="P127"><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7">– <text:span text:style-name="T1">Девочки? Я рада вас слышать. А Твайлайт нет рядом?</text:span></text:p>
      <text:p text:style-name="P12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6">При этих словах Дискорд замычал и задёргался. Эпплджек нахмурилась и проверила верёвки, привязывающие его к спинке стула.</text:p>
      <text:p text:style-name="P12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6">– Ноутбук — так называется место, где я нахожусь сейчас? А кто это мычит?</text:p>
      <text:p text:style-name="P12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6">– О, духи предков, но зачем??? Почему у него кляп во рту?</text:p>
      <text:p text:style-name="P126">– Мы связали его. Он нас предал. И тебя. И Эквестрию. Всех.</text:p>
      <text:p text:style-name="P126">При этих словах Эпплджек и Флаттершай непонимающе уставились на меня, а Дискорд протестующе замычал.</text:p>
      <text:p text:style-name="P126">Я начал рассказывать о своих догадках, и непонимающее выражение на лицах девушек сменилось удивлением.</text:p>
      <text:p text:style-name="P12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6"><text:soft-page-break/>– А зачем тогда ты приложила его книгой? – непонимающе уставился я на неё.</text:p>
      <text:p text:style-name="P126">– Потому что ты напал на него. Я и подумала — тебе виднее. И подсобила.</text:p>
      <text:p text:style-name="P126">Флаттершай отрицающе мотнула головой.</text:p>
      <text:p text:style-name="P126">– Не может Дискорд быть предателем. Он мой друг.</text:p>
      <text:p text:style-name="P126">Дискорд благодарственно замычал и закивал головой.</text:p>
      <text:p text:style-name="P12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6">Дискорд завёл глаза на лоб и обречённо завыл.</text:p>
      <text:p text:style-name="P126">– Макс, постой. Дай мне поговорить с ним. – сказала Селестия. – Не могу поверить, что Дискорд на такое пошёл.</text:p>
      <text:p text:style-name="P126">– Ну хорошо. Поговори. Послушаем, что он скажет.</text:p>
      <text:p text:style-name="P126">Я красноречиво покачал кулак перед его носом и вытащил кляп.</text:p>
      <text:p text:style-name="P126">...</text:p>
      <text:p text:style-name="P115">–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15">– Это я-то устраиваю цирк?!! ДА ТЫ НА СЕБЯ ПОСМОТРИ, КЛОУН!!! На людей кидаешься, чашками бросаешься, вон, мне нос разбил! Дерёшься...</text:p>
      <text:p text:style-name="P115">Я угрожающе поднёс тряпку к лицу Дискорда.</text:p>
      <text:p text:style-name="P115">– Ещё одно слово в таком тоне, и ты заткнёшься, а мы уйдём в Эквестрию без тебя!</text:p>
      <text:p text:style-name="P11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5">Дискорд демонстративно закрыл рот и посвистывая уставился в потолок.</text:p>
      <text:p text:style-name="P115">Разговор зашёл в тупик.</text:p>
      <text:p text:style-name="P118"/>
      <text:p text:style-name="P119">На мониторе высветился текст:</text:p>
      <text:p text:style-name="P11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9"/>
      <text:p text:style-name="P119">Из колонок послышался лёгкий шорох.</text:p>
      <text:p text:style-name="P115">– Дик, сейчас не время для ссор. – голос Селестии был мягким, но настойчивым. – Мы в одной лодке.</text:p>
      <text:p text:style-name="P115">– Тебе легко говорить! Тебе не разбивали нос и не оскорбляли угрозами!</text:p>
      <text:p text:style-name="P115">– Ты должен понимать, что у Макса были все основания так себя вести. Твоё поведение вызвало подозрения у него, ведь он мало тебя знает. </text:p>
      <text:p text:style-name="P115">К уговорам Селестии присоединилась Флаттершай.</text:p>
      <text:p text:style-name="P115">– Дискорд, миленький, прости его. Макс хороший. Он просто не знал, что ты тоже хороший...</text:p>
      <text:p text:style-name="P115">У Дискорда покраснели уши и он засмущался и заворчал.</text:p>
      <text:p text:style-name="P115"><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5">Я пропустил «дятла» мимо ушей.</text:p>
      <text:p text:style-name="P12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6">***</text:p>
      <text:p text:style-name="P11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5">Потому разбрасываться такой возможностью не стоит. Если уж тебе повезло оказаться в новом мире — исследуй его сполна!..</text:p>
      <text:p text:style-name="P116">***</text:p>
      <text:p text:style-name="P121">&lt;<text:span text:style-name="T21">сюда можно вставить похождения Дискорда — вторая неопубликованная глава. Первая — секс с Селестией</text:span>&gt;</text:p>
      <text:p text:style-name="P116">***</text:p>
      <text:p text:style-name="P119">– Развяжите мне, наконец, руки! Или хотя бы одну. Плечами жестикулировать неудобно.... </text:p>
      <text:p text:style-name="P119">Я развязал Дискорду левую руку.</text:p>
      <text:p text:style-name="P11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9">Дискорд принялся разминать затёкшее запястье.</text:p>
      <text:p text:style-name="P11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9">– Какое письмо, Корди? – вскинулась до этого зачарованно слушавшая Дискорда Флаттершай.</text:p>
      <text:p text:style-name="P119">– Ну ваше же! Вы с Эпплджек написали мне о своих мытарствах тут. Вежливо так написали, спасибо...</text:p>
      <text:p text:style-name="P119">Флаттершай покрылась пунцовыми пятнами.</text:p>
      <text:p text:style-name="P119">– Я... Мы... – тут она совсем стушевалась.</text:p>
      <text:p text:style-name="P119">– Так а почему ты сказал, что никто не уйдёт в Эквестрию? – наконец перебила Дискорда скучавшая до этого Эпплджек.</text:p>
      <text:p text:style-name="P119">Дискорд уставился на неё долгим взглядом, а потом хлопнул себя по лбу.</text:p>
      <text:p text:style-name="P119"><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5">(предполагалось, что он уволился, но, чтобы оставить ему путь к отступлению, назвали увольнение творческим отпуском)</text:span><text:span text:style-name="T9">&gt;</text:span></text:p>
      <text:p text:style-name="P119">– И что? – продолжила его мысль Эпплджек.</text:p>
      <text:p text:style-name="P119">–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19">– И?!! – до меня уже дошло, но Эпплджек продолжала тупить.</text:p>
      <text:p text:style-name="P119">– Короче, времени у нас осталось что-то около пятнадцати минут. Или около того. – заявил Дискорд, поднеся к глазам запястье с массивными часами.</text:p>
      <text:p text:style-name="P119">– СКОЛЬКО??? – воскликнули хором я и девушки.</text:p>
      <text:p text:style-name="P119">Дискорд открыл было рот, но его слова заглушил звонок в дверь.</text:p>
      <text:p text:style-name="P119">– ОТКРОЙТЕ, ПОЛИЦИЯ! Вам даётся полминуты, чтобы открыть дверь. Через тридцать секунд дверь будет выбита!</text:p>
      <text:p text:style-name="P11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9">Блядь!</text:p>
      <text:p text:style-name="P119">– На крышу, живо!!! Через окно на кухне! – зашипел Дискорд, отчаянно дёргая узлы свободной рукой.</text:p>
      <text:p text:style-name="P119">Эпплджек, одной рукой сгребя в охапку ноутбук, второй увлекая Флаттершай, кинулась на кухню.</text:p>
      <text:p text:style-name="P119">– А толку? Куда мы с крыши денемся? – спросил я растерянно. Дискорд только раздражённо зарычал в ответ.</text:p>
      <text:p text:style-name="P115">Дверь содрогнулась от мощного удара. Послышался стук падающей штукатурки. Я сломя голову кинулся на кухню.</text:p>
      <text:p text:style-name="P115">– Развяжи меня, идиот!!! – гаркнул вдогонку Дискорд.</text:p>
      <text:p text:style-name="P11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5">– Давай на крышу! Я догоню! – рявкнул он, освобождая вторую руку.</text:p>
      <text:p text:style-name="P115">От второго удара дверная коробка крякнула и наполовину въехала в коридор. </text:p>
      <text:p text:style-name="P11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5">Верёвка в кухонном окне дёргалась от движений лезущих по ней Флатти и Эпплджек. Я словил её рукой и стал на подоконник.</text:p>
      <text:p text:style-name="P115">Чёрт!</text:p>
      <text:p text:style-name="P11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5"><text:soft-page-break/>Но нет, триста тысяч чертей, раз девушки смогли – я тоже смогу!</text:p>
      <text:p text:style-name="P11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5">Я успел сократить расстояние до Эпплджек наполовину, когда девушки нашли решение.</text:p>
      <text:p text:style-name="P11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5">Я выдохнул.</text:p>
      <text:p text:style-name="P11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5">Чёрт! Чёрт! Чёрт! Чёрт!</text:p>
      <text:p text:style-name="P115">Бля!!!...</text:p>
      <text:p text:style-name="P115">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15"/>
      <text:h text:style-name="P139" text:outline-level="2">Назад, в Эквестрию</text:h>
      <text:p text:style-name="P115"/>
      <text:p text:style-name="P115">Долго паниковать не пришлось. </text:p>
      <text:p text:style-name="P115">Я почувствовал сильный рывок за шиворот и захват поперёк груди. </text:p>
      <text:p text:style-name="P115">– ОТПУСТИ ДЕВЧОНКУ!!! – загрохотало мне в ухо. Я открыл глаза.</text:p>
      <text:p text:style-name="P11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5"><text:soft-page-break/>Я чуть поднял глаза и уставился в чешуйчатую морду дракона.</text:p>
      <text:p text:style-name="P115">– Отпусти Эпплджек. Я её держу. – повторил Дискорд. – Мне сбалансироваться надо. Вы не такие уж и лёгкие.</text:p>
      <text:p text:style-name="P11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5">Наконец это ему удалось, и дальнейший подъём на крышу происходил в молчании.</text:p>
      <text:p text:style-name="P11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5">Флаттершай оторвала заплаканное лицо от моей ветровки.</text:p>
      <text:p text:style-name="P115">– Да-да, ты прав, Корди. Я готова.</text:p>
      <text:p text:style-name="P115">На длинной шее Дискорда разместились Эпплджек и Флаттершай. Я, для сохранения баланса, разместился позади крыльев.</text:p>
      <text:p text:style-name="P115">Дискорд расправил крылья и начал короткую пробежку к краю.</text:p>
      <text:p text:style-name="P12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5">И мы полетели навстречу закату.</text:p>
      <text:p text:style-name="P11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5">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1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5">– Пристегните ремни! – проревел Дискорд, резко ускоряясь. – Будет весело!!!</text:p>
      <text:p text:style-name="P11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5">– ЙУУУУУУУХХХУУУУУ!!! – заорал Дискорд, сложил крылья и врезался в шар.</text:p>
      <text:p text:style-name="P120">&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6" text:outline-level="1">Беседа за столиком в ночи</text:h>
      <text:p text:style-name="P88">Из-за заинтересованности Эквуса в Максе, тому не приходится прилагать усилий для 34 — на что ему указывает Анакорн</text:p>
      <text:p text:style-name="P9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text:soft-page-break/>тоже. Я же, до последнего вертя головой из вертикального положения, со всей дури чухнулся лбом о край коридора.</text:p>
      <text:p text:style-name="P9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6"><text:span text:style-name="T1">– </text:span>Анакорн. <text:span text:style-name="T1">– о</text:span>трекомендовался он. <text:span text:style-name="T9">– </text:span><text:span text:style-name="T1">Демиург.</text:span></text:p>
      <text:p text:style-name="P86"><text:span text:style-name="T1">– </text:span>П-привет. Макс. <text:span text:style-name="T1">– в</text:span> смятении представился я.</text:p>
      <text:p text:style-name="P8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1"/>
      <text:p text:style-name="P86"><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1"/>
      <text:p text:style-name="P8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6"><text:span text:style-name="T1">Юноша</text:span> закинул ногу за ногу и пытливо смотрел на меня, играя карандашём .</text:p>
      <text:p text:style-name="P86">Я совсем запутался.</text:p>
      <text:p text:style-name="P86"><text:span text:style-name="T1">– </text:span>Какая проблема? Какое решение? Кто ты <text:span text:style-name="T1">вообще</text:span>?</text:p>
      <text:p text:style-name="P86"><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text:soft-page-break/>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1">– Стоп, не торопись. – у меня голова пошла кругом от информации. – Я ничего не понял. Какие-такие проблемы? Какие варианты? Зачем его поддерживать?</text:p>
      <text:p text:style-name="P91">Анакорн недовольно поморщился, но продолжил.</text:p>
      <text:p text:style-name="P9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1"/>
      <text:p text:style-name="P9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3"/>
      <text:p text:style-name="P91"/>
      <text:p text:style-name="P91"/>
      <text:p text:style-name="P9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1"><text:soft-page-break/>На голограмме появилась солнечная система Эквуса. Почему-то в центре системы был сам Эквус. Вокруг него вращались солнце и луна.</text:p>
      <text:p text:style-name="P91">Анакорн плюхнулся обратно в кресло и схватился за голову. Потом, немного успокоившись, продолжил.</text:p>
      <text:p text:style-name="P9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1">Анакорн отпил из стакана и продолжил.</text:p>
      <text:p text:style-name="P9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1">Анакорн постучал по столику указкой. Солнечная система увеличилась, оставив в поле зрения только шар Эквуса.</text:p>
      <text:p text:style-name="P9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4">Ко мне наконец-то пришло понимание ситуации.</text:p>
      <text:p text:style-name="P9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1">Анакорн смутился.</text:p>
      <text:p text:style-name="P9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1"><text:soft-page-break/>(<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1"><text:span text:style-name="T18">– Сам ты раздолбай! – произнёс, наконец, Свирл</text:span>)</text:p>
      <text:p text:style-name="P91">… И создали вы его достаточно топорно — видишь, он трещит по швам.</text:p>
      <text:p text:style-name="P91">– Хмм. То есть, это брони создали Эквус?</text:p>
      <text:p text:style-name="P9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1">Я вспомнил события последнего года <text:span text:style-name="T9">&lt;</text:span>упомянуть в эпизоде на Терре, что МЛП-сериал закрылся год назад<text:span text:style-name="T9">&gt;</text:span></text:p>
      <text:p text:style-name="P9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1">Анакорн с такой силой сжал карандаш, что он хрустнул.</text:p>
      <text:p text:style-name="P9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1"/>
      <text:p text:style-name="P91"/>
      <text:p text:style-name="P8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8">– </text:p>
      <text:p text:style-name="P9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4">– Верни Рэйнбоу!!!</text:p>
      <text:p text:style-name="P94">Обломки карандаша выпали из кулака Анакорна на столик.</text:p>
      <text:p text:style-name="P94">– Э-э-э… м-м-м… ну-у-у... Нельзя сказать, что это совсем невыполнимо… Но, прямо скажу, задачка не для студента!</text:p>
      <text:p text:style-name="P94">– А ты студент?</text:p>
      <text:p text:style-name="P9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4"><text:soft-page-break/>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4">– Нет. Плата остаётся неизменной. Тут мы квиты. У меня тоже мало шансов помочь тебе — я не имею ни малейшего понятия, как это сделать.</text:p>
      <text:p text:style-name="P94">Ставшие почти прозрачными стены комнаты снова обрели материальность. Анакорн пожал плечами и протянул мне руку через столик.</text:p>
      <text:p text:style-name="P9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4">Я задумался.</text:p>
      <text:p text:style-name="P9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4">Анакорн почесал в затылке.</text:p>
      <text:p text:style-name="P94">– А кьютимарки? Как, <text:span text:style-name="T9">&lt;</text:span><text:span text:style-name="T25">чёрт</text:span><text:span text:style-name="T9">&gt;</text:span> меня побери, объяснить кьютимарки?</text:p>
      <text:p text:style-name="P94">– А кьютимарки ты сам даришь пони, когда распознаёшь их жизненное предназначение.</text:p>
      <text:p text:style-name="P9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4">Я пожал плечами.</text:p>
      <text:p text:style-name="P94">– А по-другому я не могу объяснить их появление. К сожалению.</text:p>
      <text:p text:style-name="P12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8">– Хорошо. Уболтал. Кьютимарки беру на себя. Так и знал, что мне самое трудное достанется!</text:p>
      <text:p text:style-name="P128"><text:soft-page-break/>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8">Анакорн проследил мой взгляд.</text:p>
      <text:p text:style-name="P128">– Нечего так смотреть. Если я стану применять магию вместо ловкости, теряется весь смысл упражнения... О, глянь-ка на Эквус!</text:p>
      <text:p text:style-name="P12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8"/>
      <text:p text:style-name="P130">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1"/>
      <text:p text:style-name="P13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0"/>
      <text:p text:style-name="P130"/>
      <text:p text:style-name="P128">Я опять задумался. В голове было пусто. Хотя, если подумать с точки зрения программиста, можно... Наверное можно, раз все предыдущее прокатило...</text:p>
      <text:p text:style-name="P129">–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9">– Не понял? Это как? Как ты совместишь разрушенную магическими войнами Эквестрию с романтически-сексуальным раем для попаданцев?</text:p>
      <text:p text:style-name="P129"><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9">Анакорн долго мусолил карандаш, а потом вдруг заржал.</text:p>
      <text:p text:style-name="P129"><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9"><text:soft-page-break/><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29">Анакорн примирительно похлопал меня по плечу.</text:p>
      <text:p text:style-name="P129"><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9">Я подозрительно посмотрел на Анакорна.</text:p>
      <text:p text:style-name="P129"><text:span text:style-name="T9">– </text:span>Какой ещё, нафиг, «мой фанфик»? Я никакого фанфика не писал. И не собираюсь, вообще-то.</text:p>
      <text:p text:style-name="P129">Анакорн ехидно ухмыльнулся и откинулся в кресле, переплетя пальцы за затылком.</text:p>
      <text:p text:style-name="P129"><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8"><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8"><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8"><text:span text:style-name="T9">– </text:span>Факн щит<text:note text:id="ftn13" text:note-class="footnote"><text:note-citation>13</text:note-citation><text:note-body><text:p text:style-name="P12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8">Анакорн развёл руками.</text:p>
      <text:p text:style-name="P128"><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8">Анакорн, глядя на мои терзания, понимающе кивнул и продолжил.</text:p>
      <text:p text:style-name="P91">– Эквусу позарез нужна помощь. И он надеется получить эту помощь от тебя. Видишь, он из кожи вон лезет, чтобы тебе понравиться.</text:p>
      <text:p text:style-name="P88">Он старался тебя рассмешить и показать себя с лучшей стороны. К сожалению, надлого его не хватило — к твоему прибытию он был на грани...</text:p>
      <text:p text:style-name="P91">Тебе не приходилось заботиться о жилье и питании, ты нравишься кобылкам...</text:p>
      <text:p text:style-name="P91">– Гм! Я бы попросил тебя не касаться моих отношений с Рэйнбоу!</text:p>
      <text:p text:style-name="P9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text:soft-page-break/>Эквуса нет в наличии самок твоего вида — вот он и пытался удовлетворить тебя хоть так. Поверь, ему очень нужна твоя помощь.</text:p>
      <text:p text:style-name="P91">У меня сердце буквально ухнуло куда-то вниз, в область желудка.</text:p>
      <text:p text:style-name="P9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1">– Та ладно, не утешай. Я не маленький ребёнок. Долг платежом красен. Сделаю то, что ты хочешь. Как сумею.</text:p>
      <text:p text:style-name="P9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1">Анакорн наблюдал за мной без улыбки. По его нейтральному выражению лица невозможно было догадаться, о чём он думает.</text:p>
      <text:p text:style-name="P91">– Ну вот и отлично. Рад, что мы наконец-то пришли к сделке.</text:p>
      <text:p text:style-name="P9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5">– Пора закругляться. Ты начинаешь сгорать. Надо утрясти последние детали, пока ещё есть пару минут.</text:p>
      <text:p text:style-name="P91">– Валяй. Я тебя внимательно слушаю.</text:p>
      <text:p text:style-name="P9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1">– А я разве сплю?</text:p>
      <text:p text:style-name="P91">– Сейчас — нет. Но как только мы закроем сделку — проснёшься. Потому что нет иного способа вернуть тебя в реальный мир.</text:p>
      <text:p text:style-name="P91">– Эээ, постой. А как я в Эквестрию и обратно возвращался?</text:p>
      <text:p text:style-name="P9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1">Так вот, возвращать тебя обратно в твой мир я не буду. </text:p>
      <text:p text:style-name="P91">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1"><text:soft-page-break/>–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1">– Ты ещё увидишь пару снов на прощание. Удачи!</text:p>
      <text:p text:style-name="P91"/>
      <text:p text:style-name="P96">&lt;<text:span text:style-name="T1">- Но если миры Эквестрии станут существовать — появятся и те из них, в которых тьма страданий, постапокалипсис.</text:span></text:p>
      <text:p text:style-name="P96"><text:span text:style-name="T1">- И это лучше, чем не существовать, поверь</text:span>&gt;</text:p>
      <text:p text:style-name="P92">***</text:p>
      <text:p text:style-name="P92"/>
      <text:p text:style-name="P91">&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1"/>
      <text:p text:style-name="P91">–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1">– Пожалста. – ответил я безучастно. – Всегда рад. Только Вам не нужно было ТАК распинаться, чтобы заручиться моей помощью.</text:p>
      <text:p text:style-name="P91">Селестия на мгновение смутилась, но продолжила.</text:p>
      <text:p text:style-name="P91">&lt;<text:span text:style-name="T20"> - Ты морочила мне яйца, чтобы заинтересовать? Всё, как Свирл указал?</text:span></text:p>
      <text:p text:style-name="P8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8">Я покачал головой.</text:p>
      <text:p text:style-name="P91"><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1">–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6"><text:soft-page-break/>&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5">Селестия кивнула, соглашаясь, и образ её начал меркнуть.</text:p>
      <text:p text:style-name="P120">– <text:span text:style-name="T1">Окей. Будь счастлив и... спасибо тебе за всё, Макс.</text:span></text:p>
      <text:p text:style-name="P115">…</text:p>
      <text:p text:style-name="P12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5">Он нахлобучил на себя невесть откуда взявшуюся двууголку.</text:p>
      <text:p text:style-name="P115">– Как вам это нравится, господа?! Дискорд — спаситель Эквестрии! А ведь звучит!!! Разрешите откланяться!..</text:p>
      <text:p text:style-name="P115"/>
      <text:list xml:id="list6233334577443906324" text:style-name="L8">
        <text:list-header>
          <text:p text:style-name="P154">(<text:span text:style-name="T27">Луна — как повелительница снов, слышала разговор Макса с Анакорном</text:span>)</text:p>
          <text:p text:style-name="P155"/>
        </text:list-header>
      </text:list>
      <text:p text:style-name="P116">***</text:p>
      <text:p text:style-name="P86"><text:span text:style-name="T1">–</text:span> Ты?..</text:p>
      <text:p text:style-name="P86"><text:span text:style-name="T1">–</text:span> Ты??!</text:p>
      <text:p text:style-name="P86"><text:span text:style-name="T1">–</text:span> Ты мне снишься??</text:p>
      <text:p text:style-name="P86"><text:span text:style-name="T1">–</text:span> Это ты мне снишься!!</text:p>
      <text:p text:style-name="P86"><text:span text:style-name="T1">–</text:span> Неважно… Пусть мы друг-другу снимся… Ты как, Дэш?</text:p>
      <text:p text:style-name="P86"><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27">- <text:span text:style-name="T1">Дэш, - сказал я, едва сдерживая слёзы, - ты самая крутая в мире пони! Ты победила смерть! Ты умерла и вернулась с того света!</text:span></text:p>
      <text:p text:style-name="P86"><text:span text:style-name="T23">- Точно? Ну офигеть! </text:span>А ты как?</text:p>
      <text:p text:style-name="P86"><text:span text:style-name="T1">–</text:span> И я в порядке. Вот, возвращаюсь в свой мир. Ну, не совсем в свой. Почти в свой.</text:p>
      <text:p text:style-name="P86"><text:span text:style-name="T1">–</text:span> Навсегда?</text:p>
      <text:p text:style-name="P86"><text:span text:style-name="T1">–</text:span> Скорее всего, да.</text:p>
      <text:p text:style-name="P86"><text:span text:style-name="T1">–</text:span> Это плохо. Я хотела тебе сказать…</text:p>
      <text:p text:style-name="P86"><text:span text:style-name="T1">–</text:span> Не надо, Дэш. Не стоит терзать себя. Мне тоже очень хотелось остаться. Но так надо. Мне очень жаль…</text:p>
      <text:p text:style-name="P8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6"><text:soft-page-break/><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6"><text:span text:style-name="T1">–</text:span> И тебя, и Твайлайт, и Рэрити, и Селестию, и всех-всех-всех… Таковы правила.</text:p>
      <text:p text:style-name="P86"><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6">Я опустил руку на шею Дэш и ощутил теплоту и лёгкое покалывание в пустоте.</text:p>
      <text:p text:style-name="P86"><text:span text:style-name="T9">–</text:span> Мне кажется, Дэш, <text:span text:style-name="T1">м</text:span>ы найдём способ связаться. Рано или поздно.</text:p>
      <text:p text:style-name="P86"><text:span text:style-name="T1">–</text:span> И лучше рано, чем поздно! Я не люблю ждать!</text:p>
      <text:p text:style-name="P86"><text:span text:style-name="T1">–</text:span> Да, Дэш. <text:span text:style-name="T1">–</text:span> её образ начал таять. <text:span text:style-name="T1">–</text:span> Да, я помню. Я всё ещё помню…</text:p>
      <text:p text:style-name="P86"/>
      <text:h text:style-name="P139" text:outline-level="2">Земля</text:h>
      <text:p text:style-name="P89">Музыкальная тема из бегущего по лезвию бритвы — <text:span text:style-name="T9">Mission impossible</text:span></text:p>
      <text:p text:style-name="P90">&lt;Ужас возвращения из тёплого волшебного мира друзей в холодную скучную реальность.&gt;</text:p>
      <text:p text:style-name="P8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3"><text:span text:style-name="T1">Я нашарил ногами тапки и пошёл в ванную. Проходя мимо стола, зацепился взглядом за</text:span> эскиз <text:span text:style-name="T1">рисунка</text:span>.</text:p>
      <text:p text:style-name="P8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4">Доставая из стола ключи от машины, опять наткнулся взглядом на эскиз.</text:p>
      <text:p text:style-name="P8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4">Назову-ка я фантазию «Последний фанфик».</text:p>
      <text:p text:style-name="P84"/>
      <text:p text:style-name="P84"/>
      <text:p text:style-name="P84"><text:soft-page-break/></text:p>
      <text:p text:style-name="P86"/>
      <text:p text:style-name="P86"/>
      <text:p text:style-name="P86"/>
      <text:p text:style-name="P8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6"/>
      <text:p text:style-name="P8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6"/>
      <text:p text:style-name="P86"/>
      <text:p text:style-name="P86"/>
      <text:p text:style-name="P86"/>
      <text:p text:style-name="P69"/>
      <text:p text:style-name="P67"><text:span text:style-name="T1">–</text:span> Запрыгивай <text:span text:style-name="T1">–</text:span> разгневанно фыркнула она и ткнулась в меня боком.</text:p>
      <text:p text:style-name="P6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6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7"><text:span text:style-name="T9">–</text:span> Держись! <text:span text:style-name="T9">–</text:span> <text:span text:style-name="T1">н</text:span>е успев процедить это сквозь сжатые зубы, Селестия пустилась вскачь.</text:p>
      <text:p text:style-name="P6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7">Выход был уже совсем рядом, когда нас встретила Луна.</text:p>
      <text:p text:style-name="P6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7"><text:soft-page-break/>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7">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67"/>
      <text:p text:style-name="P67"/>
      <text:p text:style-name="P67"/>
      <text:p text:style-name="P67"/>
      <text:p text:style-name="P6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09T22:00:11.80</dc:date>
    <meta:editing-duration>P90DT2H19M55S</meta:editing-duration>
    <meta:editing-cycles>5419</meta:editing-cycles>
    <meta:generator>OpenOffice/4.1.1$Win32 OpenOffice.org_project/411m6$Build-9775</meta:generator>
    <dc:creator>макс </dc:creator>
    <meta:document-statistic meta:table-count="0" meta:image-count="0" meta:object-count="0" meta:page-count="176" meta:paragraph-count="3613" meta:word-count="83802" meta:character-count="533634"/>
  </office:meta>
</office:document-meta>
</file>